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>
      <style:text-properties style:text-position=""/>
    </style:style>
    <style:style style:name="ce2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0"/>
  </office:automatic-styles>
  <office:body>
    <office:spreadsheet>
      <table:calculation-settings table:automatic-find-labels="false"/>
      <table:table table:name="DeathsByAgeSex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ource: P0309.3 2016, p77 – 2011 deaths</text:p>
          </table:table-cell>
          <table:table-cell table:style-name="Default" table:number-columns-repeated="4"/>
          <table:table-cell table:style-name="Default" office:value-type="string" calcext:value-type="string">
            <text:p>Adjusted for unspecified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Adjusted for under-reporting</text:p>
          </table:table-cell>
          <table:table-cell table:style-name="Default"/>
          <table:table-cell table:style-name="Default" office:value-type="string" calcext:value-type="string">
            <text:p>&lt;5 adjusted by ratio to 54250 for Census2011 (Source: Bamford et al. SAMJ, March 2018, Vol. 108, (3 Suppl 1), p. S28.) Adult mortality considered 94% complete – P0309.3 2011)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sp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58" calcext:value-type="float">
            <text:p>14,958</text:p>
          </table:table-cell>
          <table:table-cell office:value-type="float" office:value="13265" calcext:value-type="float">
            <text:p>13,265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3]" office:value-type="float" office:value="0" calcext:value-type="float">
            <text:p>0</text:p>
          </table:table-cell>
          <table:table-cell table:formula="of:=[.B3]+[.B$23]/20+[.$D3]/2+[.$D$23]/40" office:value-type="float" office:value="15293.55" calcext:value-type="float">
            <text:p>15,294</text:p>
          </table:table-cell>
          <table:table-cell table:formula="of:=[.C3]+[.C$23]/20+[.$D3]/2+[.$D$23]/40" office:value-type="float" office:value="13564.15" calcext:value-type="float">
            <text:p>13,564</text:p>
          </table:table-cell>
          <table:table-cell/>
          <table:table-cell table:formula="of:=54250/SUM([.G3:.H4])" office:value-type="float" office:value="1.38416161904811" calcext:value-type="float">
            <text:p>1.384161619</text:p>
          </table:table-cell>
          <table:table-cell table:formula="of:=[.F3]" office:value-type="float" office:value="0" calcext:value-type="float">
            <text:p>0</text:p>
          </table:table-cell>
          <table:table-cell table:formula="of:=[.G3]*[.$J$3]" office:value-type="float" office:value="21168.7449289931" calcext:value-type="float">
            <text:p>21,169</text:p>
          </table:table-cell>
          <table:table-cell table:formula="of:=[.H3]*[.$J$3]" office:value-type="float" office:value="18774.9758250114" calcext:value-type="float">
            <text:p>18,7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58" calcext:value-type="float">
            <text:p>5,358</text:p>
          </table:table-cell>
          <table:table-cell office:value-type="float" office:value="4800" calcext:value-type="float">
            <text:p>4,80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4]" office:value-type="float" office:value="4" calcext:value-type="float">
            <text:p>4</text:p>
          </table:table-cell>
          <table:table-cell table:formula="of:=[.B4]+[.B$23]/20+[.$D4]/2+[.$D$23]/40" office:value-type="float" office:value="5465.05" calcext:value-type="float">
            <text:p>5,465</text:p>
          </table:table-cell>
          <table:table-cell table:formula="of:=[.C4]+[.C$23]/20+[.$D4]/2+[.$D$23]/40" office:value-type="float" office:value="4870.65" calcext:value-type="float">
            <text:p>4,871</text:p>
          </table:table-cell>
          <table:table-cell table:number-columns-repeated="2"/>
          <table:table-cell table:formula="of:=[.F4]" office:value-type="float" office:value="4" calcext:value-type="float">
            <text:p>4</text:p>
          </table:table-cell>
          <table:table-cell table:formula="of:=[.G4]*[.$J$3]" office:value-type="float" office:value="7564.51245617885" calcext:value-type="float">
            <text:p>7,565</text:p>
          </table:table-cell>
          <table:table-cell table:formula="of:=[.H4]*[.$J$3]" office:value-type="float" office:value="6741.76678981665" calcext:value-type="float">
            <text:p>6,7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76" calcext:value-type="float">
            <text:p>2,376</text:p>
          </table:table-cell>
          <table:table-cell office:value-type="float" office:value="2053" calcext:value-type="float">
            <text:p>2,0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]" office:value-type="float" office:value="9" calcext:value-type="float">
            <text:p>9</text:p>
          </table:table-cell>
          <table:table-cell table:formula="of:=[.B5]+[.B$23]/20+[.$D5]/2+[.$D$23]/40" office:value-type="float" office:value="2464.05" calcext:value-type="float">
            <text:p>2,464</text:p>
          </table:table-cell>
          <table:table-cell table:formula="of:=[.C5]+[.C$23]/20+[.$D5]/2+[.$D$23]/40" office:value-type="float" office:value="2104.65" calcext:value-type="float">
            <text:p>2,105</text:p>
          </table:table-cell>
          <table:table-cell/>
          <table:table-cell office:value-type="float" office:value="0.94" calcext:value-type="float">
            <text:p>0.94</text:p>
          </table:table-cell>
          <table:table-cell table:formula="of:=[.F5]" office:value-type="float" office:value="9" calcext:value-type="float">
            <text:p>9</text:p>
          </table:table-cell>
          <table:table-cell table:formula="of:=[.G5]/[.$J$5]" office:value-type="float" office:value="2621.32978723404" calcext:value-type="float">
            <text:p>2,621</text:p>
          </table:table-cell>
          <table:table-cell table:formula="of:=[.H5]/[.$J$5]" office:value-type="float" office:value="2238.98936170213" calcext:value-type="float">
            <text:p>2,2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08" calcext:value-type="float">
            <text:p>2,108</text:p>
          </table:table-cell>
          <table:table-cell office:value-type="float" office:value="1816" calcext:value-type="float">
            <text:p>1,81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]" office:value-type="float" office:value="14" calcext:value-type="float">
            <text:p>14</text:p>
          </table:table-cell>
          <table:table-cell table:formula="of:=[.B6]+[.B$23]/20+[.$D6]/2+[.$D$23]/40" office:value-type="float" office:value="2194.55" calcext:value-type="float">
            <text:p>2,195</text:p>
          </table:table-cell>
          <table:table-cell table:formula="of:=[.C6]+[.C$23]/20+[.$D6]/2+[.$D$23]/40" office:value-type="float" office:value="1866.15" calcext:value-type="float">
            <text:p>1,866</text:p>
          </table:table-cell>
          <table:table-cell table:number-columns-repeated="2"/>
          <table:table-cell table:formula="of:=[.F6]" office:value-type="float" office:value="14" calcext:value-type="float">
            <text:p>14</text:p>
          </table:table-cell>
          <table:table-cell table:formula="of:=[.G6]/[.$J$5]" office:value-type="float" office:value="2334.62765957447" calcext:value-type="float">
            <text:p>2,335</text:p>
          </table:table-cell>
          <table:table-cell table:formula="of:=[.H6]/[.$J$5]" office:value-type="float" office:value="1985.26595744681" calcext:value-type="float">
            <text:p>1,98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52" calcext:value-type="float">
            <text:p>4,152</text:p>
          </table:table-cell>
          <table:table-cell office:value-type="float" office:value="3576" calcext:value-type="float">
            <text:p>3,57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7]" office:value-type="float" office:value="19" calcext:value-type="float">
            <text:p>19</text:p>
          </table:table-cell>
          <table:table-cell table:formula="of:=[.B7]+[.B$23]/20+[.$D7]/2+[.$D$23]/40" office:value-type="float" office:value="4248.05" calcext:value-type="float">
            <text:p>4,248</text:p>
          </table:table-cell>
          <table:table-cell table:formula="of:=[.C7]+[.C$23]/20+[.$D7]/2+[.$D$23]/40" office:value-type="float" office:value="3635.65" calcext:value-type="float">
            <text:p>3,636</text:p>
          </table:table-cell>
          <table:table-cell table:number-columns-repeated="2"/>
          <table:table-cell table:formula="of:=[.F7]" office:value-type="float" office:value="19" calcext:value-type="float">
            <text:p>19</text:p>
          </table:table-cell>
          <table:table-cell table:formula="of:=[.G7]/[.$J$5]" office:value-type="float" office:value="4519.20212765957" calcext:value-type="float">
            <text:p>4,519</text:p>
          </table:table-cell>
          <table:table-cell table:formula="of:=[.H7]/[.$J$5]" office:value-type="float" office:value="3867.71276595745" calcext:value-type="float">
            <text:p>3,86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49" calcext:value-type="float">
            <text:p>8,649</text:p>
          </table:table-cell>
          <table:table-cell office:value-type="float" office:value="8959" calcext:value-type="float">
            <text:p>8,959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8]" office:value-type="float" office:value="24" calcext:value-type="float">
            <text:p>24</text:p>
          </table:table-cell>
          <table:table-cell table:formula="of:=[.B8]+[.B$23]/20+[.$D8]/2+[.$D$23]/40" office:value-type="float" office:value="8774.05" calcext:value-type="float">
            <text:p>8,774</text:p>
          </table:table-cell>
          <table:table-cell table:formula="of:=[.C8]+[.C$23]/20+[.$D8]/2+[.$D$23]/40" office:value-type="float" office:value="9047.65" calcext:value-type="float">
            <text:p>9,048</text:p>
          </table:table-cell>
          <table:table-cell table:number-columns-repeated="2"/>
          <table:table-cell table:formula="of:=[.F8]" office:value-type="float" office:value="24" calcext:value-type="float">
            <text:p>24</text:p>
          </table:table-cell>
          <table:table-cell table:formula="of:=[.G8]/[.$J$5]" office:value-type="float" office:value="9334.09574468085" calcext:value-type="float">
            <text:p>9,334</text:p>
          </table:table-cell>
          <table:table-cell table:formula="of:=[.H8]/[.$J$5]" office:value-type="float" office:value="9625.15957446808" calcext:value-type="float">
            <text:p>9,6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59" calcext:value-type="float">
            <text:p>15,059</text:p>
          </table:table-cell>
          <table:table-cell office:value-type="float" office:value="16244" calcext:value-type="float">
            <text:p>16,244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A9]" office:value-type="float" office:value="29" calcext:value-type="float">
            <text:p>29</text:p>
          </table:table-cell>
          <table:table-cell table:formula="of:=[.B9]+[.B$23]/20+[.$D9]/2+[.$D$23]/40" office:value-type="float" office:value="15217.05" calcext:value-type="float">
            <text:p>15,217</text:p>
          </table:table-cell>
          <table:table-cell table:formula="of:=[.C9]+[.C$23]/20+[.$D9]/2+[.$D$23]/40" office:value-type="float" office:value="16365.65" calcext:value-type="float">
            <text:p>16,366</text:p>
          </table:table-cell>
          <table:table-cell table:number-columns-repeated="2"/>
          <table:table-cell table:formula="of:=[.F9]" office:value-type="float" office:value="29" calcext:value-type="float">
            <text:p>29</text:p>
          </table:table-cell>
          <table:table-cell table:formula="of:=[.G9]/[.$J$5]" office:value-type="float" office:value="16188.3510638298" calcext:value-type="float">
            <text:p>16,188</text:p>
          </table:table-cell>
          <table:table-cell table:formula="of:=[.H9]/[.$J$5]" office:value-type="float" office:value="17410.2659574468" calcext:value-type="float">
            <text:p>17,410</text:p>
          </table:table-cell>
          <table:table-cell/>
        </table:table-row>
        <table:table-row table:style-name="ro1">
          <table:table-cell table:formula="of:=[.A9]+5" office:value-type="float" office:value="34" calcext:value-type="float">
            <text:p>34</text:p>
          </table:table-cell>
          <table:table-cell office:value-type="float" office:value="19753" calcext:value-type="float">
            <text:p>19,753</text:p>
          </table:table-cell>
          <table:table-cell office:value-type="float" office:value="17907" calcext:value-type="float">
            <text:p>17,907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A10]" office:value-type="float" office:value="34" calcext:value-type="float">
            <text:p>34</text:p>
          </table:table-cell>
          <table:table-cell table:formula="of:=[.B10]+[.B$23]/20+[.$D10]/2+[.$D$23]/40" office:value-type="float" office:value="19909.05" calcext:value-type="float">
            <text:p>19,909</text:p>
          </table:table-cell>
          <table:table-cell table:formula="of:=[.C10]+[.C$23]/20+[.$D10]/2+[.$D$23]/40" office:value-type="float" office:value="18026.65" calcext:value-type="float">
            <text:p>18,027</text:p>
          </table:table-cell>
          <table:table-cell table:number-columns-repeated="2"/>
          <table:table-cell table:formula="of:=[.F10]" office:value-type="float" office:value="34" calcext:value-type="float">
            <text:p>34</text:p>
          </table:table-cell>
          <table:table-cell table:formula="of:=[.G10]/[.$J$5]" office:value-type="float" office:value="21179.8404255319" calcext:value-type="float">
            <text:p>21,180</text:p>
          </table:table-cell>
          <table:table-cell table:formula="of:=[.H10]/[.$J$5]" office:value-type="float" office:value="19177.2872340426" calcext:value-type="float">
            <text:p>19,177</text:p>
          </table:table-cell>
          <table:table-cell/>
        </table:table-row>
        <table:table-row table:style-name="ro1">
          <table:table-cell table:formula="of:=[.A10]+5" office:value-type="float" office:value="39" calcext:value-type="float">
            <text:p>39</text:p>
          </table:table-cell>
          <table:table-cell office:value-type="float" office:value="22588" calcext:value-type="float">
            <text:p>22,588</text:p>
          </table:table-cell>
          <table:table-cell office:value-type="float" office:value="17579" calcext:value-type="float">
            <text:p>17,579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A11]" office:value-type="float" office:value="39" calcext:value-type="float">
            <text:p>39</text:p>
          </table:table-cell>
          <table:table-cell table:formula="of:=[.B11]+[.B$23]/20+[.$D11]/2+[.$D$23]/40" office:value-type="float" office:value="22729.55" calcext:value-type="float">
            <text:p>22,730</text:p>
          </table:table-cell>
          <table:table-cell table:formula="of:=[.C11]+[.C$23]/20+[.$D11]/2+[.$D$23]/40" office:value-type="float" office:value="17684.15" calcext:value-type="float">
            <text:p>17,684</text:p>
          </table:table-cell>
          <table:table-cell table:number-columns-repeated="2"/>
          <table:table-cell table:formula="of:=[.F11]" office:value-type="float" office:value="39" calcext:value-type="float">
            <text:p>39</text:p>
          </table:table-cell>
          <table:table-cell table:formula="of:=[.G11]/[.$J$5]" office:value-type="float" office:value="24180.3723404255" calcext:value-type="float">
            <text:p>24,180</text:p>
          </table:table-cell>
          <table:table-cell table:formula="of:=[.H11]/[.$J$5]" office:value-type="float" office:value="18812.9255319149" calcext:value-type="float">
            <text:p>18,813</text:p>
          </table:table-cell>
          <table:table-cell/>
        </table:table-row>
        <table:table-row table:style-name="ro1">
          <table:table-cell table:formula="of:=[.A11]+5" office:value-type="float" office:value="44" calcext:value-type="float">
            <text:p>44</text:p>
          </table:table-cell>
          <table:table-cell office:value-type="float" office:value="21039" calcext:value-type="float">
            <text:p>21,039</text:p>
          </table:table-cell>
          <table:table-cell office:value-type="float" office:value="15592" calcext:value-type="float">
            <text:p>15,59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]" office:value-type="float" office:value="44" calcext:value-type="float">
            <text:p>44</text:p>
          </table:table-cell>
          <table:table-cell table:formula="of:=[.B12]+[.B$23]/20+[.$D12]/2+[.$D$23]/40" office:value-type="float" office:value="21172.55" calcext:value-type="float">
            <text:p>21,173</text:p>
          </table:table-cell>
          <table:table-cell table:formula="of:=[.C12]+[.C$23]/20+[.$D12]/2+[.$D$23]/40" office:value-type="float" office:value="15689.15" calcext:value-type="float">
            <text:p>15,689</text:p>
          </table:table-cell>
          <table:table-cell table:number-columns-repeated="2"/>
          <table:table-cell table:formula="of:=[.F12]" office:value-type="float" office:value="44" calcext:value-type="float">
            <text:p>44</text:p>
          </table:table-cell>
          <table:table-cell table:formula="of:=[.G12]/[.$J$5]" office:value-type="float" office:value="22523.9893617021" calcext:value-type="float">
            <text:p>22,524</text:p>
          </table:table-cell>
          <table:table-cell table:formula="of:=[.H12]/[.$J$5]" office:value-type="float" office:value="16690.585106383" calcext:value-type="float">
            <text:p>16,691</text:p>
          </table:table-cell>
          <table:table-cell/>
        </table:table-row>
        <table:table-row table:style-name="ro1">
          <table:table-cell table:formula="of:=[.A12]+5" office:value-type="float" office:value="49" calcext:value-type="float">
            <text:p>49</text:p>
          </table:table-cell>
          <table:table-cell office:value-type="float" office:value="21086" calcext:value-type="float">
            <text:p>21,086</text:p>
          </table:table-cell>
          <table:table-cell office:value-type="float" office:value="15027" calcext:value-type="float">
            <text:p>15,02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3]" office:value-type="float" office:value="49" calcext:value-type="float">
            <text:p>49</text:p>
          </table:table-cell>
          <table:table-cell table:formula="of:=[.B13]+[.B$23]/20+[.$D13]/2+[.$D$23]/40" office:value-type="float" office:value="21203.55" calcext:value-type="float">
            <text:p>21,204</text:p>
          </table:table-cell>
          <table:table-cell table:formula="of:=[.C13]+[.C$23]/20+[.$D13]/2+[.$D$23]/40" office:value-type="float" office:value="15108.15" calcext:value-type="float">
            <text:p>15,108</text:p>
          </table:table-cell>
          <table:table-cell table:number-columns-repeated="2"/>
          <table:table-cell table:formula="of:=[.F13]" office:value-type="float" office:value="49" calcext:value-type="float">
            <text:p>49</text:p>
          </table:table-cell>
          <table:table-cell table:formula="of:=[.G13]/[.$J$5]" office:value-type="float" office:value="22556.9680851064" calcext:value-type="float">
            <text:p>22,557</text:p>
          </table:table-cell>
          <table:table-cell table:formula="of:=[.H13]/[.$J$5]" office:value-type="float" office:value="16072.5" calcext:value-type="float">
            <text:p>16,073</text:p>
          </table:table-cell>
          <table:table-cell/>
        </table:table-row>
        <table:table-row table:style-name="ro1">
          <table:table-cell table:formula="of:=[.A13]+5" office:value-type="float" office:value="54" calcext:value-type="float">
            <text:p>54</text:p>
          </table:table-cell>
          <table:table-cell office:value-type="float" office:value="21243" calcext:value-type="float">
            <text:p>21,243</text:p>
          </table:table-cell>
          <table:table-cell office:value-type="float" office:value="14460" calcext:value-type="float">
            <text:p>14,46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A14]" office:value-type="float" office:value="54" calcext:value-type="float">
            <text:p>54</text:p>
          </table:table-cell>
          <table:table-cell table:formula="of:=[.B14]+[.B$23]/20+[.$D14]/2+[.$D$23]/40" office:value-type="float" office:value="21363.55" calcext:value-type="float">
            <text:p>21,364</text:p>
          </table:table-cell>
          <table:table-cell table:formula="of:=[.C14]+[.C$23]/20+[.$D14]/2+[.$D$23]/40" office:value-type="float" office:value="14544.15" calcext:value-type="float">
            <text:p>14,544</text:p>
          </table:table-cell>
          <table:table-cell table:number-columns-repeated="2"/>
          <table:table-cell table:formula="of:=[.F14]" office:value-type="float" office:value="54" calcext:value-type="float">
            <text:p>54</text:p>
          </table:table-cell>
          <table:table-cell table:formula="of:=[.G14]/[.$J$5]" office:value-type="float" office:value="22727.1808510638" calcext:value-type="float">
            <text:p>22,727</text:p>
          </table:table-cell>
          <table:table-cell table:formula="of:=[.H14]/[.$J$5]" office:value-type="float" office:value="15472.5" calcext:value-type="float">
            <text:p>15,473</text:p>
          </table:table-cell>
          <table:table-cell/>
        </table:table-row>
        <table:table-row table:style-name="ro1">
          <table:table-cell table:formula="of:=[.A14]+5" office:value-type="float" office:value="59" calcext:value-type="float">
            <text:p>59</text:p>
          </table:table-cell>
          <table:table-cell office:value-type="float" office:value="20519" calcext:value-type="float">
            <text:p>20,519</text:p>
          </table:table-cell>
          <table:table-cell office:value-type="float" office:value="14333" calcext:value-type="float">
            <text:p>14,33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15]" office:value-type="float" office:value="59" calcext:value-type="float">
            <text:p>59</text:p>
          </table:table-cell>
          <table:table-cell table:formula="of:=[.B15]+[.B$23]/20+[.$D15]/2+[.$D$23]/40" office:value-type="float" office:value="20629.55" calcext:value-type="float">
            <text:p>20,630</text:p>
          </table:table-cell>
          <table:table-cell table:formula="of:=[.C15]+[.C$23]/20+[.$D15]/2+[.$D$23]/40" office:value-type="float" office:value="14407.15" calcext:value-type="float">
            <text:p>14,407</text:p>
          </table:table-cell>
          <table:table-cell table:number-columns-repeated="2"/>
          <table:table-cell table:formula="of:=[.F15]" office:value-type="float" office:value="59" calcext:value-type="float">
            <text:p>59</text:p>
          </table:table-cell>
          <table:table-cell table:formula="of:=[.G15]/[.$J$5]" office:value-type="float" office:value="21946.329787234" calcext:value-type="float">
            <text:p>21,946</text:p>
          </table:table-cell>
          <table:table-cell table:formula="of:=[.H15]/[.$J$5]" office:value-type="float" office:value="15326.7553191489" calcext:value-type="float">
            <text:p>15,327</text:p>
          </table:table-cell>
          <table:table-cell/>
        </table:table-row>
        <table:table-row table:style-name="ro1">
          <table:table-cell table:formula="of:=[.A15]+5" office:value-type="float" office:value="64" calcext:value-type="float">
            <text:p>64</text:p>
          </table:table-cell>
          <table:table-cell office:value-type="float" office:value="20538" calcext:value-type="float">
            <text:p>20,538</text:p>
          </table:table-cell>
          <table:table-cell office:value-type="float" office:value="15082" calcext:value-type="float">
            <text:p>15,08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16]" office:value-type="float" office:value="64" calcext:value-type="float">
            <text:p>64</text:p>
          </table:table-cell>
          <table:table-cell table:formula="of:=[.B16]+[.B$23]/20+[.$D16]/2+[.$D$23]/40" office:value-type="float" office:value="20652.05" calcext:value-type="float">
            <text:p>20,652</text:p>
          </table:table-cell>
          <table:table-cell table:formula="of:=[.C16]+[.C$23]/20+[.$D16]/2+[.$D$23]/40" office:value-type="float" office:value="15159.65" calcext:value-type="float">
            <text:p>15,160</text:p>
          </table:table-cell>
          <table:table-cell table:number-columns-repeated="2"/>
          <table:table-cell table:formula="of:=[.F16]" office:value-type="float" office:value="64" calcext:value-type="float">
            <text:p>64</text:p>
          </table:table-cell>
          <table:table-cell table:formula="of:=[.G16]/[.$J$5]" office:value-type="float" office:value="21970.2659574468" calcext:value-type="float">
            <text:p>21,970</text:p>
          </table:table-cell>
          <table:table-cell table:formula="of:=[.H16]/[.$J$5]" office:value-type="float" office:value="16127.2872340426" calcext:value-type="float">
            <text:p>16,127</text:p>
          </table:table-cell>
          <table:table-cell/>
        </table:table-row>
        <table:table-row table:style-name="ro1">
          <table:table-cell table:formula="of:=[.A16]+5" office:value-type="float" office:value="69" calcext:value-type="float">
            <text:p>69</text:p>
          </table:table-cell>
          <table:table-cell office:value-type="float" office:value="17088" calcext:value-type="float">
            <text:p>17,088</text:p>
          </table:table-cell>
          <table:table-cell office:value-type="float" office:value="14360" calcext:value-type="float">
            <text:p>14,36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17]" office:value-type="float" office:value="69" calcext:value-type="float">
            <text:p>69</text:p>
          </table:table-cell>
          <table:table-cell table:formula="of:=[.B17]+[.B$23]/20+[.$D17]/2+[.$D$23]/40" office:value-type="float" office:value="17184.55" calcext:value-type="float">
            <text:p>17,185</text:p>
          </table:table-cell>
          <table:table-cell table:formula="of:=[.C17]+[.C$23]/20+[.$D17]/2+[.$D$23]/40" office:value-type="float" office:value="14420.15" calcext:value-type="float">
            <text:p>14,420</text:p>
          </table:table-cell>
          <table:table-cell table:number-columns-repeated="2"/>
          <table:table-cell table:formula="of:=[.F17]" office:value-type="float" office:value="69" calcext:value-type="float">
            <text:p>69</text:p>
          </table:table-cell>
          <table:table-cell table:formula="of:=[.G17]/[.$J$5]" office:value-type="float" office:value="18281.4361702128" calcext:value-type="float">
            <text:p>18,281</text:p>
          </table:table-cell>
          <table:table-cell table:formula="of:=[.H17]/[.$J$5]" office:value-type="float" office:value="15340.585106383" calcext:value-type="float">
            <text:p>15,341</text:p>
          </table:table-cell>
          <table:table-cell/>
        </table:table-row>
        <table:table-row table:style-name="ro1">
          <table:table-cell table:formula="of:=[.A17]+5" office:value-type="float" office:value="74" calcext:value-type="float">
            <text:p>74</text:p>
          </table:table-cell>
          <table:table-cell office:value-type="float" office:value="16632" calcext:value-type="float">
            <text:p>16,632</text:p>
          </table:table-cell>
          <table:table-cell office:value-type="float" office:value="16943" calcext:value-type="float">
            <text:p>16,94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8]" office:value-type="float" office:value="74" calcext:value-type="float">
            <text:p>74</text:p>
          </table:table-cell>
          <table:table-cell table:formula="of:=[.B18]+[.B$23]/20+[.$D18]/2+[.$D$23]/40" office:value-type="float" office:value="16726.55" calcext:value-type="float">
            <text:p>16,727</text:p>
          </table:table-cell>
          <table:table-cell table:formula="of:=[.C18]+[.C$23]/20+[.$D18]/2+[.$D$23]/40" office:value-type="float" office:value="17001.15" calcext:value-type="float">
            <text:p>17,001</text:p>
          </table:table-cell>
          <table:table-cell table:number-columns-repeated="2"/>
          <table:table-cell table:formula="of:=[.F18]" office:value-type="float" office:value="74" calcext:value-type="float">
            <text:p>74</text:p>
          </table:table-cell>
          <table:table-cell table:formula="of:=[.G18]/[.$J$5]" office:value-type="float" office:value="17794.2021276596" calcext:value-type="float">
            <text:p>17,794</text:p>
          </table:table-cell>
          <table:table-cell table:formula="of:=[.H18]/[.$J$5]" office:value-type="float" office:value="18086.329787234" calcext:value-type="float">
            <text:p>18,086</text:p>
          </table:table-cell>
          <table:table-cell/>
        </table:table-row>
        <table:table-row table:style-name="ro1">
          <table:table-cell table:formula="of:=[.A18]+5" office:value-type="float" office:value="79" calcext:value-type="float">
            <text:p>79</text:p>
          </table:table-cell>
          <table:table-cell office:value-type="float" office:value="11762" calcext:value-type="float">
            <text:p>11,762</text:p>
          </table:table-cell>
          <table:table-cell office:value-type="float" office:value="16578" calcext:value-type="float">
            <text:p>16,57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9]" office:value-type="float" office:value="79" calcext:value-type="float">
            <text:p>79</text:p>
          </table:table-cell>
          <table:table-cell table:formula="of:=[.B19]+[.B$23]/20+[.$D19]/2+[.$D$23]/40" office:value-type="float" office:value="11854.55" calcext:value-type="float">
            <text:p>11,855</text:p>
          </table:table-cell>
          <table:table-cell table:formula="of:=[.C19]+[.C$23]/20+[.$D19]/2+[.$D$23]/40" office:value-type="float" office:value="16634.15" calcext:value-type="float">
            <text:p>16,634</text:p>
          </table:table-cell>
          <table:table-cell table:number-columns-repeated="2"/>
          <table:table-cell table:formula="of:=[.F19]" office:value-type="float" office:value="79" calcext:value-type="float">
            <text:p>79</text:p>
          </table:table-cell>
          <table:table-cell table:formula="of:=[.G19]/[.$J$5]" office:value-type="float" office:value="12611.2234042553" calcext:value-type="float">
            <text:p>12,611</text:p>
          </table:table-cell>
          <table:table-cell table:formula="of:=[.H19]/[.$J$5]" office:value-type="float" office:value="17695.9042553192" calcext:value-type="float">
            <text:p>17,696</text:p>
          </table:table-cell>
          <table:table-cell/>
        </table:table-row>
        <table:table-row table:style-name="ro1">
          <table:table-cell table:formula="of:=[.A19]+5" office:value-type="float" office:value="84" calcext:value-type="float">
            <text:p>84</text:p>
          </table:table-cell>
          <table:table-cell office:value-type="float" office:value="10008" calcext:value-type="float">
            <text:p>10,008</text:p>
          </table:table-cell>
          <table:table-cell office:value-type="float" office:value="16815" calcext:value-type="float">
            <text:p>16,8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0]" office:value-type="float" office:value="84" calcext:value-type="float">
            <text:p>84</text:p>
          </table:table-cell>
          <table:table-cell table:formula="of:=[.B20]+[.B$23]/20+[.$D20]/2+[.$D$23]/40" office:value-type="float" office:value="10098.55" calcext:value-type="float">
            <text:p>10,099</text:p>
          </table:table-cell>
          <table:table-cell table:formula="of:=[.C20]+[.C$23]/20+[.$D20]/2+[.$D$23]/40" office:value-type="float" office:value="16869.15" calcext:value-type="float">
            <text:p>16,869</text:p>
          </table:table-cell>
          <table:table-cell table:number-columns-repeated="2"/>
          <table:table-cell table:formula="of:=[.F20]" office:value-type="float" office:value="84" calcext:value-type="float">
            <text:p>84</text:p>
          </table:table-cell>
          <table:table-cell table:formula="of:=[.G20]/[.$J$5]" office:value-type="float" office:value="10743.1382978723" calcext:value-type="float">
            <text:p>10,743</text:p>
          </table:table-cell>
          <table:table-cell table:formula="of:=[.H20]/[.$J$5]" office:value-type="float" office:value="17945.9042553192" calcext:value-type="float">
            <text:p>17,946</text:p>
          </table:table-cell>
          <table:table-cell/>
        </table:table-row>
        <table:table-row table:style-name="ro1">
          <table:table-cell table:formula="of:=[.A20]+5" office:value-type="float" office:value="89" calcext:value-type="float">
            <text:p>89</text:p>
          </table:table-cell>
          <table:table-cell office:value-type="float" office:value="6021" calcext:value-type="float">
            <text:p>6,021</text:p>
          </table:table-cell>
          <table:table-cell office:value-type="float" office:value="11227" calcext:value-type="float">
            <text:p>11,22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1]" office:value-type="float" office:value="89" calcext:value-type="float">
            <text:p>89</text:p>
          </table:table-cell>
          <table:table-cell table:formula="of:=[.B21]+[.B$23]/20+[.$D21]/2+[.$D$23]/40" office:value-type="float" office:value="6111.05" calcext:value-type="float">
            <text:p>6,111</text:p>
          </table:table-cell>
          <table:table-cell table:formula="of:=[.C21]+[.C$23]/20+[.$D21]/2+[.$D$23]/40" office:value-type="float" office:value="11280.65" calcext:value-type="float">
            <text:p>11,281</text:p>
          </table:table-cell>
          <table:table-cell table:number-columns-repeated="2"/>
          <table:table-cell table:formula="of:=[.F21]" office:value-type="float" office:value="89" calcext:value-type="float">
            <text:p>89</text:p>
          </table:table-cell>
          <table:table-cell table:formula="of:=[.G21]/[.$J$5]" office:value-type="float" office:value="6501.11702127659" calcext:value-type="float">
            <text:p>6,501</text:p>
          </table:table-cell>
          <table:table-cell table:formula="of:=[.H21]/[.$J$5]" office:value-type="float" office:value="12000.6914893617" calcext:value-type="float">
            <text:p>12,001</text:p>
          </table:table-cell>
          <table:table-cell/>
        </table:table-row>
        <table:table-row table:style-name="ro1">
          <table:table-cell office:value-type="string" calcext:value-type="string">
            <text:p>90+</text:p>
          </table:table-cell>
          <table:table-cell office:value-type="float" office:value="4400" calcext:value-type="float">
            <text:p>4,400</text:p>
          </table:table-cell>
          <table:table-cell office:value-type="float" office:value="11454" calcext:value-type="float">
            <text:p>11,45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2]" office:value-type="string" office:string-value="90+" calcext:value-type="string">
            <text:p>90+</text:p>
          </table:table-cell>
          <table:table-cell table:formula="of:=[.B22]+[.B$23]/20+[.$D22]/2+[.$D$23]/40" office:value-type="float" office:value="4487.05" calcext:value-type="float">
            <text:p>4,487</text:p>
          </table:table-cell>
          <table:table-cell table:formula="of:=[.C22]+[.C$23]/20+[.$D22]/2+[.$D$23]/40" office:value-type="float" office:value="11504.65" calcext:value-type="float">
            <text:p>11,505</text:p>
          </table:table-cell>
          <table:table-cell table:number-columns-repeated="2"/>
          <table:table-cell table:formula="of:=[.F22]" office:value-type="string" office:string-value="90+" calcext:value-type="string">
            <text:p>90+</text:p>
          </table:table-cell>
          <table:table-cell table:formula="of:=[.G22]/[.$J$5]" office:value-type="float" office:value="4773.45744680851" calcext:value-type="float">
            <text:p>4,773</text:p>
          </table:table-cell>
          <table:table-cell table:formula="of:=[.H22]/[.$J$5]" office:value-type="float" office:value="12238.9893617021" calcext:value-type="float">
            <text:p>12,239</text:p>
          </table:table-cell>
          <table:table-cell/>
        </table:table-row>
        <table:table-row table:style-name="ro1">
          <table:table-cell office:value-type="string" calcext:value-type="string">
            <text:p>Unsp</text:p>
          </table:table-cell>
          <table:table-cell office:value-type="float" office:value="1373" calcext:value-type="float">
            <text:p>1,373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OTAL</text:p>
          </table:table-cell>
          <table:table-cell table:number-columns-repeated="3"/>
          <table:table-cell table:style-name="ce2" office:value-type="string" calcext:value-type="string">
            <text:p>TOTAL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3:.B23])" office:value-type="float" office:value="266710" calcext:value-type="float">
            <text:p>266,710</text:p>
          </table:table-cell>
          <table:table-cell table:style-name="ce2" table:formula="of:=SUM([.C3:.C23])" office:value-type="float" office:value="248715" calcext:value-type="float">
            <text:p>248,715</text:p>
          </table:table-cell>
          <table:table-cell table:style-name="ce2" table:formula="of:=SUM([.D3:.D23])" office:value-type="float" office:value="2137" calcext:value-type="float">
            <text:p>2,137</text:p>
          </table:table-cell>
          <table:table-cell table:style-name="ce2" table:formula="of:=SUM([.B25:.D25])" office:value-type="float" office:value="517562" calcext:value-type="float">
            <text:p>517,562</text:p>
          </table:table-cell>
          <table:table-cell/>
          <table:table-cell table:style-name="ce2" table:formula="of:=SUM([.G3:.G22])" office:value-type="float" office:value="267778.5" calcext:value-type="float">
            <text:p>267,779</text:p>
          </table:table-cell>
          <table:table-cell table:style-name="ce2" table:formula="of:=SUM([.H3:.H22])" office:value-type="float" office:value="249783.5" calcext:value-type="float">
            <text:p>249,784</text:p>
          </table:table-cell>
          <table:table-cell table:style-name="ce2" table:formula="of:=[.G25]+[.H25]" office:value-type="float" office:value="517562" calcext:value-type="float">
            <text:p>517,562</text:p>
          </table:table-cell>
          <table:table-cell/>
          <table:table-cell table:style-name="Default"/>
          <table:table-cell table:style-name="ce2" table:formula="of:=SUM([.L3:.L22])" office:value-type="float" office:value="291520.385044746" calcext:value-type="float">
            <text:p>291,520</text:p>
          </table:table-cell>
          <table:table-cell table:style-name="ce2" table:formula="of:=SUM([.M3:.M22])" office:value-type="float" office:value="271632.3809127" calcext:value-type="float">
            <text:p>271,632</text:p>
          </table:table-cell>
          <table:table-cell table:style-name="ce2" table:formula="of:=[.L25]+[.M25]" office:value-type="float" office:value="563152.765957447" calcext:value-type="float">
            <text:p>563,153</text:p>
          </table:table-cell>
        </table:table-row>
      </table:table>
      <table:table table:name="PopByAgeSex" table:style-name="ta1"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Source: Census 2011 via Wikipedia </text:p>
          </table:table-cell>
          <table:table-cell table:style-name="Default" table:number-columns-repeated="5"/>
          <table:table-cell/>
          <table:table-cell office:value-type="string" calcext:value-type="string">
            <text:p>Adjusted for year 0</text:p>
          </table:table-cell>
          <table:table-cell table:number-columns-repeated="4"/>
          <table:table-cell office:value-type="string" calcext:value-type="string">
            <text:p>Adjusted for under-reporting: &lt;5 mortality assumed to be 45 for 2011 (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string" calcext:value-type="string">
            <text:p>Female</text:p>
          </table:table-cell>
          <table:table-cell table:style-name="Default" table:number-columns-repeated="2"/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er 5 </text:p>
          </table:table-cell>
          <table:table-cell office:value-type="float" office:value="2867585" calcext:value-type="float">
            <text:p>2867585</text:p>
          </table:table-cell>
          <table:table-cell office:value-type="string" calcext:value-type="string">
            <text:p>49.6% </text:p>
          </table:table-cell>
          <table:table-cell office:value-type="float" office:value="2817867" calcext:value-type="float">
            <text:p>2817867</text:p>
          </table:table-cell>
          <table:table-cell office:value-type="float" office:value="5685452" calcext:value-type="float">
            <text:p>5685452</text:p>
          </table:table-cell>
          <table:table-cell office:value-type="string" calcext:value-type="string">
            <text:p>11.0% 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2]/2" office:value-type="float" office:value="605505.5" calcext:value-type="float">
            <text:p>605505.5</text:p>
          </table:table-cell>
          <table:table-cell table:formula="of:=[.C22]/2" office:value-type="float" office:value="605505.5" calcext:value-type="float">
            <text:p>60550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–9 </text:p>
          </table:table-cell>
          <table:table-cell office:value-type="float" office:value="2425181" calcext:value-type="float">
            <text:p>2425181</text:p>
          </table:table-cell>
          <table:table-cell office:value-type="string" calcext:value-type="string">
            <text:p>49.7% </text:p>
          </table:table-cell>
          <table:table-cell office:value-type="float" office:value="2394570" calcext:value-type="float">
            <text:p>2394570</text:p>
          </table:table-cell>
          <table:table-cell office:value-type="float" office:value="4819751" calcext:value-type="float">
            <text:p>4819751</text:p>
          </table:table-cell>
          <table:table-cell office:value-type="string" calcext:value-type="string">
            <text:p>9.3% 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3]-[.C22]/2" office:value-type="float" office:value="2262079.5" calcext:value-type="float">
            <text:p>2262079.5</text:p>
          </table:table-cell>
          <table:table-cell table:formula="of:=[.D3]-[.C22]/2" office:value-type="float" office:value="2212361.5" calcext:value-type="float">
            <text:p>221236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–14 </text:p>
          </table:table-cell>
          <table:table-cell office:value-type="float" office:value="2344275" calcext:value-type="float">
            <text:p>2344275</text:p>
          </table:table-cell>
          <table:table-cell office:value-type="string" calcext:value-type="string">
            <text:p>49.0% </text:p>
          </table:table-cell>
          <table:table-cell office:value-type="float" office:value="2250611" calcext:value-type="float">
            <text:p>2250611</text:p>
          </table:table-cell>
          <table:table-cell office:value-type="float" office:value="4594886" calcext:value-type="float">
            <text:p>4594886</text:p>
          </table:table-cell>
          <table:table-cell office:value-type="string" calcext:value-type="string">
            <text:p>8.9% </text:p>
          </table:table-cell>
          <table:table-cell/>
          <table:table-cell table:formula="of:=[.H4]+5" office:value-type="float" office:value="9" calcext:value-type="float">
            <text:p>9</text:p>
          </table:table-cell>
          <table:table-cell table:formula="of:=[.B4]" office:value-type="float" office:value="2425181" calcext:value-type="float">
            <text:p>2425181</text:p>
          </table:table-cell>
          <table:table-cell table:formula="of:=[.D4]" office:value-type="float" office:value="2394570" calcext:value-type="float">
            <text:p>2394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–19 </text:p>
          </table:table-cell>
          <table:table-cell office:value-type="float" office:value="2498572" calcext:value-type="float">
            <text:p>2498572</text:p>
          </table:table-cell>
          <table:table-cell office:value-type="string" calcext:value-type="string">
            <text:p>50.1% </text:p>
          </table:table-cell>
          <table:table-cell office:value-type="float" office:value="2504905" calcext:value-type="float">
            <text:p>2504905</text:p>
          </table:table-cell>
          <table:table-cell office:value-type="float" office:value="5003477" calcext:value-type="float">
            <text:p>5003477</text:p>
          </table:table-cell>
          <table:table-cell office:value-type="string" calcext:value-type="string">
            <text:p>9.7% </text:p>
          </table:table-cell>
          <table:table-cell/>
          <table:table-cell table:formula="of:=[.H5]+5" office:value-type="float" office:value="14" calcext:value-type="float">
            <text:p>14</text:p>
          </table:table-cell>
          <table:table-cell table:formula="of:=[.B5]" office:value-type="float" office:value="2344275" calcext:value-type="float">
            <text:p>2344275</text:p>
          </table:table-cell>
          <table:table-cell table:formula="of:=[.D5]" office:value-type="float" office:value="2250611" calcext:value-type="float">
            <text:p>2250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–24 </text:p>
          </table:table-cell>
          <table:table-cell office:value-type="float" office:value="2694646" calcext:value-type="float">
            <text:p>2694646</text:p>
          </table:table-cell>
          <table:table-cell office:value-type="string" calcext:value-type="string">
            <text:p>49.9% </text:p>
          </table:table-cell>
          <table:table-cell office:value-type="float" office:value="2679896" calcext:value-type="float">
            <text:p>2679896</text:p>
          </table:table-cell>
          <table:table-cell office:value-type="float" office:value="5374542" calcext:value-type="float">
            <text:p>5374542</text:p>
          </table:table-cell>
          <table:table-cell office:value-type="string" calcext:value-type="string">
            <text:p>10.4% </text:p>
          </table:table-cell>
          <table:table-cell/>
          <table:table-cell table:formula="of:=[.H6]+5" office:value-type="float" office:value="19" calcext:value-type="float">
            <text:p>19</text:p>
          </table:table-cell>
          <table:table-cell table:formula="of:=[.B6]" office:value-type="float" office:value="2498572" calcext:value-type="float">
            <text:p>2498572</text:p>
          </table:table-cell>
          <table:table-cell table:formula="of:=[.D6]" office:value-type="float" office:value="2504905" calcext:value-type="float">
            <text:p>2504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–29 </text:p>
          </table:table-cell>
          <table:table-cell office:value-type="float" office:value="2542682" calcext:value-type="float">
            <text:p>2542682</text:p>
          </table:table-cell>
          <table:table-cell office:value-type="string" calcext:value-type="string">
            <text:p>49.7% </text:p>
          </table:table-cell>
          <table:table-cell office:value-type="float" office:value="2516635" calcext:value-type="float">
            <text:p>2516635</text:p>
          </table:table-cell>
          <table:table-cell office:value-type="float" office:value="5059317" calcext:value-type="float">
            <text:p>5059317</text:p>
          </table:table-cell>
          <table:table-cell office:value-type="string" calcext:value-type="string">
            <text:p>9.8% </text:p>
          </table:table-cell>
          <table:table-cell/>
          <table:table-cell table:formula="of:=[.H7]+5" office:value-type="float" office:value="24" calcext:value-type="float">
            <text:p>24</text:p>
          </table:table-cell>
          <table:table-cell table:formula="of:=[.B7]" office:value-type="float" office:value="2694646" calcext:value-type="float">
            <text:p>2694646</text:p>
          </table:table-cell>
          <table:table-cell table:formula="of:=[.D7]" office:value-type="float" office:value="2679896" calcext:value-type="float">
            <text:p>2679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–34 </text:p>
          </table:table-cell>
          <table:table-cell office:value-type="float" office:value="2036206" calcext:value-type="float">
            <text:p>2036206</text:p>
          </table:table-cell>
          <table:table-cell office:value-type="string" calcext:value-type="string">
            <text:p>49.5% </text:p>
          </table:table-cell>
          <table:table-cell office:value-type="float" office:value="1992804" calcext:value-type="float">
            <text:p>1992804</text:p>
          </table:table-cell>
          <table:table-cell office:value-type="float" office:value="4029010" calcext:value-type="float">
            <text:p>4029010</text:p>
          </table:table-cell>
          <table:table-cell office:value-type="string" calcext:value-type="string">
            <text:p>7.8% </text:p>
          </table:table-cell>
          <table:table-cell/>
          <table:table-cell table:formula="of:=[.H8]+5" office:value-type="float" office:value="29" calcext:value-type="float">
            <text:p>29</text:p>
          </table:table-cell>
          <table:table-cell table:formula="of:=[.B8]" office:value-type="float" office:value="2542682" calcext:value-type="float">
            <text:p>2542682</text:p>
          </table:table-cell>
          <table:table-cell table:formula="of:=[.D8]" office:value-type="float" office:value="2516635" calcext:value-type="float">
            <text:p>251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–39 </text:p>
          </table:table-cell>
          <table:table-cell office:value-type="float" office:value="1709347" calcext:value-type="float">
            <text:p>1709347</text:p>
          </table:table-cell>
          <table:table-cell office:value-type="string" calcext:value-type="string">
            <text:p>50.7% </text:p>
          </table:table-cell>
          <table:table-cell office:value-type="float" office:value="1758420" calcext:value-type="float">
            <text:p>1758420</text:p>
          </table:table-cell>
          <table:table-cell office:value-type="float" office:value="3467767" calcext:value-type="float">
            <text:p>3467767</text:p>
          </table:table-cell>
          <table:table-cell office:value-type="string" calcext:value-type="string">
            <text:p>6.7% </text:p>
          </table:table-cell>
          <table:table-cell/>
          <table:table-cell table:formula="of:=[.H9]+5" office:value-type="float" office:value="34" calcext:value-type="float">
            <text:p>34</text:p>
          </table:table-cell>
          <table:table-cell table:formula="of:=[.B9]" office:value-type="float" office:value="2036206" calcext:value-type="float">
            <text:p>2036206</text:p>
          </table:table-cell>
          <table:table-cell table:formula="of:=[.D9]" office:value-type="float" office:value="1992804" calcext:value-type="float">
            <text:p>1992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–44 </text:p>
          </table:table-cell>
          <table:table-cell office:value-type="float" office:value="1402328" calcext:value-type="float">
            <text:p>1402328</text:p>
          </table:table-cell>
          <table:table-cell office:value-type="string" calcext:value-type="string">
            <text:p>52.4% </text:p>
          </table:table-cell>
          <table:table-cell office:value-type="float" office:value="1546291" calcext:value-type="float">
            <text:p>1546291</text:p>
          </table:table-cell>
          <table:table-cell office:value-type="float" office:value="2948619" calcext:value-type="float">
            <text:p>2948619</text:p>
          </table:table-cell>
          <table:table-cell office:value-type="string" calcext:value-type="string">
            <text:p>5.7% </text:p>
          </table:table-cell>
          <table:table-cell/>
          <table:table-cell table:formula="of:=[.H10]+5" office:value-type="float" office:value="39" calcext:value-type="float">
            <text:p>39</text:p>
          </table:table-cell>
          <table:table-cell table:formula="of:=[.B10]" office:value-type="float" office:value="1709347" calcext:value-type="float">
            <text:p>1709347</text:p>
          </table:table-cell>
          <table:table-cell table:formula="of:=[.D10]" office:value-type="float" office:value="1758420" calcext:value-type="float">
            <text:p>1758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–49 </text:p>
          </table:table-cell>
          <table:table-cell office:value-type="float" office:value="1195740" calcext:value-type="float">
            <text:p>1195740</text:p>
          </table:table-cell>
          <table:table-cell office:value-type="string" calcext:value-type="string">
            <text:p>54.4% </text:p>
          </table:table-cell>
          <table:table-cell office:value-type="float" office:value="1424543" calcext:value-type="float">
            <text:p>1424543</text:p>
          </table:table-cell>
          <table:table-cell office:value-type="float" office:value="2620283" calcext:value-type="float">
            <text:p>2620283</text:p>
          </table:table-cell>
          <table:table-cell office:value-type="string" calcext:value-type="string">
            <text:p>5.1% </text:p>
          </table:table-cell>
          <table:table-cell/>
          <table:table-cell table:formula="of:=[.H11]+5" office:value-type="float" office:value="44" calcext:value-type="float">
            <text:p>44</text:p>
          </table:table-cell>
          <table:table-cell table:formula="of:=[.B11]" office:value-type="float" office:value="1402328" calcext:value-type="float">
            <text:p>1402328</text:p>
          </table:table-cell>
          <table:table-cell table:formula="of:=[.D11]" office:value-type="float" office:value="1546291" calcext:value-type="float">
            <text:p>1546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–54 </text:p>
          </table:table-cell>
          <table:table-cell office:value-type="float" office:value="1011349" calcext:value-type="float">
            <text:p>1011349</text:p>
          </table:table-cell>
          <table:table-cell office:value-type="string" calcext:value-type="string">
            <text:p>54.4% </text:p>
          </table:table-cell>
          <table:table-cell office:value-type="float" office:value="1206940" calcext:value-type="float">
            <text:p>1206940</text:p>
          </table:table-cell>
          <table:table-cell office:value-type="float" office:value="2218289" calcext:value-type="float">
            <text:p>2218289</text:p>
          </table:table-cell>
          <table:table-cell office:value-type="string" calcext:value-type="string">
            <text:p>4.3% </text:p>
          </table:table-cell>
          <table:table-cell/>
          <table:table-cell table:formula="of:=[.H12]+5" office:value-type="float" office:value="49" calcext:value-type="float">
            <text:p>49</text:p>
          </table:table-cell>
          <table:table-cell table:formula="of:=[.B12]" office:value-type="float" office:value="1195740" calcext:value-type="float">
            <text:p>1195740</text:p>
          </table:table-cell>
          <table:table-cell table:formula="of:=[.D12]" office:value-type="float" office:value="1424543" calcext:value-type="float">
            <text:p>1424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–59 </text:p>
          </table:table-cell>
          <table:table-cell office:value-type="float" office:value="811950" calcext:value-type="float">
            <text:p>811950</text:p>
          </table:table-cell>
          <table:table-cell office:value-type="string" calcext:value-type="string">
            <text:p>54.8% </text:p>
          </table:table-cell>
          <table:table-cell office:value-type="float" office:value="985458" calcext:value-type="float">
            <text:p>985458</text:p>
          </table:table-cell>
          <table:table-cell office:value-type="float" office:value="1797408" calcext:value-type="float">
            <text:p>1797408</text:p>
          </table:table-cell>
          <table:table-cell office:value-type="string" calcext:value-type="string">
            <text:p>3.5% </text:p>
          </table:table-cell>
          <table:table-cell/>
          <table:table-cell table:formula="of:=[.H13]+5" office:value-type="float" office:value="54" calcext:value-type="float">
            <text:p>54</text:p>
          </table:table-cell>
          <table:table-cell table:formula="of:=[.B13]" office:value-type="float" office:value="1011349" calcext:value-type="float">
            <text:p>1011349</text:p>
          </table:table-cell>
          <table:table-cell table:formula="of:=[.D13]" office:value-type="float" office:value="1206940" calcext:value-type="float">
            <text:p>1206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–64 </text:p>
          </table:table-cell>
          <table:table-cell office:value-type="float" office:value="612364" calcext:value-type="float">
            <text:p>612364</text:p>
          </table:table-cell>
          <table:table-cell office:value-type="string" calcext:value-type="string">
            <text:p>55.8% </text:p>
          </table:table-cell>
          <table:table-cell office:value-type="float" office:value="773404" calcext:value-type="float">
            <text:p>773404</text:p>
          </table:table-cell>
          <table:table-cell office:value-type="float" office:value="1385768" calcext:value-type="float">
            <text:p>1385768</text:p>
          </table:table-cell>
          <table:table-cell office:value-type="string" calcext:value-type="string">
            <text:p>2.7% </text:p>
          </table:table-cell>
          <table:table-cell/>
          <table:table-cell table:formula="of:=[.H14]+5" office:value-type="float" office:value="59" calcext:value-type="float">
            <text:p>59</text:p>
          </table:table-cell>
          <table:table-cell table:formula="of:=[.B14]" office:value-type="float" office:value="811950" calcext:value-type="float">
            <text:p>811950</text:p>
          </table:table-cell>
          <table:table-cell table:formula="of:=[.D14]" office:value-type="float" office:value="985458" calcext:value-type="float">
            <text:p>985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–69 </text:p>
          </table:table-cell>
          <table:table-cell office:value-type="float" office:value="401548" calcext:value-type="float">
            <text:p>401548</text:p>
          </table:table-cell>
          <table:table-cell office:value-type="string" calcext:value-type="string">
            <text:p>58.1% </text:p>
          </table:table-cell>
          <table:table-cell office:value-type="float" office:value="556256" calcext:value-type="float">
            <text:p>556256</text:p>
          </table:table-cell>
          <table:table-cell office:value-type="float" office:value="957804" calcext:value-type="float">
            <text:p>957804</text:p>
          </table:table-cell>
          <table:table-cell office:value-type="string" calcext:value-type="string">
            <text:p>1.9% </text:p>
          </table:table-cell>
          <table:table-cell/>
          <table:table-cell table:formula="of:=[.H15]+5" office:value-type="float" office:value="64" calcext:value-type="float">
            <text:p>64</text:p>
          </table:table-cell>
          <table:table-cell table:formula="of:=[.B15]" office:value-type="float" office:value="612364" calcext:value-type="float">
            <text:p>612364</text:p>
          </table:table-cell>
          <table:table-cell table:formula="of:=[.D15]" office:value-type="float" office:value="773404" calcext:value-type="float">
            <text:p>773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–74 </text:p>
          </table:table-cell>
          <table:table-cell office:value-type="float" office:value="293498" calcext:value-type="float">
            <text:p>293498</text:p>
          </table:table-cell>
          <table:table-cell office:value-type="string" calcext:value-type="string">
            <text:p>60.8% </text:p>
          </table:table-cell>
          <table:table-cell office:value-type="float" office:value="454832" calcext:value-type="float">
            <text:p>454832</text:p>
          </table:table-cell>
          <table:table-cell office:value-type="float" office:value="748330" calcext:value-type="float">
            <text:p>748330</text:p>
          </table:table-cell>
          <table:table-cell office:value-type="string" calcext:value-type="string">
            <text:p>1.4% </text:p>
          </table:table-cell>
          <table:table-cell/>
          <table:table-cell table:formula="of:=[.H16]+5" office:value-type="float" office:value="69" calcext:value-type="float">
            <text:p>69</text:p>
          </table:table-cell>
          <table:table-cell table:formula="of:=[.B16]" office:value-type="float" office:value="401548" calcext:value-type="float">
            <text:p>401548</text:p>
          </table:table-cell>
          <table:table-cell table:formula="of:=[.D16]" office:value-type="float" office:value="556256" calcext:value-type="float">
            <text:p>556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–79 </text:p>
          </table:table-cell>
          <table:table-cell office:value-type="float" office:value="165283" calcext:value-type="float">
            <text:p>165283</text:p>
          </table:table-cell>
          <table:table-cell office:value-type="string" calcext:value-type="string">
            <text:p>65.7% </text:p>
          </table:table-cell>
          <table:table-cell office:value-type="float" office:value="315984" calcext:value-type="float">
            <text:p>315984</text:p>
          </table:table-cell>
          <table:table-cell office:value-type="float" office:value="481267" calcext:value-type="float">
            <text:p>481267</text:p>
          </table:table-cell>
          <table:table-cell office:value-type="string" calcext:value-type="string">
            <text:p>0.9% </text:p>
          </table:table-cell>
          <table:table-cell/>
          <table:table-cell table:formula="of:=[.H17]+5" office:value-type="float" office:value="74" calcext:value-type="float">
            <text:p>74</text:p>
          </table:table-cell>
          <table:table-cell table:formula="of:=[.B17]" office:value-type="float" office:value="293498" calcext:value-type="float">
            <text:p>293498</text:p>
          </table:table-cell>
          <table:table-cell table:formula="of:=[.D17]" office:value-type="float" office:value="454832" calcext:value-type="float">
            <text:p>454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–84 </text:p>
          </table:table-cell>
          <table:table-cell office:value-type="float" office:value="100694" calcext:value-type="float">
            <text:p>100694</text:p>
          </table:table-cell>
          <table:table-cell office:value-type="string" calcext:value-type="string">
            <text:p>68.8% </text:p>
          </table:table-cell>
          <table:table-cell office:value-type="float" office:value="222222" calcext:value-type="float">
            <text:p>222222</text:p>
          </table:table-cell>
          <table:table-cell office:value-type="float" office:value="322916" calcext:value-type="float">
            <text:p>322916</text:p>
          </table:table-cell>
          <table:table-cell office:value-type="string" calcext:value-type="string">
            <text:p>0.6% </text:p>
          </table:table-cell>
          <table:table-cell/>
          <table:table-cell table:formula="of:=[.H18]+5" office:value-type="float" office:value="79" calcext:value-type="float">
            <text:p>79</text:p>
          </table:table-cell>
          <table:table-cell table:formula="of:=[.B18]" office:value-type="float" office:value="165283" calcext:value-type="float">
            <text:p>165283</text:p>
          </table:table-cell>
          <table:table-cell table:formula="of:=[.D18]" office:value-type="float" office:value="315984" calcext:value-type="float">
            <text:p>315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-plus </text:p>
          </table:table-cell>
          <table:table-cell office:value-type="float" office:value="75543" calcext:value-type="float">
            <text:p>75543</text:p>
          </table:table-cell>
          <table:table-cell office:value-type="string" calcext:value-type="string">
            <text:p>70.5% </text:p>
          </table:table-cell>
          <table:table-cell office:value-type="float" office:value="180130" calcext:value-type="float">
            <text:p>180130</text:p>
          </table:table-cell>
          <table:table-cell office:value-type="float" office:value="255673" calcext:value-type="float">
            <text:p>255673</text:p>
          </table:table-cell>
          <table:table-cell office:value-type="string" calcext:value-type="string">
            <text:p>0.5%</text:p>
          </table:table-cell>
          <table:table-cell/>
          <table:table-cell table:formula="of:=[.H19]+5" office:value-type="float" office:value="84" calcext:value-type="float">
            <text:p>84</text:p>
          </table:table-cell>
          <table:table-cell table:formula="of:=[.B19]" office:value-type="float" office:value="100694" calcext:value-type="float">
            <text:p>100694</text:p>
          </table:table-cell>
          <table:table-cell table:formula="of:=[.D19]" office:value-type="float" office:value="222222" calcext:value-type="float">
            <text:p>222222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+85</text:p>
          </table:table-cell>
          <table:table-cell table:formula="of:=[.B20]" office:value-type="float" office:value="75543" calcext:value-type="float">
            <text:p>75543</text:p>
          </table:table-cell>
          <table:table-cell table:formula="of:=[.D20]" office:value-type="float" office:value="180130" calcext:value-type="float">
            <text:p>18013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ive births 2011: </text:p>
          </table:table-cell>
          <table:table-cell table:style-name="Default"/>
          <table:table-cell table:style-name="Default" office:value-type="float" office:value="1211011" calcext:value-type="float">
            <text:p>1211011</text:p>
          </table:table-cell>
          <table:table-cell table:style-name="Default" office:value-type="string" calcext:value-type="string">
            <text:p>(Same source)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TOTAL</text:p>
          </table:table-cell>
          <table:table-cell table:formula="of:=SUM([.I3:.I21])" office:value-type="float" office:value="25188791" calcext:value-type="float">
            <text:p>25188791</text:p>
          </table:table-cell>
          <table:table-cell table:formula="of:=SUM([.J3:.J21])" office:value-type="float" office:value="26581768" calcext:value-type="float">
            <text:p>26581768</text:p>
          </table:table-cell>
          <table:table-cell table:formula="of:=[.I23]+[.J23]" office:value-type="float" office:value="51770559" calcext:value-type="float">
            <text:p>51770559</text:p>
          </table:table-cell>
          <table:table-cell table:number-columns-repeated="2"/>
        </table:table-row>
      </table:table>
      <table:table table:name="DeathRateAnnual-2011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number-columns-repeated="3" table:default-cell-style-name="ce6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Annual death risk</text:p>
          </table:table-cell>
          <table:table-cell table:number-columns-repeated="3"/>
          <table:table-cell table:style-name="Default" office:value-type="string" calcext:value-type="string">
            <text:p>Deaths (adjusted)</text:p>
          </table:table-cell>
          <table:table-cell table:style-name="Default" table:number-columns-repeated="2"/>
          <table:table-cell/>
          <table:table-cell office:value-type="string" calcext:value-type="string">
            <text:p>Pop (adjusted)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/>
          <table:table-cell table:style-name="Default" table:formula="of:=[DeathsByAgeSex.F2]" office:value-type="string" office:string-value="Age" calcext:value-type="string">
            <text:p>Age</text:p>
          </table:table-cell>
          <table:table-cell table:style-name="Default" table:formula="of:=[DeathsByAgeSex.G2]" office:value-type="string" office:string-value="Male" calcext:value-type="string">
            <text:p>Male</text:p>
          </table:table-cell>
          <table:table-cell table:style-name="Default" table:formula="of:=[DeathsByAgeSex.H2]" office:value-type="string" office:string-value="Female" calcext:value-type="string">
            <text:p>Female</text:p>
          </table:table-cell>
          <table:table-cell/>
          <table:table-cell table:formula="of:=[PopByAgeSex.H2]" office:value-type="string" office:string-value="Age" calcext:value-type="string">
            <text:p>Age</text:p>
          </table:table-cell>
          <table:table-cell table:formula="of:=[PopByAgeSex.I2]" office:value-type="string" office:string-value="Male" calcext:value-type="string">
            <text:p>Male</text:p>
          </table:table-cell>
          <table:table-cell table:formula="of:=[PopByAgeSex.J2]" office:value-type="string" office:string-value="Female" calcext:value-type="string">
            <text:p>Female</text:p>
          </table:table-cell>
        </table:table-row>
        <table:table-row table:style-name="ro1">
          <table:table-cell/>
          <table:table-cell table:formula="of:=[.F3]" office:value-type="float" office:value="0" calcext:value-type="float">
            <text:p>0</text:p>
          </table:table-cell>
          <table:table-cell table:formula="of:=[.G3]/[.K3]" office:value-type="float" office:value="0.0349604502832643" calcext:value-type="float">
            <text:p>0.0349604503</text:p>
          </table:table-cell>
          <table:table-cell table:formula="of:=[.H3]/[.L3]" office:value-type="float" office:value="0.0310071102987692" calcext:value-type="float">
            <text:p>0.0310071103</text:p>
          </table:table-cell>
          <table:table-cell/>
          <table:table-cell table:formula="of:=[DeathsByAgeSex.K3]" office:value-type="float" office:value="0" calcext:value-type="float">
            <text:p>0</text:p>
          </table:table-cell>
          <table:table-cell table:formula="of:=[DeathsByAgeSex.L3]" office:value-type="float" office:value="21168.7449289931" calcext:value-type="float">
            <text:p>21,169</text:p>
          </table:table-cell>
          <table:table-cell table:formula="of:=[DeathsByAgeSex.M3]" office:value-type="float" office:value="18774.9758250114" calcext:value-type="float">
            <text:p>18,775</text:p>
          </table:table-cell>
          <table:table-cell/>
          <table:table-cell table:style-name="ce6" table:formula="of:=[PopByAgeSex.H3]" office:value-type="float" office:value="0" calcext:value-type="float">
            <text:p>0</text:p>
          </table:table-cell>
          <table:table-cell table:formula="of:=[PopByAgeSex.I3]" office:value-type="float" office:value="605505.5" calcext:value-type="float">
            <text:p>605505.5</text:p>
          </table:table-cell>
          <table:table-cell table:formula="of:=[PopByAgeSex.J3]" office:value-type="float" office:value="605505.5" calcext:value-type="float">
            <text:p>605505.5</text:p>
          </table:table-cell>
        </table:table-row>
        <table:table-row table:style-name="ro1">
          <table:table-cell/>
          <table:table-cell table:formula="of:=[.F4]" office:value-type="float" office:value="4" calcext:value-type="float">
            <text:p>4</text:p>
          </table:table-cell>
          <table:table-cell table:formula="of:=[.G4]/[.K4]" office:value-type="float" office:value="0.00334405243324952" calcext:value-type="float">
            <text:p>0.0033440524</text:p>
          </table:table-cell>
          <table:table-cell table:formula="of:=[.H4]/[.L4]" office:value-type="float" office:value="0.00304731699128585" calcext:value-type="float">
            <text:p>0.003047317</text:p>
          </table:table-cell>
          <table:table-cell/>
          <table:table-cell table:formula="of:=[DeathsByAgeSex.K4]" office:value-type="float" office:value="4" calcext:value-type="float">
            <text:p>4</text:p>
          </table:table-cell>
          <table:table-cell table:formula="of:=[DeathsByAgeSex.L4]" office:value-type="float" office:value="7564.51245617885" calcext:value-type="float">
            <text:p>7,565</text:p>
          </table:table-cell>
          <table:table-cell table:formula="of:=[DeathsByAgeSex.M4]" office:value-type="float" office:value="6741.76678981665" calcext:value-type="float">
            <text:p>6,742</text:p>
          </table:table-cell>
          <table:table-cell/>
          <table:table-cell table:formula="of:=[PopByAgeSex.H4]" office:value-type="float" office:value="4" calcext:value-type="float">
            <text:p>4</text:p>
          </table:table-cell>
          <table:table-cell table:formula="of:=[PopByAgeSex.I4]" office:value-type="float" office:value="2262079.5" calcext:value-type="float">
            <text:p>2262079.5</text:p>
          </table:table-cell>
          <table:table-cell table:formula="of:=[PopByAgeSex.J4]" office:value-type="float" office:value="2212361.5" calcext:value-type="float">
            <text:p>2212361.5</text:p>
          </table:table-cell>
        </table:table-row>
        <table:table-row table:style-name="ro1">
          <table:table-cell/>
          <table:table-cell table:formula="of:=[.F5]" office:value-type="float" office:value="9" calcext:value-type="float">
            <text:p>9</text:p>
          </table:table-cell>
          <table:table-cell table:formula="of:=[.G5]/[.K5]" office:value-type="float" office:value="0.00108088006100742" calcext:value-type="float">
            <text:p>0.0010808801</text:p>
          </table:table-cell>
          <table:table-cell table:formula="of:=[.H5]/[.L5]" office:value-type="float" office:value="0.000935027734291388" calcext:value-type="float">
            <text:p>0.0009350277</text:p>
          </table:table-cell>
          <table:table-cell/>
          <table:table-cell table:formula="of:=[DeathsByAgeSex.K5]" office:value-type="float" office:value="9" calcext:value-type="float">
            <text:p>9</text:p>
          </table:table-cell>
          <table:table-cell table:formula="of:=[DeathsByAgeSex.L5]" office:value-type="float" office:value="2621.32978723404" calcext:value-type="float">
            <text:p>2,621</text:p>
          </table:table-cell>
          <table:table-cell table:formula="of:=[DeathsByAgeSex.M5]" office:value-type="float" office:value="2238.98936170213" calcext:value-type="float">
            <text:p>2,239</text:p>
          </table:table-cell>
          <table:table-cell/>
          <table:table-cell table:formula="of:=[PopByAgeSex.H5]" office:value-type="float" office:value="9" calcext:value-type="float">
            <text:p>9</text:p>
          </table:table-cell>
          <table:table-cell table:formula="of:=[PopByAgeSex.I5]" office:value-type="float" office:value="2425181" calcext:value-type="float">
            <text:p>2425181</text:p>
          </table:table-cell>
          <table:table-cell table:formula="of:=[PopByAgeSex.J5]" office:value-type="float" office:value="2394570" calcext:value-type="float">
            <text:p>2394570</text:p>
          </table:table-cell>
        </table:table-row>
        <table:table-row table:style-name="ro1">
          <table:table-cell/>
          <table:table-cell table:formula="of:=[.F6]" office:value-type="float" office:value="14" calcext:value-type="float">
            <text:p>14</text:p>
          </table:table-cell>
          <table:table-cell table:formula="of:=[.G6]/[.K6]" office:value-type="float" office:value="0.000995884723240435" calcext:value-type="float">
            <text:p>0.0009958847</text:p>
          </table:table-cell>
          <table:table-cell table:formula="of:=[.H6]/[.L6]" office:value-type="float" office:value="0.000882100886135725" calcext:value-type="float">
            <text:p>0.0008821009</text:p>
          </table:table-cell>
          <table:table-cell/>
          <table:table-cell table:formula="of:=[DeathsByAgeSex.K6]" office:value-type="float" office:value="14" calcext:value-type="float">
            <text:p>14</text:p>
          </table:table-cell>
          <table:table-cell table:formula="of:=[DeathsByAgeSex.L6]" office:value-type="float" office:value="2334.62765957447" calcext:value-type="float">
            <text:p>2,335</text:p>
          </table:table-cell>
          <table:table-cell table:formula="of:=[DeathsByAgeSex.M6]" office:value-type="float" office:value="1985.26595744681" calcext:value-type="float">
            <text:p>1,985</text:p>
          </table:table-cell>
          <table:table-cell/>
          <table:table-cell table:formula="of:=[PopByAgeSex.H6]" office:value-type="float" office:value="14" calcext:value-type="float">
            <text:p>14</text:p>
          </table:table-cell>
          <table:table-cell table:formula="of:=[PopByAgeSex.I6]" office:value-type="float" office:value="2344275" calcext:value-type="float">
            <text:p>2344275</text:p>
          </table:table-cell>
          <table:table-cell table:formula="of:=[PopByAgeSex.J6]" office:value-type="float" office:value="2250611" calcext:value-type="float">
            <text:p>2250611</text:p>
          </table:table-cell>
        </table:table-row>
        <table:table-row table:style-name="ro1">
          <table:table-cell/>
          <table:table-cell table:formula="of:=[.F7]" office:value-type="float" office:value="19" calcext:value-type="float">
            <text:p>19</text:p>
          </table:table-cell>
          <table:table-cell table:formula="of:=[.G7]/[.K7]" office:value-type="float" office:value="0.00180871398849406" calcext:value-type="float">
            <text:p>0.001808714</text:p>
          </table:table-cell>
          <table:table-cell table:formula="of:=[.H7]/[.L7]" office:value-type="float" office:value="0.00154405566916009" calcext:value-type="float">
            <text:p>0.0015440557</text:p>
          </table:table-cell>
          <table:table-cell/>
          <table:table-cell table:formula="of:=[DeathsByAgeSex.K7]" office:value-type="float" office:value="19" calcext:value-type="float">
            <text:p>19</text:p>
          </table:table-cell>
          <table:table-cell table:formula="of:=[DeathsByAgeSex.L7]" office:value-type="float" office:value="4519.20212765957" calcext:value-type="float">
            <text:p>4,519</text:p>
          </table:table-cell>
          <table:table-cell table:formula="of:=[DeathsByAgeSex.M7]" office:value-type="float" office:value="3867.71276595745" calcext:value-type="float">
            <text:p>3,868</text:p>
          </table:table-cell>
          <table:table-cell/>
          <table:table-cell table:formula="of:=[PopByAgeSex.H7]" office:value-type="float" office:value="19" calcext:value-type="float">
            <text:p>19</text:p>
          </table:table-cell>
          <table:table-cell table:formula="of:=[PopByAgeSex.I7]" office:value-type="float" office:value="2498572" calcext:value-type="float">
            <text:p>2498572</text:p>
          </table:table-cell>
          <table:table-cell table:formula="of:=[PopByAgeSex.J7]" office:value-type="float" office:value="2504905" calcext:value-type="float">
            <text:p>2504905</text:p>
          </table:table-cell>
        </table:table-row>
        <table:table-row table:style-name="ro1">
          <table:table-cell/>
          <table:table-cell table:formula="of:=[.F8]" office:value-type="float" office:value="24" calcext:value-type="float">
            <text:p>24</text:p>
          </table:table-cell>
          <table:table-cell table:formula="of:=[.G8]/[.K8]" office:value-type="float" office:value="0.00346394136546353" calcext:value-type="float">
            <text:p>0.0034639414</text:p>
          </table:table-cell>
          <table:table-cell table:formula="of:=[.H8]/[.L8]" office:value-type="float" office:value="0.0035916168293352" calcext:value-type="float">
            <text:p>0.0035916168</text:p>
          </table:table-cell>
          <table:table-cell/>
          <table:table-cell table:formula="of:=[DeathsByAgeSex.K8]" office:value-type="float" office:value="24" calcext:value-type="float">
            <text:p>24</text:p>
          </table:table-cell>
          <table:table-cell table:formula="of:=[DeathsByAgeSex.L8]" office:value-type="float" office:value="9334.09574468085" calcext:value-type="float">
            <text:p>9,334</text:p>
          </table:table-cell>
          <table:table-cell table:formula="of:=[DeathsByAgeSex.M8]" office:value-type="float" office:value="9625.15957446808" calcext:value-type="float">
            <text:p>9,625</text:p>
          </table:table-cell>
          <table:table-cell/>
          <table:table-cell table:formula="of:=[PopByAgeSex.H8]" office:value-type="float" office:value="24" calcext:value-type="float">
            <text:p>24</text:p>
          </table:table-cell>
          <table:table-cell table:formula="of:=[PopByAgeSex.I8]" office:value-type="float" office:value="2694646" calcext:value-type="float">
            <text:p>2694646</text:p>
          </table:table-cell>
          <table:table-cell table:formula="of:=[PopByAgeSex.J8]" office:value-type="float" office:value="2679896" calcext:value-type="float">
            <text:p>2679896</text:p>
          </table:table-cell>
        </table:table-row>
        <table:table-row table:style-name="ro1">
          <table:table-cell/>
          <table:table-cell table:formula="of:=[.F9]" office:value-type="float" office:value="29" calcext:value-type="float">
            <text:p>29</text:p>
          </table:table-cell>
          <table:table-cell table:formula="of:=[.G9]/[.K9]" office:value-type="float" office:value="0.00636664398608627" calcext:value-type="float">
            <text:p>0.006366644</text:p>
          </table:table-cell>
          <table:table-cell table:formula="of:=[.H9]/[.L9]" office:value-type="float" office:value="0.0069180735217649" calcext:value-type="float">
            <text:p>0.0069180735</text:p>
          </table:table-cell>
          <table:table-cell/>
          <table:table-cell table:formula="of:=[DeathsByAgeSex.K9]" office:value-type="float" office:value="29" calcext:value-type="float">
            <text:p>29</text:p>
          </table:table-cell>
          <table:table-cell table:formula="of:=[DeathsByAgeSex.L9]" office:value-type="float" office:value="16188.3510638298" calcext:value-type="float">
            <text:p>16,188</text:p>
          </table:table-cell>
          <table:table-cell table:formula="of:=[DeathsByAgeSex.M9]" office:value-type="float" office:value="17410.2659574468" calcext:value-type="float">
            <text:p>17,410</text:p>
          </table:table-cell>
          <table:table-cell/>
          <table:table-cell table:formula="of:=[PopByAgeSex.H9]" office:value-type="float" office:value="29" calcext:value-type="float">
            <text:p>29</text:p>
          </table:table-cell>
          <table:table-cell table:formula="of:=[PopByAgeSex.I9]" office:value-type="float" office:value="2542682" calcext:value-type="float">
            <text:p>2542682</text:p>
          </table:table-cell>
          <table:table-cell table:formula="of:=[PopByAgeSex.J9]" office:value-type="float" office:value="2516635" calcext:value-type="float">
            <text:p>2516635</text:p>
          </table:table-cell>
        </table:table-row>
        <table:table-row table:style-name="ro1">
          <table:table-cell/>
          <table:table-cell table:formula="of:=[.F10]" office:value-type="float" office:value="34" calcext:value-type="float">
            <text:p>34</text:p>
          </table:table-cell>
          <table:table-cell table:formula="of:=[.G10]/[.K10]" office:value-type="float" office:value="0.0104016196914909" calcext:value-type="float">
            <text:p>0.0104016197</text:p>
          </table:table-cell>
          <table:table-cell table:formula="of:=[.H10]/[.L10]" office:value-type="float" office:value="0.00962326813577382" calcext:value-type="float">
            <text:p>0.0096232681</text:p>
          </table:table-cell>
          <table:table-cell/>
          <table:table-cell table:formula="of:=[DeathsByAgeSex.K10]" office:value-type="float" office:value="34" calcext:value-type="float">
            <text:p>34</text:p>
          </table:table-cell>
          <table:table-cell table:formula="of:=[DeathsByAgeSex.L10]" office:value-type="float" office:value="21179.8404255319" calcext:value-type="float">
            <text:p>21,180</text:p>
          </table:table-cell>
          <table:table-cell table:formula="of:=[DeathsByAgeSex.M10]" office:value-type="float" office:value="19177.2872340426" calcext:value-type="float">
            <text:p>19,177</text:p>
          </table:table-cell>
          <table:table-cell/>
          <table:table-cell table:formula="of:=[PopByAgeSex.H10]" office:value-type="float" office:value="34" calcext:value-type="float">
            <text:p>34</text:p>
          </table:table-cell>
          <table:table-cell table:formula="of:=[PopByAgeSex.I10]" office:value-type="float" office:value="2036206" calcext:value-type="float">
            <text:p>2036206</text:p>
          </table:table-cell>
          <table:table-cell table:formula="of:=[PopByAgeSex.J10]" office:value-type="float" office:value="1992804" calcext:value-type="float">
            <text:p>1992804</text:p>
          </table:table-cell>
        </table:table-row>
        <table:table-row table:style-name="ro1">
          <table:table-cell/>
          <table:table-cell table:formula="of:=[.F11]" office:value-type="float" office:value="39" calcext:value-type="float">
            <text:p>39</text:p>
          </table:table-cell>
          <table:table-cell table:formula="of:=[.G11]/[.K11]" office:value-type="float" office:value="0.0141459705609367" calcext:value-type="float">
            <text:p>0.0141459706</text:p>
          </table:table-cell>
          <table:table-cell table:formula="of:=[.H11]/[.L11]" office:value-type="float" office:value="0.0106987668087914" calcext:value-type="float">
            <text:p>0.0106987668</text:p>
          </table:table-cell>
          <table:table-cell/>
          <table:table-cell table:formula="of:=[DeathsByAgeSex.K11]" office:value-type="float" office:value="39" calcext:value-type="float">
            <text:p>39</text:p>
          </table:table-cell>
          <table:table-cell table:formula="of:=[DeathsByAgeSex.L11]" office:value-type="float" office:value="24180.3723404255" calcext:value-type="float">
            <text:p>24,180</text:p>
          </table:table-cell>
          <table:table-cell table:formula="of:=[DeathsByAgeSex.M11]" office:value-type="float" office:value="18812.9255319149" calcext:value-type="float">
            <text:p>18,813</text:p>
          </table:table-cell>
          <table:table-cell/>
          <table:table-cell table:formula="of:=[PopByAgeSex.H11]" office:value-type="float" office:value="39" calcext:value-type="float">
            <text:p>39</text:p>
          </table:table-cell>
          <table:table-cell table:formula="of:=[PopByAgeSex.I11]" office:value-type="float" office:value="1709347" calcext:value-type="float">
            <text:p>1709347</text:p>
          </table:table-cell>
          <table:table-cell table:formula="of:=[PopByAgeSex.J11]" office:value-type="float" office:value="1758420" calcext:value-type="float">
            <text:p>1758420</text:p>
          </table:table-cell>
        </table:table-row>
        <table:table-row table:style-name="ro1">
          <table:table-cell/>
          <table:table-cell table:formula="of:=[.F12]" office:value-type="float" office:value="44" calcext:value-type="float">
            <text:p>44</text:p>
          </table:table-cell>
          <table:table-cell table:formula="of:=[.G12]/[.K12]" office:value-type="float" office:value="0.0160618552590422" calcext:value-type="float">
            <text:p>0.0160618553</text:p>
          </table:table-cell>
          <table:table-cell table:formula="of:=[.H12]/[.L12]" office:value-type="float" office:value="0.0107939482971724" calcext:value-type="float">
            <text:p>0.0107939483</text:p>
          </table:table-cell>
          <table:table-cell/>
          <table:table-cell table:formula="of:=[DeathsByAgeSex.K12]" office:value-type="float" office:value="44" calcext:value-type="float">
            <text:p>44</text:p>
          </table:table-cell>
          <table:table-cell table:formula="of:=[DeathsByAgeSex.L12]" office:value-type="float" office:value="22523.9893617021" calcext:value-type="float">
            <text:p>22,524</text:p>
          </table:table-cell>
          <table:table-cell table:formula="of:=[DeathsByAgeSex.M12]" office:value-type="float" office:value="16690.585106383" calcext:value-type="float">
            <text:p>16,691</text:p>
          </table:table-cell>
          <table:table-cell/>
          <table:table-cell table:formula="of:=[PopByAgeSex.H12]" office:value-type="float" office:value="44" calcext:value-type="float">
            <text:p>44</text:p>
          </table:table-cell>
          <table:table-cell table:formula="of:=[PopByAgeSex.I12]" office:value-type="float" office:value="1402328" calcext:value-type="float">
            <text:p>1402328</text:p>
          </table:table-cell>
          <table:table-cell table:formula="of:=[PopByAgeSex.J12]" office:value-type="float" office:value="1546291" calcext:value-type="float">
            <text:p>1546291</text:p>
          </table:table-cell>
        </table:table-row>
        <table:table-row table:style-name="ro1">
          <table:table-cell/>
          <table:table-cell table:formula="of:=[.F13]" office:value-type="float" office:value="49" calcext:value-type="float">
            <text:p>49</text:p>
          </table:table-cell>
          <table:table-cell table:formula="of:=[.G13]/[.K13]" office:value-type="float" office:value="0.0188644421739729" calcext:value-type="float">
            <text:p>0.0188644422</text:p>
          </table:table-cell>
          <table:table-cell table:formula="of:=[.H13]/[.L13]" office:value-type="float" office:value="0.0112825657070373" calcext:value-type="float">
            <text:p>0.0112825657</text:p>
          </table:table-cell>
          <table:table-cell/>
          <table:table-cell table:formula="of:=[DeathsByAgeSex.K13]" office:value-type="float" office:value="49" calcext:value-type="float">
            <text:p>49</text:p>
          </table:table-cell>
          <table:table-cell table:formula="of:=[DeathsByAgeSex.L13]" office:value-type="float" office:value="22556.9680851064" calcext:value-type="float">
            <text:p>22,557</text:p>
          </table:table-cell>
          <table:table-cell table:formula="of:=[DeathsByAgeSex.M13]" office:value-type="float" office:value="16072.5" calcext:value-type="float">
            <text:p>16,073</text:p>
          </table:table-cell>
          <table:table-cell/>
          <table:table-cell table:formula="of:=[PopByAgeSex.H13]" office:value-type="float" office:value="49" calcext:value-type="float">
            <text:p>49</text:p>
          </table:table-cell>
          <table:table-cell table:formula="of:=[PopByAgeSex.I13]" office:value-type="float" office:value="1195740" calcext:value-type="float">
            <text:p>1195740</text:p>
          </table:table-cell>
          <table:table-cell table:formula="of:=[PopByAgeSex.J13]" office:value-type="float" office:value="1424543" calcext:value-type="float">
            <text:p>1424543</text:p>
          </table:table-cell>
        </table:table-row>
        <table:table-row table:style-name="ro1">
          <table:table-cell/>
          <table:table-cell table:formula="of:=[.F14]" office:value-type="float" office:value="54" calcext:value-type="float">
            <text:p>54</text:p>
          </table:table-cell>
          <table:table-cell table:formula="of:=[.G14]/[.K14]" office:value-type="float" office:value="0.0224721444833226" calcext:value-type="float">
            <text:p>0.0224721445</text:p>
          </table:table-cell>
          <table:table-cell table:formula="of:=[.H14]/[.L14]" office:value-type="float" office:value="0.0128196099226142" calcext:value-type="float">
            <text:p>0.0128196099</text:p>
          </table:table-cell>
          <table:table-cell/>
          <table:table-cell table:formula="of:=[DeathsByAgeSex.K14]" office:value-type="float" office:value="54" calcext:value-type="float">
            <text:p>54</text:p>
          </table:table-cell>
          <table:table-cell table:formula="of:=[DeathsByAgeSex.L14]" office:value-type="float" office:value="22727.1808510638" calcext:value-type="float">
            <text:p>22,727</text:p>
          </table:table-cell>
          <table:table-cell table:formula="of:=[DeathsByAgeSex.M14]" office:value-type="float" office:value="15472.5" calcext:value-type="float">
            <text:p>15,473</text:p>
          </table:table-cell>
          <table:table-cell/>
          <table:table-cell table:formula="of:=[PopByAgeSex.H14]" office:value-type="float" office:value="54" calcext:value-type="float">
            <text:p>54</text:p>
          </table:table-cell>
          <table:table-cell table:formula="of:=[PopByAgeSex.I14]" office:value-type="float" office:value="1011349" calcext:value-type="float">
            <text:p>1011349</text:p>
          </table:table-cell>
          <table:table-cell table:formula="of:=[PopByAgeSex.J14]" office:value-type="float" office:value="1206940" calcext:value-type="float">
            <text:p>1206940</text:p>
          </table:table-cell>
        </table:table-row>
        <table:table-row table:style-name="ro1">
          <table:table-cell/>
          <table:table-cell table:formula="of:=[.F15]" office:value-type="float" office:value="59" calcext:value-type="float">
            <text:p>59</text:p>
          </table:table-cell>
          <table:table-cell table:formula="of:=[.G15]/[.K15]" office:value-type="float" office:value="0.0270291640953679" calcext:value-type="float">
            <text:p>0.0270291641</text:p>
          </table:table-cell>
          <table:table-cell table:formula="of:=[.H15]/[.L15]" office:value-type="float" office:value="0.0155529259685841" calcext:value-type="float">
            <text:p>0.015552926</text:p>
          </table:table-cell>
          <table:table-cell/>
          <table:table-cell table:formula="of:=[DeathsByAgeSex.K15]" office:value-type="float" office:value="59" calcext:value-type="float">
            <text:p>59</text:p>
          </table:table-cell>
          <table:table-cell table:formula="of:=[DeathsByAgeSex.L15]" office:value-type="float" office:value="21946.329787234" calcext:value-type="float">
            <text:p>21,946</text:p>
          </table:table-cell>
          <table:table-cell table:formula="of:=[DeathsByAgeSex.M15]" office:value-type="float" office:value="15326.7553191489" calcext:value-type="float">
            <text:p>15,327</text:p>
          </table:table-cell>
          <table:table-cell/>
          <table:table-cell table:formula="of:=[PopByAgeSex.H15]" office:value-type="float" office:value="59" calcext:value-type="float">
            <text:p>59</text:p>
          </table:table-cell>
          <table:table-cell table:formula="of:=[PopByAgeSex.I15]" office:value-type="float" office:value="811950" calcext:value-type="float">
            <text:p>811950</text:p>
          </table:table-cell>
          <table:table-cell table:formula="of:=[PopByAgeSex.J15]" office:value-type="float" office:value="985458" calcext:value-type="float">
            <text:p>985458</text:p>
          </table:table-cell>
        </table:table-row>
        <table:table-row table:style-name="ro1">
          <table:table-cell/>
          <table:table-cell table:formula="of:=[.F16]" office:value-type="float" office:value="64" calcext:value-type="float">
            <text:p>64</text:p>
          </table:table-cell>
          <table:table-cell table:formula="of:=[.G16]/[.K16]" office:value-type="float" office:value="0.0358777883047449" calcext:value-type="float">
            <text:p>0.0358777883</text:p>
          </table:table-cell>
          <table:table-cell table:formula="of:=[.H16]/[.L16]" office:value-type="float" office:value="0.0208523452607468" calcext:value-type="float">
            <text:p>0.0208523453</text:p>
          </table:table-cell>
          <table:table-cell/>
          <table:table-cell table:formula="of:=[DeathsByAgeSex.K16]" office:value-type="float" office:value="64" calcext:value-type="float">
            <text:p>64</text:p>
          </table:table-cell>
          <table:table-cell table:formula="of:=[DeathsByAgeSex.L16]" office:value-type="float" office:value="21970.2659574468" calcext:value-type="float">
            <text:p>21,970</text:p>
          </table:table-cell>
          <table:table-cell table:formula="of:=[DeathsByAgeSex.M16]" office:value-type="float" office:value="16127.2872340426" calcext:value-type="float">
            <text:p>16,127</text:p>
          </table:table-cell>
          <table:table-cell/>
          <table:table-cell table:formula="of:=[PopByAgeSex.H16]" office:value-type="float" office:value="64" calcext:value-type="float">
            <text:p>64</text:p>
          </table:table-cell>
          <table:table-cell table:formula="of:=[PopByAgeSex.I16]" office:value-type="float" office:value="612364" calcext:value-type="float">
            <text:p>612364</text:p>
          </table:table-cell>
          <table:table-cell table:formula="of:=[PopByAgeSex.J16]" office:value-type="float" office:value="773404" calcext:value-type="float">
            <text:p>773404</text:p>
          </table:table-cell>
        </table:table-row>
        <table:table-row table:style-name="ro1">
          <table:table-cell/>
          <table:table-cell table:formula="of:=[.F17]" office:value-type="float" office:value="69" calcext:value-type="float">
            <text:p>69</text:p>
          </table:table-cell>
          <table:table-cell table:formula="of:=[.G17]/[.K17]" office:value-type="float" office:value="0.0455273993898931" calcext:value-type="float">
            <text:p>0.0455273994</text:p>
          </table:table-cell>
          <table:table-cell table:formula="of:=[.H17]/[.L17]" office:value-type="float" office:value="0.0275782824929223" calcext:value-type="float">
            <text:p>0.0275782825</text:p>
          </table:table-cell>
          <table:table-cell/>
          <table:table-cell table:formula="of:=[DeathsByAgeSex.K17]" office:value-type="float" office:value="69" calcext:value-type="float">
            <text:p>69</text:p>
          </table:table-cell>
          <table:table-cell table:formula="of:=[DeathsByAgeSex.L17]" office:value-type="float" office:value="18281.4361702128" calcext:value-type="float">
            <text:p>18,281</text:p>
          </table:table-cell>
          <table:table-cell table:formula="of:=[DeathsByAgeSex.M17]" office:value-type="float" office:value="15340.585106383" calcext:value-type="float">
            <text:p>15,341</text:p>
          </table:table-cell>
          <table:table-cell/>
          <table:table-cell table:formula="of:=[PopByAgeSex.H17]" office:value-type="float" office:value="69" calcext:value-type="float">
            <text:p>69</text:p>
          </table:table-cell>
          <table:table-cell table:formula="of:=[PopByAgeSex.I17]" office:value-type="float" office:value="401548" calcext:value-type="float">
            <text:p>401548</text:p>
          </table:table-cell>
          <table:table-cell table:formula="of:=[PopByAgeSex.J17]" office:value-type="float" office:value="556256" calcext:value-type="float">
            <text:p>556256</text:p>
          </table:table-cell>
        </table:table-row>
        <table:table-row table:style-name="ro1">
          <table:table-cell/>
          <table:table-cell table:formula="of:=[.F18]" office:value-type="float" office:value="74" calcext:value-type="float">
            <text:p>74</text:p>
          </table:table-cell>
          <table:table-cell table:formula="of:=[.G18]/[.K18]" office:value-type="float" office:value="0.0606280183430879" calcext:value-type="float">
            <text:p>0.0606280183</text:p>
          </table:table-cell>
          <table:table-cell table:formula="of:=[.H18]/[.L18]" office:value-type="float" office:value="0.0397648577655794" calcext:value-type="float">
            <text:p>0.0397648578</text:p>
          </table:table-cell>
          <table:table-cell/>
          <table:table-cell table:formula="of:=[DeathsByAgeSex.K18]" office:value-type="float" office:value="74" calcext:value-type="float">
            <text:p>74</text:p>
          </table:table-cell>
          <table:table-cell table:formula="of:=[DeathsByAgeSex.L18]" office:value-type="float" office:value="17794.2021276596" calcext:value-type="float">
            <text:p>17,794</text:p>
          </table:table-cell>
          <table:table-cell table:formula="of:=[DeathsByAgeSex.M18]" office:value-type="float" office:value="18086.329787234" calcext:value-type="float">
            <text:p>18,086</text:p>
          </table:table-cell>
          <table:table-cell/>
          <table:table-cell table:formula="of:=[PopByAgeSex.H18]" office:value-type="float" office:value="74" calcext:value-type="float">
            <text:p>74</text:p>
          </table:table-cell>
          <table:table-cell table:formula="of:=[PopByAgeSex.I18]" office:value-type="float" office:value="293498" calcext:value-type="float">
            <text:p>293498</text:p>
          </table:table-cell>
          <table:table-cell table:formula="of:=[PopByAgeSex.J18]" office:value-type="float" office:value="454832" calcext:value-type="float">
            <text:p>454832</text:p>
          </table:table-cell>
        </table:table-row>
        <table:table-row table:style-name="ro1">
          <table:table-cell/>
          <table:table-cell table:formula="of:=[.F19]" office:value-type="float" office:value="79" calcext:value-type="float">
            <text:p>79</text:p>
          </table:table-cell>
          <table:table-cell table:formula="of:=[.G19]/[.K19]" office:value-type="float" office:value="0.0763007895806302" calcext:value-type="float">
            <text:p>0.0763007896</text:p>
          </table:table-cell>
          <table:table-cell table:formula="of:=[.H19]/[.L19]" office:value-type="float" office:value="0.0560025325817738" calcext:value-type="float">
            <text:p>0.0560025326</text:p>
          </table:table-cell>
          <table:table-cell/>
          <table:table-cell table:formula="of:=[DeathsByAgeSex.K19]" office:value-type="float" office:value="79" calcext:value-type="float">
            <text:p>79</text:p>
          </table:table-cell>
          <table:table-cell table:formula="of:=[DeathsByAgeSex.L19]" office:value-type="float" office:value="12611.2234042553" calcext:value-type="float">
            <text:p>12,611</text:p>
          </table:table-cell>
          <table:table-cell table:formula="of:=[DeathsByAgeSex.M19]" office:value-type="float" office:value="17695.9042553192" calcext:value-type="float">
            <text:p>17,696</text:p>
          </table:table-cell>
          <table:table-cell/>
          <table:table-cell table:formula="of:=[PopByAgeSex.H19]" office:value-type="float" office:value="79" calcext:value-type="float">
            <text:p>79</text:p>
          </table:table-cell>
          <table:table-cell table:formula="of:=[PopByAgeSex.I19]" office:value-type="float" office:value="165283" calcext:value-type="float">
            <text:p>165283</text:p>
          </table:table-cell>
          <table:table-cell table:formula="of:=[PopByAgeSex.J19]" office:value-type="float" office:value="315984" calcext:value-type="float">
            <text:p>315984</text:p>
          </table:table-cell>
        </table:table-row>
        <table:table-row table:style-name="ro1">
          <table:table-cell/>
          <table:table-cell table:formula="of:=[.F20]" office:value-type="float" office:value="84" calcext:value-type="float">
            <text:p>84</text:p>
          </table:table-cell>
          <table:table-cell table:formula="of:=[.G20]/[.K20]" office:value-type="float" office:value="0.106690947800984" calcext:value-type="float">
            <text:p>0.1066909478</text:p>
          </table:table-cell>
          <table:table-cell table:formula="of:=[.H20]/[.L20]" office:value-type="float" office:value="0.0807566499055863" calcext:value-type="float">
            <text:p>0.0807566499</text:p>
          </table:table-cell>
          <table:table-cell/>
          <table:table-cell table:formula="of:=[DeathsByAgeSex.K20]" office:value-type="float" office:value="84" calcext:value-type="float">
            <text:p>84</text:p>
          </table:table-cell>
          <table:table-cell table:formula="of:=[DeathsByAgeSex.L20]" office:value-type="float" office:value="10743.1382978723" calcext:value-type="float">
            <text:p>10,743</text:p>
          </table:table-cell>
          <table:table-cell table:formula="of:=[DeathsByAgeSex.M20]" office:value-type="float" office:value="17945.9042553192" calcext:value-type="float">
            <text:p>17,946</text:p>
          </table:table-cell>
          <table:table-cell/>
          <table:table-cell table:formula="of:=[PopByAgeSex.H20]" office:value-type="float" office:value="84" calcext:value-type="float">
            <text:p>84</text:p>
          </table:table-cell>
          <table:table-cell table:formula="of:=[PopByAgeSex.I20]" office:value-type="float" office:value="100694" calcext:value-type="float">
            <text:p>100694</text:p>
          </table:table-cell>
          <table:table-cell table:formula="of:=[PopByAgeSex.J20]" office:value-type="float" office:value="222222" calcext:value-type="float">
            <text:p>222222</text:p>
          </table:table-cell>
        </table:table-row>
        <table:table-row table:style-name="ro1">
          <table:table-cell/>
          <table:table-cell table:formula="of:=[.F21]" office:value-type="string" office:string-value="+85" calcext:value-type="string">
            <text:p>+85</text:p>
          </table:table-cell>
          <table:table-cell table:formula="of:=[.G21]/[.K21]" office:value-type="float" office:value="0.149247110494488" calcext:value-type="float">
            <text:p>0.1492471105</text:p>
          </table:table-cell>
          <table:table-cell table:formula="of:=[.H21]/[.L21]" office:value-type="float" office:value="0.134567705829478" calcext:value-type="float">
            <text:p>0.1345677058</text:p>
          </table:table-cell>
          <table:table-cell/>
          <table:table-cell office:value-type="string" calcext:value-type="string">
            <text:p>+85</text:p>
          </table:table-cell>
          <table:table-cell table:formula="of:=SUM([DeathsByAgeSex.L21:.L22])" office:value-type="float" office:value="11274.5744680851" calcext:value-type="float">
            <text:p>11,275</text:p>
          </table:table-cell>
          <table:table-cell table:formula="of:=SUM([DeathsByAgeSex.M21:.M22])" office:value-type="float" office:value="24239.6808510638" calcext:value-type="float">
            <text:p>24,240</text:p>
          </table:table-cell>
          <table:table-cell/>
          <table:table-cell table:formula="of:=[PopByAgeSex.H21]" office:value-type="string" office:string-value="+85" calcext:value-type="string">
            <text:p>+85</text:p>
          </table:table-cell>
          <table:table-cell table:formula="of:=[PopByAgeSex.I21]" office:value-type="float" office:value="75543" calcext:value-type="float">
            <text:p>75543</text:p>
          </table:table-cell>
          <table:table-cell table:formula="of:=[PopByAgeSex.J21]" office:value-type="float" office:value="180130" calcext:value-type="float">
            <text:p>18013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djusted for incompleteness 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dults assumed to be 94% complete (See P0309.3 2011)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</table:table>
      <table:table table:name="DailyRate" table:style-name="ta1">
        <table:table-column table:style-name="co1" table:number-columns-repeated="11" table:default-cell-style-name="Default"/>
        <table:table-column table:style-name="co1" table:number-columns-repeated="2" table:default-cell-style-name="ce1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nnual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table:number-columns-repeated="4"/>
          <table:table-cell office:value-type="string" calcext:value-type="string">
            <text:p>Daily by single age year</text:p>
          </table:table-cell>
          <table:table-cell table:number-columns-repeated="3"/>
          <table:table-cell office:value-type="string" calcext:value-type="string">
            <text:p>Dataset format</text:p>
          </table:table-cell>
          <table:table-cell table:number-columns-repeated="3"/>
        </table:table-row>
        <table:table-row table:style-name="ro1">
          <table:table-cell/>
          <table:table-cell table:formula="of:=['DeathRateAnnual-2011'.B2]" office:value-type="string" office:string-value="Age" calcext:value-type="string">
            <text:p>Age</text:p>
          </table:table-cell>
          <table:table-cell table:formula="of:=['DeathRateAnnual-2011'.C2]" office:value-type="string" office:string-value="Male" calcext:value-type="string">
            <text:p>Male</text:p>
          </table:table-cell>
          <table:table-cell table:formula="of:=['DeathRateAnnual-2011'.D2]" office:value-type="string" office:string-value="Female" calcext:value-type="string">
            <text:p>Female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Infected</text:p>
          </table:table-cell>
          <table:table-cell office:value-type="string" calcext:value-type="string">
            <text:p>date_death</text:p>
          </table:table-cell>
        </table:table-row>
        <table:table-row table:style-name="ro1">
          <table:table-cell/>
          <table:table-cell table:style-name="ce6" table:formula="of:=['DeathRateAnnual-2011'.B3]" office:value-type="float" office:value="0" calcext:value-type="float">
            <text:p>0</text:p>
          </table:table-cell>
          <table:table-cell table:formula="of:=['DeathRateAnnual-2011'.C3]" office:value-type="float" office:value="0.0349604502832643" calcext:value-type="float">
            <text:p>0.0349604503</text:p>
          </table:table-cell>
          <table:table-cell table:formula="of:=['DeathRateAnnual-2011'.D3]" office:value-type="float" office:value="0.0310071102987692" calcext:value-type="float">
            <text:p>0.0310071103</text:p>
          </table:table-cell>
          <table:table-cell/>
          <table:table-cell table:style-name="ce6" table:formula="of:=[.B3]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table:formula="of:=EXP(LN(1+[.C3])/365.25)-1" office:value-type="float" office:value="0.0000940857774676118" calcext:value-type="float">
            <text:p>0.00009409</text:p>
          </table:table-cell>
          <table:table-cell table:style-name="ce11" table:formula="of:=EXP(LN(1+[.D3])/365.25)-1" office:value-type="float" office:value="0.0000836067844296462" calcext:value-type="float">
            <text:p>0.000083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3]" office:value-type="float" office:value="0.0000940857774676118" calcext:value-type="float">
            <text:p>0.00009409</text:p>
          </table:table-cell>
          <table:table-cell table:formula="of:=[.I3]" office:value-type="float" office:value="0.0000836067844296462" calcext:value-type="float">
            <text:p>0.0000836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.0000940857774676118" calcext:value-type="float">
            <text:p>0.00009409</text:p>
          </table:table-cell>
        </table:table-row>
        <table:table-row table:style-name="ro1">
          <table:table-cell/>
          <table:table-cell table:style-name="ce6" table:formula="of:=['DeathRateAnnual-2011'.B4]" office:value-type="float" office:value="4" calcext:value-type="float">
            <text:p>4</text:p>
          </table:table-cell>
          <table:table-cell table:formula="of:=['DeathRateAnnual-2011'.C4]" office:value-type="float" office:value="0.00334405243324952" calcext:value-type="float">
            <text:p>0.0033440524</text:p>
          </table:table-cell>
          <table:table-cell table:formula="of:=['DeathRateAnnual-2011'.D4]" office:value-type="float" office:value="0.00304731699128585" calcext:value-type="float">
            <text:p>0.003047317</text:p>
          </table:table-cell>
          <table:table-cell/>
          <table:table-cell table:style-name="ce6" table:formula="of:=[.B4]" office:value-type="float" office:value="4" calcext:value-type="float">
            <text:p>4</text:p>
          </table:table-cell>
          <table:table-cell table:style-name="ce6" table:formula="of:=[.G3]+1" office:value-type="float" office:value="1" calcext:value-type="float">
            <text:p>1</text:p>
          </table:table-cell>
          <table:table-cell table:style-name="ce11" table:formula="of:=EXP(LN(1+[.C4])/365.25)-1" office:value-type="float" office:value="0.00000914028413734336" calcext:value-type="float">
            <text:p>0.00000914</text:p>
          </table:table-cell>
          <table:table-cell table:style-name="ce11" table:formula="of:=EXP(LN(1+[.D4])/365.25)-1" office:value-type="float" office:value="0.00000833044765347069" calcext:value-type="float">
            <text:p>0.00000833</text:p>
          </table:table-cell>
          <table:table-cell/>
          <table:table-cell table:formula="of:=[.K3]+1" office:value-type="float" office:value="1" calcext:value-type="float">
            <text:p>1</text:p>
          </table:table-cell>
          <table:table-cell table:formula="of:=LOOKUP(INT([.K4]/5)+1;[.G$3:.G$21];[.H$3:.H$21])" office:value-type="float" office:value="0.00000914028413734336" calcext:value-type="float">
            <text:p>0.00000914</text:p>
          </table:table-cell>
          <table:table-cell table:formula="of:=LOOKUP(INT([.K4]/5)+1;[.G$3:.H$21];[.I$3:.I$21])" office:value-type="float" office:value="0.00000833044765347069" calcext:value-type="float">
            <text:p>0.00000833</text:p>
          </table:table-cell>
          <table:table-cell/>
          <table:table-cell table:formula="of:=[.O3]+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914028413734336" calcext:value-type="float">
            <text:p>0.00000914</text:p>
          </table:table-cell>
        </table:table-row>
        <table:table-row table:style-name="ro1">
          <table:table-cell/>
          <table:table-cell table:style-name="ce6" table:formula="of:=['DeathRateAnnual-2011'.B5]" office:value-type="float" office:value="9" calcext:value-type="float">
            <text:p>9</text:p>
          </table:table-cell>
          <table:table-cell table:formula="of:=['DeathRateAnnual-2011'.C5]" office:value-type="float" office:value="0.00108088006100742" calcext:value-type="float">
            <text:p>0.0010808801</text:p>
          </table:table-cell>
          <table:table-cell table:formula="of:=['DeathRateAnnual-2011'.D5]" office:value-type="float" office:value="0.000935027734291388" calcext:value-type="float">
            <text:p>0.0009350277</text:p>
          </table:table-cell>
          <table:table-cell/>
          <table:table-cell table:style-name="ce6" table:formula="of:=[.B5]" office:value-type="float" office:value="9" calcext:value-type="float">
            <text:p>9</text:p>
          </table:table-cell>
          <table:table-cell table:style-name="ce6" table:formula="of:=[.G4]+1" office:value-type="float" office:value="2" calcext:value-type="float">
            <text:p>2</text:p>
          </table:table-cell>
          <table:table-cell table:style-name="ce11" table:formula="of:=EXP(LN(1+[.C5])/365.25)-1" office:value-type="float" office:value="0.00000295769453351191" calcext:value-type="float">
            <text:p>0.00000296</text:p>
          </table:table-cell>
          <table:table-cell table:style-name="ce11" table:formula="of:=EXP(LN(1+[.D5])/365.25)-1" office:value-type="float" office:value="0.00000255877361765577" calcext:value-type="float">
            <text:p>0.00000256</text:p>
          </table:table-cell>
          <table:table-cell/>
          <table:table-cell table:formula="of:=[.K4]+1" office:value-type="float" office:value="2" calcext:value-type="float">
            <text:p>2</text:p>
          </table:table-cell>
          <table:table-cell table:formula="of:=LOOKUP(INT([.K5]/5)+1;[.G$3:.G$21];[.H$3:.H$21])" office:value-type="float" office:value="0.00000914028413734336" calcext:value-type="float">
            <text:p>0.00000914</text:p>
          </table:table-cell>
          <table:table-cell table:formula="of:=LOOKUP(INT([.K5]/5)+1;[.G$3:.H$21];[.I$3:.I$21])" office:value-type="float" office:value="0.00000833044765347069" calcext:value-type="float">
            <text:p>0.00000833</text:p>
          </table:table-cell>
          <table:table-cell/>
          <table:table-cell table:formula="of:=[.O4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914028413734336" calcext:value-type="float">
            <text:p>0.00000914</text:p>
          </table:table-cell>
        </table:table-row>
        <table:table-row table:style-name="ro1">
          <table:table-cell/>
          <table:table-cell table:style-name="ce6" table:formula="of:=['DeathRateAnnual-2011'.B6]" office:value-type="float" office:value="14" calcext:value-type="float">
            <text:p>14</text:p>
          </table:table-cell>
          <table:table-cell table:formula="of:=['DeathRateAnnual-2011'.C6]" office:value-type="float" office:value="0.000995884723240435" calcext:value-type="float">
            <text:p>0.0009958847</text:p>
          </table:table-cell>
          <table:table-cell table:formula="of:=['DeathRateAnnual-2011'.D6]" office:value-type="float" office:value="0.000882100886135725" calcext:value-type="float">
            <text:p>0.0008821009</text:p>
          </table:table-cell>
          <table:table-cell/>
          <table:table-cell table:style-name="ce6" table:formula="of:=[.B6]" office:value-type="float" office:value="14" calcext:value-type="float">
            <text:p>14</text:p>
          </table:table-cell>
          <table:table-cell table:style-name="ce6" table:formula="of:=[.G5]+1" office:value-type="float" office:value="3" calcext:value-type="float">
            <text:p>3</text:p>
          </table:table-cell>
          <table:table-cell table:style-name="ce11" table:formula="of:=EXP(LN(1+[.C6])/365.25)-1" office:value-type="float" office:value="0.00000272523070599107" calcext:value-type="float">
            <text:p>0.00000273</text:p>
          </table:table-cell>
          <table:table-cell table:style-name="ce11" table:formula="of:=EXP(LN(1+[.D6])/365.25)-1" office:value-type="float" office:value="0.00000241399898159855" calcext:value-type="float">
            <text:p>0.00000241</text:p>
          </table:table-cell>
          <table:table-cell/>
          <table:table-cell table:formula="of:=[.K5]+1" office:value-type="float" office:value="3" calcext:value-type="float">
            <text:p>3</text:p>
          </table:table-cell>
          <table:table-cell table:formula="of:=LOOKUP(INT([.K6]/5)+1;[.G$3:.G$21];[.H$3:.H$21])" office:value-type="float" office:value="0.00000914028413734336" calcext:value-type="float">
            <text:p>0.00000914</text:p>
          </table:table-cell>
          <table:table-cell table:formula="of:=LOOKUP(INT([.K6]/5)+1;[.G$3:.H$21];[.I$3:.I$21])" office:value-type="float" office:value="0.00000833044765347069" calcext:value-type="float">
            <text:p>0.00000833</text:p>
          </table:table-cell>
          <table:table-cell/>
          <table:table-cell table:formula="of:=[.O5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914028413734336" calcext:value-type="float">
            <text:p>0.00000914</text:p>
          </table:table-cell>
        </table:table-row>
        <table:table-row table:style-name="ro1">
          <table:table-cell/>
          <table:table-cell table:style-name="ce6" table:formula="of:=['DeathRateAnnual-2011'.B7]" office:value-type="float" office:value="19" calcext:value-type="float">
            <text:p>19</text:p>
          </table:table-cell>
          <table:table-cell table:formula="of:=['DeathRateAnnual-2011'.C7]" office:value-type="float" office:value="0.00180871398849406" calcext:value-type="float">
            <text:p>0.001808714</text:p>
          </table:table-cell>
          <table:table-cell table:formula="of:=['DeathRateAnnual-2011'.D7]" office:value-type="float" office:value="0.00154405566916009" calcext:value-type="float">
            <text:p>0.0015440557</text:p>
          </table:table-cell>
          <table:table-cell/>
          <table:table-cell table:style-name="ce6" table:formula="of:=[.B7]" office:value-type="float" office:value="19" calcext:value-type="float">
            <text:p>19</text:p>
          </table:table-cell>
          <table:table-cell table:style-name="ce6" table:formula="of:=[.G6]+1" office:value-type="float" office:value="4" calcext:value-type="float">
            <text:p>4</text:p>
          </table:table-cell>
          <table:table-cell table:style-name="ce11" table:formula="of:=EXP(LN(1+[.C7])/365.25)-1" office:value-type="float" office:value="0.00000494752828283929" calcext:value-type="float">
            <text:p>0.00000495</text:p>
          </table:table-cell>
          <table:table-cell table:style-name="ce11" table:formula="of:=EXP(LN(1+[.D7])/365.25)-1" office:value-type="float" office:value="0.00000422414264056314" calcext:value-type="float">
            <text:p>0.00000422</text:p>
          </table:table-cell>
          <table:table-cell/>
          <table:table-cell table:formula="of:=[.K6]+1" office:value-type="float" office:value="4" calcext:value-type="float">
            <text:p>4</text:p>
          </table:table-cell>
          <table:table-cell table:formula="of:=LOOKUP(INT([.K7]/5)+1;[.G$3:.G$21];[.H$3:.H$21])" office:value-type="float" office:value="0.00000914028413734336" calcext:value-type="float">
            <text:p>0.00000914</text:p>
          </table:table-cell>
          <table:table-cell table:formula="of:=LOOKUP(INT([.K7]/5)+1;[.G$3:.H$21];[.I$3:.I$21])" office:value-type="float" office:value="0.00000833044765347069" calcext:value-type="float">
            <text:p>0.00000833</text:p>
          </table:table-cell>
          <table:table-cell/>
          <table:table-cell table:formula="of:=[.O6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914028413734336" calcext:value-type="float">
            <text:p>0.00000914</text:p>
          </table:table-cell>
        </table:table-row>
        <table:table-row table:style-name="ro1">
          <table:table-cell/>
          <table:table-cell table:style-name="ce6" table:formula="of:=['DeathRateAnnual-2011'.B8]" office:value-type="float" office:value="24" calcext:value-type="float">
            <text:p>24</text:p>
          </table:table-cell>
          <table:table-cell table:formula="of:=['DeathRateAnnual-2011'.C8]" office:value-type="float" office:value="0.00346394136546353" calcext:value-type="float">
            <text:p>0.0034639414</text:p>
          </table:table-cell>
          <table:table-cell table:formula="of:=['DeathRateAnnual-2011'.D8]" office:value-type="float" office:value="0.0035916168293352" calcext:value-type="float">
            <text:p>0.0035916168</text:p>
          </table:table-cell>
          <table:table-cell/>
          <table:table-cell table:style-name="ce6" table:formula="of:=[.B8]" office:value-type="float" office:value="24" calcext:value-type="float">
            <text:p>24</text:p>
          </table:table-cell>
          <table:table-cell table:style-name="ce6" table:formula="of:=[.G7]+1" office:value-type="float" office:value="5" calcext:value-type="float">
            <text:p>5</text:p>
          </table:table-cell>
          <table:table-cell table:style-name="ce11" table:formula="of:=EXP(LN(1+[.C8])/365.25)-1" office:value-type="float" office:value="0.00000946741165797071" calcext:value-type="float">
            <text:p>0.00000947</text:p>
          </table:table-cell>
          <table:table-cell table:style-name="ce11" table:formula="of:=EXP(LN(1+[.D8])/365.25)-1" office:value-type="float" office:value="0.00000981574256342377" calcext:value-type="float">
            <text:p>0.00000982</text:p>
          </table:table-cell>
          <table:table-cell/>
          <table:table-cell table:formula="of:=[.K7]+1" office:value-type="float" office:value="5" calcext:value-type="float">
            <text:p>5</text:p>
          </table:table-cell>
          <table:table-cell table:formula="of:=LOOKUP(INT([.K8]/5)+1;[.G$3:.G$21];[.H$3:.H$21])" office:value-type="float" office:value="0.00000295769453351191" calcext:value-type="float">
            <text:p>0.00000296</text:p>
          </table:table-cell>
          <table:table-cell table:formula="of:=LOOKUP(INT([.K8]/5)+1;[.G$3:.H$21];[.I$3:.I$21])" office:value-type="float" office:value="0.00000255877361765577" calcext:value-type="float">
            <text:p>0.00000256</text:p>
          </table:table-cell>
          <table:table-cell/>
          <table:table-cell table:formula="of:=[.O7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295769453351191" calcext:value-type="float">
            <text:p>0.00000296</text:p>
          </table:table-cell>
        </table:table-row>
        <table:table-row table:style-name="ro1">
          <table:table-cell/>
          <table:table-cell table:style-name="ce6" table:formula="of:=['DeathRateAnnual-2011'.B9]" office:value-type="float" office:value="29" calcext:value-type="float">
            <text:p>29</text:p>
          </table:table-cell>
          <table:table-cell table:formula="of:=['DeathRateAnnual-2011'.C9]" office:value-type="float" office:value="0.00636664398608627" calcext:value-type="float">
            <text:p>0.006366644</text:p>
          </table:table-cell>
          <table:table-cell table:formula="of:=['DeathRateAnnual-2011'.D9]" office:value-type="float" office:value="0.0069180735217649" calcext:value-type="float">
            <text:p>0.0069180735</text:p>
          </table:table-cell>
          <table:table-cell/>
          <table:table-cell table:style-name="ce6" table:formula="of:=[.B9]" office:value-type="float" office:value="29" calcext:value-type="float">
            <text:p>29</text:p>
          </table:table-cell>
          <table:table-cell table:style-name="ce6" table:formula="of:=[.G8]+1" office:value-type="float" office:value="6" calcext:value-type="float">
            <text:p>6</text:p>
          </table:table-cell>
          <table:table-cell table:style-name="ce11" table:formula="of:=EXP(LN(1+[.C9])/365.25)-1" office:value-type="float" office:value="0.0000173758183685813" calcext:value-type="float">
            <text:p>0.00001738</text:p>
          </table:table-cell>
          <table:table-cell table:style-name="ce11" table:formula="of:=EXP(LN(1+[.D9])/365.25)-1" office:value-type="float" office:value="0.0000188756153698399" calcext:value-type="float">
            <text:p>0.00001888</text:p>
          </table:table-cell>
          <table:table-cell/>
          <table:table-cell table:formula="of:=[.K8]+1" office:value-type="float" office:value="6" calcext:value-type="float">
            <text:p>6</text:p>
          </table:table-cell>
          <table:table-cell table:formula="of:=LOOKUP(INT([.K9]/5)+1;[.G$3:.G$21];[.H$3:.H$21])" office:value-type="float" office:value="0.00000295769453351191" calcext:value-type="float">
            <text:p>0.00000296</text:p>
          </table:table-cell>
          <table:table-cell table:formula="of:=LOOKUP(INT([.K9]/5)+1;[.G$3:.H$21];[.I$3:.I$21])" office:value-type="float" office:value="0.00000255877361765577" calcext:value-type="float">
            <text:p>0.00000256</text:p>
          </table:table-cell>
          <table:table-cell/>
          <table:table-cell table:formula="of:=[.O8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295769453351191" calcext:value-type="float">
            <text:p>0.00000296</text:p>
          </table:table-cell>
        </table:table-row>
        <table:table-row table:style-name="ro1">
          <table:table-cell/>
          <table:table-cell table:style-name="ce6" table:formula="of:=['DeathRateAnnual-2011'.B10]" office:value-type="float" office:value="34" calcext:value-type="float">
            <text:p>34</text:p>
          </table:table-cell>
          <table:table-cell table:formula="of:=['DeathRateAnnual-2011'.C10]" office:value-type="float" office:value="0.0104016196914909" calcext:value-type="float">
            <text:p>0.0104016197</text:p>
          </table:table-cell>
          <table:table-cell table:formula="of:=['DeathRateAnnual-2011'.D10]" office:value-type="float" office:value="0.00962326813577382" calcext:value-type="float">
            <text:p>0.0096232681</text:p>
          </table:table-cell>
          <table:table-cell/>
          <table:table-cell table:style-name="ce6" table:formula="of:=[.B10]" office:value-type="float" office:value="34" calcext:value-type="float">
            <text:p>34</text:p>
          </table:table-cell>
          <table:table-cell table:style-name="ce6" table:formula="of:=[.G9]+1" office:value-type="float" office:value="7" calcext:value-type="float">
            <text:p>7</text:p>
          </table:table-cell>
          <table:table-cell table:style-name="ce11" table:formula="of:=EXP(LN(1+[.C10])/365.25)-1" office:value-type="float" office:value="0.0000283313939970498" calcext:value-type="float">
            <text:p>0.00002833</text:p>
          </table:table-cell>
          <table:table-cell table:style-name="ce11" table:formula="of:=EXP(LN(1+[.D10])/365.25)-1" office:value-type="float" office:value="0.0000262214510313719" calcext:value-type="float">
            <text:p>0.00002622</text:p>
          </table:table-cell>
          <table:table-cell/>
          <table:table-cell table:formula="of:=[.K9]+1" office:value-type="float" office:value="7" calcext:value-type="float">
            <text:p>7</text:p>
          </table:table-cell>
          <table:table-cell table:formula="of:=LOOKUP(INT([.K10]/5)+1;[.G$3:.G$21];[.H$3:.H$21])" office:value-type="float" office:value="0.00000295769453351191" calcext:value-type="float">
            <text:p>0.00000296</text:p>
          </table:table-cell>
          <table:table-cell table:formula="of:=LOOKUP(INT([.K10]/5)+1;[.G$3:.H$21];[.I$3:.I$21])" office:value-type="float" office:value="0.00000255877361765577" calcext:value-type="float">
            <text:p>0.00000256</text:p>
          </table:table-cell>
          <table:table-cell/>
          <table:table-cell table:formula="of:=[.O9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295769453351191" calcext:value-type="float">
            <text:p>0.00000296</text:p>
          </table:table-cell>
        </table:table-row>
        <table:table-row table:style-name="ro1">
          <table:table-cell/>
          <table:table-cell table:style-name="ce6" table:formula="of:=['DeathRateAnnual-2011'.B11]" office:value-type="float" office:value="39" calcext:value-type="float">
            <text:p>39</text:p>
          </table:table-cell>
          <table:table-cell table:formula="of:=['DeathRateAnnual-2011'.C11]" office:value-type="float" office:value="0.0141459705609367" calcext:value-type="float">
            <text:p>0.0141459706</text:p>
          </table:table-cell>
          <table:table-cell table:formula="of:=['DeathRateAnnual-2011'.D11]" office:value-type="float" office:value="0.0106987668087914" calcext:value-type="float">
            <text:p>0.0106987668</text:p>
          </table:table-cell>
          <table:table-cell/>
          <table:table-cell table:style-name="ce6" table:formula="of:=[.B11]" office:value-type="float" office:value="39" calcext:value-type="float">
            <text:p>39</text:p>
          </table:table-cell>
          <table:table-cell table:style-name="ce6" table:formula="of:=[.G10]+1" office:value-type="float" office:value="8" calcext:value-type="float">
            <text:p>8</text:p>
          </table:table-cell>
          <table:table-cell table:style-name="ce11" table:formula="of:=EXP(LN(1+[.C11])/365.25)-1" office:value-type="float" office:value="0.0000384589188455742" calcext:value-type="float">
            <text:p>0.00003846</text:p>
          </table:table-cell>
          <table:table-cell table:style-name="ce11" table:formula="of:=EXP(LN(1+[.D11])/365.25)-1" office:value-type="float" office:value="0.0000291364681601625" calcext:value-type="float">
            <text:p>0.00002914</text:p>
          </table:table-cell>
          <table:table-cell/>
          <table:table-cell table:formula="of:=[.K10]+1" office:value-type="float" office:value="8" calcext:value-type="float">
            <text:p>8</text:p>
          </table:table-cell>
          <table:table-cell table:formula="of:=LOOKUP(INT([.K11]/5)+1;[.G$3:.G$21];[.H$3:.H$21])" office:value-type="float" office:value="0.00000295769453351191" calcext:value-type="float">
            <text:p>0.00000296</text:p>
          </table:table-cell>
          <table:table-cell table:formula="of:=LOOKUP(INT([.K11]/5)+1;[.G$3:.H$21];[.I$3:.I$21])" office:value-type="float" office:value="0.00000255877361765577" calcext:value-type="float">
            <text:p>0.00000256</text:p>
          </table:table-cell>
          <table:table-cell/>
          <table:table-cell table:formula="of:=[.O10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295769453351191" calcext:value-type="float">
            <text:p>0.00000296</text:p>
          </table:table-cell>
        </table:table-row>
        <table:table-row table:style-name="ro1">
          <table:table-cell/>
          <table:table-cell table:style-name="ce6" table:formula="of:=['DeathRateAnnual-2011'.B12]" office:value-type="float" office:value="44" calcext:value-type="float">
            <text:p>44</text:p>
          </table:table-cell>
          <table:table-cell table:formula="of:=['DeathRateAnnual-2011'.C12]" office:value-type="float" office:value="0.0160618552590422" calcext:value-type="float">
            <text:p>0.0160618553</text:p>
          </table:table-cell>
          <table:table-cell table:formula="of:=['DeathRateAnnual-2011'.D12]" office:value-type="float" office:value="0.0107939482971724" calcext:value-type="float">
            <text:p>0.0107939483</text:p>
          </table:table-cell>
          <table:table-cell/>
          <table:table-cell table:style-name="ce6" table:formula="of:=[.B12]" office:value-type="float" office:value="44" calcext:value-type="float">
            <text:p>44</text:p>
          </table:table-cell>
          <table:table-cell table:style-name="ce6" table:formula="of:=[.G11]+1" office:value-type="float" office:value="9" calcext:value-type="float">
            <text:p>9</text:p>
          </table:table-cell>
          <table:table-cell table:style-name="ce11" table:formula="of:=EXP(LN(1+[.C12])/365.25)-1" office:value-type="float" office:value="0.000043626491549098" calcext:value-type="float">
            <text:p>0.00004363</text:p>
          </table:table-cell>
          <table:table-cell table:style-name="ce11" table:formula="of:=EXP(LN(1+[.D12])/365.25)-1" office:value-type="float" office:value="0.0000293942977704908" calcext:value-type="float">
            <text:p>0.00002939</text:p>
          </table:table-cell>
          <table:table-cell/>
          <table:table-cell table:formula="of:=[.K11]+1" office:value-type="float" office:value="9" calcext:value-type="float">
            <text:p>9</text:p>
          </table:table-cell>
          <table:table-cell table:formula="of:=LOOKUP(INT([.K12]/5)+1;[.G$3:.G$21];[.H$3:.H$21])" office:value-type="float" office:value="0.00000295769453351191" calcext:value-type="float">
            <text:p>0.00000296</text:p>
          </table:table-cell>
          <table:table-cell table:formula="of:=LOOKUP(INT([.K12]/5)+1;[.G$3:.H$21];[.I$3:.I$21])" office:value-type="float" office:value="0.00000255877361765577" calcext:value-type="float">
            <text:p>0.00000256</text:p>
          </table:table-cell>
          <table:table-cell/>
          <table:table-cell table:formula="of:=[.O1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295769453351191" calcext:value-type="float">
            <text:p>0.00000296</text:p>
          </table:table-cell>
        </table:table-row>
        <table:table-row table:style-name="ro1">
          <table:table-cell/>
          <table:table-cell table:style-name="ce6" table:formula="of:=['DeathRateAnnual-2011'.B13]" office:value-type="float" office:value="49" calcext:value-type="float">
            <text:p>49</text:p>
          </table:table-cell>
          <table:table-cell table:formula="of:=['DeathRateAnnual-2011'.C13]" office:value-type="float" office:value="0.0188644421739729" calcext:value-type="float">
            <text:p>0.0188644422</text:p>
          </table:table-cell>
          <table:table-cell table:formula="of:=['DeathRateAnnual-2011'.D13]" office:value-type="float" office:value="0.0112825657070373" calcext:value-type="float">
            <text:p>0.0112825657</text:p>
          </table:table-cell>
          <table:table-cell/>
          <table:table-cell table:style-name="ce6" table:formula="of:=[.B13]" office:value-type="float" office:value="49" calcext:value-type="float">
            <text:p>49</text:p>
          </table:table-cell>
          <table:table-cell table:style-name="ce6" table:formula="of:=[.G12]+1" office:value-type="float" office:value="10" calcext:value-type="float">
            <text:p>10</text:p>
          </table:table-cell>
          <table:table-cell table:style-name="ce11" table:formula="of:=EXP(LN(1+[.C13])/365.25)-1" office:value-type="float" office:value="0.0000511682225055043" calcext:value-type="float">
            <text:p>0.00005117</text:p>
          </table:table-cell>
          <table:table-cell table:style-name="ce11" table:formula="of:=EXP(LN(1+[.D13])/365.25)-1" office:value-type="float" office:value="0.0000307174937865806" calcext:value-type="float">
            <text:p>0.00003072</text:p>
          </table:table-cell>
          <table:table-cell/>
          <table:table-cell table:formula="of:=[.K12]+1" office:value-type="float" office:value="10" calcext:value-type="float">
            <text:p>10</text:p>
          </table:table-cell>
          <table:table-cell table:formula="of:=LOOKUP(INT([.K13]/5)+1;[.G$3:.G$21];[.H$3:.H$21])" office:value-type="float" office:value="0.00000272523070599107" calcext:value-type="float">
            <text:p>0.00000273</text:p>
          </table:table-cell>
          <table:table-cell table:formula="of:=LOOKUP(INT([.K13]/5)+1;[.G$3:.H$21];[.I$3:.I$21])" office:value-type="float" office:value="0.00000241399898159855" calcext:value-type="float">
            <text:p>0.00000241</text:p>
          </table:table-cell>
          <table:table-cell/>
          <table:table-cell table:formula="of:=[.O12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272523070599107" calcext:value-type="float">
            <text:p>0.00000273</text:p>
          </table:table-cell>
        </table:table-row>
        <table:table-row table:style-name="ro1">
          <table:table-cell/>
          <table:table-cell table:style-name="ce6" table:formula="of:=['DeathRateAnnual-2011'.B14]" office:value-type="float" office:value="54" calcext:value-type="float">
            <text:p>54</text:p>
          </table:table-cell>
          <table:table-cell table:formula="of:=['DeathRateAnnual-2011'.C14]" office:value-type="float" office:value="0.0224721444833226" calcext:value-type="float">
            <text:p>0.0224721445</text:p>
          </table:table-cell>
          <table:table-cell table:formula="of:=['DeathRateAnnual-2011'.D14]" office:value-type="float" office:value="0.0128196099226142" calcext:value-type="float">
            <text:p>0.0128196099</text:p>
          </table:table-cell>
          <table:table-cell/>
          <table:table-cell table:style-name="ce6" table:formula="of:=[.B14]" office:value-type="float" office:value="54" calcext:value-type="float">
            <text:p>54</text:p>
          </table:table-cell>
          <table:table-cell table:style-name="ce6" table:formula="of:=[.G13]+1" office:value-type="float" office:value="11" calcext:value-type="float">
            <text:p>11</text:p>
          </table:table-cell>
          <table:table-cell table:style-name="ce11" table:formula="of:=EXP(LN(1+[.C14])/365.25)-1" office:value-type="float" office:value="0.000060846111157975" calcext:value-type="float">
            <text:p>0.00006085</text:p>
          </table:table-cell>
          <table:table-cell table:style-name="ce11" table:formula="of:=EXP(LN(1+[.D14])/365.25)-1" office:value-type="float" office:value="0.0000348757191861448" calcext:value-type="float">
            <text:p>0.00003488</text:p>
          </table:table-cell>
          <table:table-cell/>
          <table:table-cell table:formula="of:=[.K13]+1" office:value-type="float" office:value="11" calcext:value-type="float">
            <text:p>11</text:p>
          </table:table-cell>
          <table:table-cell table:formula="of:=LOOKUP(INT([.K14]/5)+1;[.G$3:.G$21];[.H$3:.H$21])" office:value-type="float" office:value="0.00000272523070599107" calcext:value-type="float">
            <text:p>0.00000273</text:p>
          </table:table-cell>
          <table:table-cell table:formula="of:=LOOKUP(INT([.K14]/5)+1;[.G$3:.H$21];[.I$3:.I$21])" office:value-type="float" office:value="0.00000241399898159855" calcext:value-type="float">
            <text:p>0.00000241</text:p>
          </table:table-cell>
          <table:table-cell/>
          <table:table-cell table:formula="of:=[.O13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272523070599107" calcext:value-type="float">
            <text:p>0.00000273</text:p>
          </table:table-cell>
        </table:table-row>
        <table:table-row table:style-name="ro1">
          <table:table-cell/>
          <table:table-cell table:style-name="ce6" table:formula="of:=['DeathRateAnnual-2011'.B15]" office:value-type="float" office:value="59" calcext:value-type="float">
            <text:p>59</text:p>
          </table:table-cell>
          <table:table-cell table:formula="of:=['DeathRateAnnual-2011'.C15]" office:value-type="float" office:value="0.0270291640953679" calcext:value-type="float">
            <text:p>0.0270291641</text:p>
          </table:table-cell>
          <table:table-cell table:formula="of:=['DeathRateAnnual-2011'.D15]" office:value-type="float" office:value="0.0155529259685841" calcext:value-type="float">
            <text:p>0.015552926</text:p>
          </table:table-cell>
          <table:table-cell/>
          <table:table-cell table:style-name="ce6" table:formula="of:=[.B15]" office:value-type="float" office:value="59" calcext:value-type="float">
            <text:p>59</text:p>
          </table:table-cell>
          <table:table-cell table:style-name="ce6" table:formula="of:=[.G14]+1" office:value-type="float" office:value="12" calcext:value-type="float">
            <text:p>12</text:p>
          </table:table-cell>
          <table:table-cell table:style-name="ce11" table:formula="of:=EXP(LN(1+[.C15])/365.25)-1" office:value-type="float" office:value="0.0000730220442404228" calcext:value-type="float">
            <text:p>0.00007302</text:p>
          </table:table-cell>
          <table:table-cell table:style-name="ce11" table:formula="of:=EXP(LN(1+[.D15])/365.25)-1" office:value-type="float" office:value="0.0000422547429943521" calcext:value-type="float">
            <text:p>0.00004225</text:p>
          </table:table-cell>
          <table:table-cell/>
          <table:table-cell table:formula="of:=[.K14]+1" office:value-type="float" office:value="12" calcext:value-type="float">
            <text:p>12</text:p>
          </table:table-cell>
          <table:table-cell table:formula="of:=LOOKUP(INT([.K15]/5)+1;[.G$3:.G$21];[.H$3:.H$21])" office:value-type="float" office:value="0.00000272523070599107" calcext:value-type="float">
            <text:p>0.00000273</text:p>
          </table:table-cell>
          <table:table-cell table:formula="of:=LOOKUP(INT([.K15]/5)+1;[.G$3:.H$21];[.I$3:.I$21])" office:value-type="float" office:value="0.00000241399898159855" calcext:value-type="float">
            <text:p>0.00000241</text:p>
          </table:table-cell>
          <table:table-cell/>
          <table:table-cell table:formula="of:=[.O14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272523070599107" calcext:value-type="float">
            <text:p>0.00000273</text:p>
          </table:table-cell>
        </table:table-row>
        <table:table-row table:style-name="ro1">
          <table:table-cell/>
          <table:table-cell table:style-name="ce6" table:formula="of:=['DeathRateAnnual-2011'.B16]" office:value-type="float" office:value="64" calcext:value-type="float">
            <text:p>64</text:p>
          </table:table-cell>
          <table:table-cell table:formula="of:=['DeathRateAnnual-2011'.C16]" office:value-type="float" office:value="0.0358777883047449" calcext:value-type="float">
            <text:p>0.0358777883</text:p>
          </table:table-cell>
          <table:table-cell table:formula="of:=['DeathRateAnnual-2011'.D16]" office:value-type="float" office:value="0.0208523452607468" calcext:value-type="float">
            <text:p>0.0208523453</text:p>
          </table:table-cell>
          <table:table-cell/>
          <table:table-cell table:style-name="ce6" table:formula="of:=[.B16]" office:value-type="float" office:value="64" calcext:value-type="float">
            <text:p>64</text:p>
          </table:table-cell>
          <table:table-cell table:style-name="ce6" table:formula="of:=[.G15]+1" office:value-type="float" office:value="13" calcext:value-type="float">
            <text:p>13</text:p>
          </table:table-cell>
          <table:table-cell table:style-name="ce11" table:formula="of:=EXP(LN(1+[.C16])/365.25)-1" office:value-type="float" office:value="0.0000965116300404301" calcext:value-type="float">
            <text:p>0.00009651</text:p>
          </table:table-cell>
          <table:table-cell table:style-name="ce11" table:formula="of:=EXP(LN(1+[.D16])/365.25)-1" office:value-type="float" office:value="0.000056505117115746" calcext:value-type="float">
            <text:p>0.00005651</text:p>
          </table:table-cell>
          <table:table-cell/>
          <table:table-cell table:formula="of:=[.K15]+1" office:value-type="float" office:value="13" calcext:value-type="float">
            <text:p>13</text:p>
          </table:table-cell>
          <table:table-cell table:formula="of:=LOOKUP(INT([.K16]/5)+1;[.G$3:.G$21];[.H$3:.H$21])" office:value-type="float" office:value="0.00000272523070599107" calcext:value-type="float">
            <text:p>0.00000273</text:p>
          </table:table-cell>
          <table:table-cell table:formula="of:=LOOKUP(INT([.K16]/5)+1;[.G$3:.H$21];[.I$3:.I$21])" office:value-type="float" office:value="0.00000241399898159855" calcext:value-type="float">
            <text:p>0.00000241</text:p>
          </table:table-cell>
          <table:table-cell/>
          <table:table-cell table:formula="of:=[.O15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272523070599107" calcext:value-type="float">
            <text:p>0.00000273</text:p>
          </table:table-cell>
        </table:table-row>
        <table:table-row table:style-name="ro1">
          <table:table-cell/>
          <table:table-cell table:style-name="ce6" table:formula="of:=['DeathRateAnnual-2011'.B17]" office:value-type="float" office:value="69" calcext:value-type="float">
            <text:p>69</text:p>
          </table:table-cell>
          <table:table-cell table:formula="of:=['DeathRateAnnual-2011'.C17]" office:value-type="float" office:value="0.0455273993898931" calcext:value-type="float">
            <text:p>0.0455273994</text:p>
          </table:table-cell>
          <table:table-cell table:formula="of:=['DeathRateAnnual-2011'.D17]" office:value-type="float" office:value="0.0275782824929223" calcext:value-type="float">
            <text:p>0.0275782825</text:p>
          </table:table-cell>
          <table:table-cell/>
          <table:table-cell table:style-name="ce6" table:formula="of:=[.B17]" office:value-type="float" office:value="69" calcext:value-type="float">
            <text:p>69</text:p>
          </table:table-cell>
          <table:table-cell table:style-name="ce6" table:formula="of:=[.G16]+1" office:value-type="float" office:value="14" calcext:value-type="float">
            <text:p>14</text:p>
          </table:table-cell>
          <table:table-cell table:style-name="ce11" table:formula="of:=EXP(LN(1+[.C17])/365.25)-1" office:value-type="float" office:value="0.000121900506650618" calcext:value-type="float">
            <text:p>0.00012190</text:p>
          </table:table-cell>
          <table:table-cell table:style-name="ce11" table:formula="of:=EXP(LN(1+[.D17])/365.25)-1" office:value-type="float" office:value="0.0000744855989034399" calcext:value-type="float">
            <text:p>0.00007449</text:p>
          </table:table-cell>
          <table:table-cell/>
          <table:table-cell table:formula="of:=[.K16]+1" office:value-type="float" office:value="14" calcext:value-type="float">
            <text:p>14</text:p>
          </table:table-cell>
          <table:table-cell table:formula="of:=LOOKUP(INT([.K17]/5)+1;[.G$3:.G$21];[.H$3:.H$21])" office:value-type="float" office:value="0.00000272523070599107" calcext:value-type="float">
            <text:p>0.00000273</text:p>
          </table:table-cell>
          <table:table-cell table:formula="of:=LOOKUP(INT([.K17]/5)+1;[.G$3:.H$21];[.I$3:.I$21])" office:value-type="float" office:value="0.00000241399898159855" calcext:value-type="float">
            <text:p>0.00000241</text:p>
          </table:table-cell>
          <table:table-cell/>
          <table:table-cell table:formula="of:=[.O16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272523070599107" calcext:value-type="float">
            <text:p>0.00000273</text:p>
          </table:table-cell>
        </table:table-row>
        <table:table-row table:style-name="ro1">
          <table:table-cell/>
          <table:table-cell table:style-name="ce6" table:formula="of:=['DeathRateAnnual-2011'.B18]" office:value-type="float" office:value="74" calcext:value-type="float">
            <text:p>74</text:p>
          </table:table-cell>
          <table:table-cell table:formula="of:=['DeathRateAnnual-2011'.C18]" office:value-type="float" office:value="0.0606280183430879" calcext:value-type="float">
            <text:p>0.0606280183</text:p>
          </table:table-cell>
          <table:table-cell table:formula="of:=['DeathRateAnnual-2011'.D18]" office:value-type="float" office:value="0.0397648577655794" calcext:value-type="float">
            <text:p>0.0397648578</text:p>
          </table:table-cell>
          <table:table-cell/>
          <table:table-cell table:style-name="ce6" table:formula="of:=[.B18]" office:value-type="float" office:value="74" calcext:value-type="float">
            <text:p>74</text:p>
          </table:table-cell>
          <table:table-cell table:style-name="ce6" table:formula="of:=[.G17]+1" office:value-type="float" office:value="15" calcext:value-type="float">
            <text:p>15</text:p>
          </table:table-cell>
          <table:table-cell table:style-name="ce11" table:formula="of:=EXP(LN(1+[.C18])/365.25)-1" office:value-type="float" office:value="0.000161166176339211" calcext:value-type="float">
            <text:p>0.00016117</text:p>
          </table:table-cell>
          <table:table-cell table:style-name="ce11" table:formula="of:=EXP(LN(1+[.D18])/365.25)-1" office:value-type="float" office:value="0.000106767066170521" calcext:value-type="float">
            <text:p>0.00010677</text:p>
          </table:table-cell>
          <table:table-cell/>
          <table:table-cell table:formula="of:=[.K17]+1" office:value-type="float" office:value="15" calcext:value-type="float">
            <text:p>15</text:p>
          </table:table-cell>
          <table:table-cell table:formula="of:=LOOKUP(INT([.K18]/5)+1;[.G$3:.G$21];[.H$3:.H$21])" office:value-type="float" office:value="0.00000494752828283929" calcext:value-type="float">
            <text:p>0.00000495</text:p>
          </table:table-cell>
          <table:table-cell table:formula="of:=LOOKUP(INT([.K18]/5)+1;[.G$3:.H$21];[.I$3:.I$21])" office:value-type="float" office:value="0.00000422414264056314" calcext:value-type="float">
            <text:p>0.00000422</text:p>
          </table:table-cell>
          <table:table-cell/>
          <table:table-cell table:formula="of:=[.O17]+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494752828283929" calcext:value-type="float">
            <text:p>0.00000495</text:p>
          </table:table-cell>
        </table:table-row>
        <table:table-row table:style-name="ro1">
          <table:table-cell/>
          <table:table-cell table:style-name="ce6" table:formula="of:=['DeathRateAnnual-2011'.B19]" office:value-type="float" office:value="79" calcext:value-type="float">
            <text:p>79</text:p>
          </table:table-cell>
          <table:table-cell table:formula="of:=['DeathRateAnnual-2011'.C19]" office:value-type="float" office:value="0.0763007895806302" calcext:value-type="float">
            <text:p>0.0763007896</text:p>
          </table:table-cell>
          <table:table-cell table:formula="of:=['DeathRateAnnual-2011'.D19]" office:value-type="float" office:value="0.0560025325817738" calcext:value-type="float">
            <text:p>0.0560025326</text:p>
          </table:table-cell>
          <table:table-cell/>
          <table:table-cell table:style-name="ce6" table:formula="of:=[.B19]" office:value-type="float" office:value="79" calcext:value-type="float">
            <text:p>79</text:p>
          </table:table-cell>
          <table:table-cell table:style-name="ce6" table:formula="of:=[.G18]+1" office:value-type="float" office:value="16" calcext:value-type="float">
            <text:p>16</text:p>
          </table:table-cell>
          <table:table-cell table:style-name="ce11" table:formula="of:=EXP(LN(1+[.C19])/365.25)-1" office:value-type="float" office:value="0.000201334342778248" calcext:value-type="float">
            <text:p>0.00020133</text:p>
          </table:table-cell>
          <table:table-cell table:style-name="ce11" table:formula="of:=EXP(LN(1+[.D19])/365.25)-1" office:value-type="float" office:value="0.000149198216036206" calcext:value-type="float">
            <text:p>0.00014920</text:p>
          </table:table-cell>
          <table:table-cell/>
          <table:table-cell table:formula="of:=[.K18]+1" office:value-type="float" office:value="16" calcext:value-type="float">
            <text:p>16</text:p>
          </table:table-cell>
          <table:table-cell table:formula="of:=LOOKUP(INT([.K19]/5)+1;[.G$3:.G$21];[.H$3:.H$21])" office:value-type="float" office:value="0.00000494752828283929" calcext:value-type="float">
            <text:p>0.00000495</text:p>
          </table:table-cell>
          <table:table-cell table:formula="of:=LOOKUP(INT([.K19]/5)+1;[.G$3:.H$21];[.I$3:.I$21])" office:value-type="float" office:value="0.00000422414264056314" calcext:value-type="float">
            <text:p>0.00000422</text:p>
          </table:table-cell>
          <table:table-cell/>
          <table:table-cell table:formula="of:=[.O18]+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494752828283929" calcext:value-type="float">
            <text:p>0.00000495</text:p>
          </table:table-cell>
        </table:table-row>
        <table:table-row table:style-name="ro1">
          <table:table-cell/>
          <table:table-cell table:style-name="ce6" table:formula="of:=['DeathRateAnnual-2011'.B20]" office:value-type="float" office:value="84" calcext:value-type="float">
            <text:p>84</text:p>
          </table:table-cell>
          <table:table-cell table:formula="of:=['DeathRateAnnual-2011'.C20]" office:value-type="float" office:value="0.106690947800984" calcext:value-type="float">
            <text:p>0.1066909478</text:p>
          </table:table-cell>
          <table:table-cell table:formula="of:=['DeathRateAnnual-2011'.D20]" office:value-type="float" office:value="0.0807566499055863" calcext:value-type="float">
            <text:p>0.0807566499</text:p>
          </table:table-cell>
          <table:table-cell/>
          <table:table-cell table:style-name="ce6" table:formula="of:=[.B20]" office:value-type="float" office:value="84" calcext:value-type="float">
            <text:p>84</text:p>
          </table:table-cell>
          <table:table-cell table:style-name="ce6" table:formula="of:=[.G19]+1" office:value-type="float" office:value="17" calcext:value-type="float">
            <text:p>17</text:p>
          </table:table-cell>
          <table:table-cell table:style-name="ce11" table:formula="of:=EXP(LN(1+[.C20])/365.25)-1" office:value-type="float" office:value="0.000277586596153068" calcext:value-type="float">
            <text:p>0.00027759</text:p>
          </table:table-cell>
          <table:table-cell table:style-name="ce11" table:formula="of:=EXP(LN(1+[.D20])/365.25)-1" office:value-type="float" office:value="0.000212647924896947" calcext:value-type="float">
            <text:p>0.00021265</text:p>
          </table:table-cell>
          <table:table-cell/>
          <table:table-cell table:formula="of:=[.K19]+1" office:value-type="float" office:value="17" calcext:value-type="float">
            <text:p>17</text:p>
          </table:table-cell>
          <table:table-cell table:formula="of:=LOOKUP(INT([.K20]/5)+1;[.G$3:.G$21];[.H$3:.H$21])" office:value-type="float" office:value="0.00000494752828283929" calcext:value-type="float">
            <text:p>0.00000495</text:p>
          </table:table-cell>
          <table:table-cell table:formula="of:=LOOKUP(INT([.K20]/5)+1;[.G$3:.H$21];[.I$3:.I$21])" office:value-type="float" office:value="0.00000422414264056314" calcext:value-type="float">
            <text:p>0.00000422</text:p>
          </table:table-cell>
          <table:table-cell/>
          <table:table-cell table:formula="of:=[.O19]+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494752828283929" calcext:value-type="float">
            <text:p>0.00000495</text:p>
          </table:table-cell>
        </table:table-row>
        <table:table-row table:style-name="ro1">
          <table:table-cell/>
          <table:table-cell table:formula="of:=['DeathRateAnnual-2011'.B21]" office:value-type="string" office:string-value="+85" calcext:value-type="string">
            <text:p>+85</text:p>
          </table:table-cell>
          <table:table-cell table:formula="of:=['DeathRateAnnual-2011'.C21]" office:value-type="float" office:value="0.149247110494488" calcext:value-type="float">
            <text:p>0.1492471105</text:p>
          </table:table-cell>
          <table:table-cell table:formula="of:=['DeathRateAnnual-2011'.D21]" office:value-type="float" office:value="0.134567705829478" calcext:value-type="float">
            <text:p>0.1345677058</text:p>
          </table:table-cell>
          <table:table-cell/>
          <table:table-cell table:style-name="ce6" table:formula="of:=[.B21]" office:value-type="string" office:string-value="+85" calcext:value-type="string">
            <text:p>+85</text:p>
          </table:table-cell>
          <table:table-cell table:style-name="ce6" table:formula="of:=[.G20]+1" office:value-type="float" office:value="18" calcext:value-type="float">
            <text:p>18</text:p>
          </table:table-cell>
          <table:table-cell table:style-name="ce11" table:formula="of:=EXP(LN(1+[.C21])/365.25)-1" office:value-type="float" office:value="0.000380926857139308" calcext:value-type="float">
            <text:p>0.00038093</text:p>
          </table:table-cell>
          <table:table-cell table:style-name="ce11" table:formula="of:=EXP(LN(1+[.D21])/365.25)-1" office:value-type="float" office:value="0.000345718069680201" calcext:value-type="float">
            <text:p>0.00034572</text:p>
          </table:table-cell>
          <table:table-cell/>
          <table:table-cell table:formula="of:=[.K20]+1" office:value-type="float" office:value="18" calcext:value-type="float">
            <text:p>18</text:p>
          </table:table-cell>
          <table:table-cell table:formula="of:=LOOKUP(INT([.K21]/5)+1;[.G$3:.G$21];[.H$3:.H$21])" office:value-type="float" office:value="0.00000494752828283929" calcext:value-type="float">
            <text:p>0.00000495</text:p>
          </table:table-cell>
          <table:table-cell table:formula="of:=LOOKUP(INT([.K21]/5)+1;[.G$3:.H$21];[.I$3:.I$21])" office:value-type="float" office:value="0.00000422414264056314" calcext:value-type="float">
            <text:p>0.00000422</text:p>
          </table:table-cell>
          <table:table-cell/>
          <table:table-cell table:formula="of:=[.O20]+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10"/>
          <table:table-cell table:formula="of:=[.K21]+1" office:value-type="float" office:value="19" calcext:value-type="float">
            <text:p>19</text:p>
          </table:table-cell>
          <table:table-cell table:formula="of:=LOOKUP(INT([.K22]/5)+1;[.G$3:.G$21];[.H$3:.H$21])" office:value-type="float" office:value="0.00000494752828283929" calcext:value-type="float">
            <text:p>0.00000495</text:p>
          </table:table-cell>
          <table:table-cell table:formula="of:=LOOKUP(INT([.K22]/5)+1;[.G$3:.H$21];[.I$3:.I$21])" office:value-type="float" office:value="0.00000422414264056314" calcext:value-type="float">
            <text:p>0.00000422</text:p>
          </table:table-cell>
          <table:table-cell/>
          <table:table-cell table:formula="of:=[.O21]+1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10"/>
          <table:table-cell table:formula="of:=[.K22]+1" office:value-type="float" office:value="20" calcext:value-type="float">
            <text:p>20</text:p>
          </table:table-cell>
          <table:table-cell table:formula="of:=LOOKUP(INT([.K23]/5)+1;[.G$3:.G$21];[.H$3:.H$21])" office:value-type="float" office:value="0.00000946741165797071" calcext:value-type="float">
            <text:p>0.00000947</text:p>
          </table:table-cell>
          <table:table-cell table:formula="of:=LOOKUP(INT([.K23]/5)+1;[.G$3:.H$21];[.I$3:.I$21])" office:value-type="float" office:value="0.00000981574256342377" calcext:value-type="float">
            <text:p>0.00000982</text:p>
          </table:table-cell>
          <table:table-cell/>
          <table:table-cell table:formula="of:=[.O22]+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10"/>
          <table:table-cell table:formula="of:=[.K23]+1" office:value-type="float" office:value="21" calcext:value-type="float">
            <text:p>21</text:p>
          </table:table-cell>
          <table:table-cell table:formula="of:=LOOKUP(INT([.K24]/5)+1;[.G$3:.G$21];[.H$3:.H$21])" office:value-type="float" office:value="0.00000946741165797071" calcext:value-type="float">
            <text:p>0.00000947</text:p>
          </table:table-cell>
          <table:table-cell table:formula="of:=LOOKUP(INT([.K24]/5)+1;[.G$3:.H$21];[.I$3:.I$21])" office:value-type="float" office:value="0.00000981574256342377" calcext:value-type="float">
            <text:p>0.00000982</text:p>
          </table:table-cell>
          <table:table-cell/>
          <table:table-cell table:formula="of:=[.O23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10"/>
          <table:table-cell table:formula="of:=[.K24]+1" office:value-type="float" office:value="22" calcext:value-type="float">
            <text:p>22</text:p>
          </table:table-cell>
          <table:table-cell table:formula="of:=LOOKUP(INT([.K25]/5)+1;[.G$3:.G$21];[.H$3:.H$21])" office:value-type="float" office:value="0.00000946741165797071" calcext:value-type="float">
            <text:p>0.00000947</text:p>
          </table:table-cell>
          <table:table-cell table:formula="of:=LOOKUP(INT([.K25]/5)+1;[.G$3:.H$21];[.I$3:.I$21])" office:value-type="float" office:value="0.00000981574256342377" calcext:value-type="float">
            <text:p>0.00000982</text:p>
          </table:table-cell>
          <table:table-cell/>
          <table:table-cell table:formula="of:=[.O24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10"/>
          <table:table-cell table:formula="of:=[.K25]+1" office:value-type="float" office:value="23" calcext:value-type="float">
            <text:p>23</text:p>
          </table:table-cell>
          <table:table-cell table:formula="of:=LOOKUP(INT([.K26]/5)+1;[.G$3:.G$21];[.H$3:.H$21])" office:value-type="float" office:value="0.00000946741165797071" calcext:value-type="float">
            <text:p>0.00000947</text:p>
          </table:table-cell>
          <table:table-cell table:formula="of:=LOOKUP(INT([.K26]/5)+1;[.G$3:.H$21];[.I$3:.I$21])" office:value-type="float" office:value="0.00000981574256342377" calcext:value-type="float">
            <text:p>0.00000982</text:p>
          </table:table-cell>
          <table:table-cell/>
          <table:table-cell table:formula="of:=[.O25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10"/>
          <table:table-cell table:formula="of:=[.K26]+1" office:value-type="float" office:value="24" calcext:value-type="float">
            <text:p>24</text:p>
          </table:table-cell>
          <table:table-cell table:formula="of:=LOOKUP(INT([.K27]/5)+1;[.G$3:.G$21];[.H$3:.H$21])" office:value-type="float" office:value="0.00000946741165797071" calcext:value-type="float">
            <text:p>0.00000947</text:p>
          </table:table-cell>
          <table:table-cell table:formula="of:=LOOKUP(INT([.K27]/5)+1;[.G$3:.H$21];[.I$3:.I$21])" office:value-type="float" office:value="0.00000981574256342377" calcext:value-type="float">
            <text:p>0.00000982</text:p>
          </table:table-cell>
          <table:table-cell/>
          <table:table-cell table:formula="of:=[.O26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10"/>
          <table:table-cell table:formula="of:=[.K27]+1" office:value-type="float" office:value="25" calcext:value-type="float">
            <text:p>25</text:p>
          </table:table-cell>
          <table:table-cell table:formula="of:=LOOKUP(INT([.K28]/5)+1;[.G$3:.G$21];[.H$3:.H$21])" office:value-type="float" office:value="0.0000173758183685813" calcext:value-type="float">
            <text:p>0.00001738</text:p>
          </table:table-cell>
          <table:table-cell table:formula="of:=LOOKUP(INT([.K28]/5)+1;[.G$3:.H$21];[.I$3:.I$21])" office:value-type="float" office:value="0.0000188756153698399" calcext:value-type="float">
            <text:p>0.00001888</text:p>
          </table:table-cell>
          <table:table-cell/>
          <table:table-cell table:formula="of:=[.O27]+1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10"/>
          <table:table-cell table:formula="of:=[.K28]+1" office:value-type="float" office:value="26" calcext:value-type="float">
            <text:p>26</text:p>
          </table:table-cell>
          <table:table-cell table:formula="of:=LOOKUP(INT([.K29]/5)+1;[.G$3:.G$21];[.H$3:.H$21])" office:value-type="float" office:value="0.0000173758183685813" calcext:value-type="float">
            <text:p>0.00001738</text:p>
          </table:table-cell>
          <table:table-cell table:formula="of:=LOOKUP(INT([.K29]/5)+1;[.G$3:.H$21];[.I$3:.I$21])" office:value-type="float" office:value="0.0000188756153698399" calcext:value-type="float">
            <text:p>0.00001888</text:p>
          </table:table-cell>
          <table:table-cell/>
          <table:table-cell table:formula="of:=[.O28]+1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10"/>
          <table:table-cell table:formula="of:=[.K29]+1" office:value-type="float" office:value="27" calcext:value-type="float">
            <text:p>27</text:p>
          </table:table-cell>
          <table:table-cell table:formula="of:=LOOKUP(INT([.K30]/5)+1;[.G$3:.G$21];[.H$3:.H$21])" office:value-type="float" office:value="0.0000173758183685813" calcext:value-type="float">
            <text:p>0.00001738</text:p>
          </table:table-cell>
          <table:table-cell table:formula="of:=LOOKUP(INT([.K30]/5)+1;[.G$3:.H$21];[.I$3:.I$21])" office:value-type="float" office:value="0.0000188756153698399" calcext:value-type="float">
            <text:p>0.00001888</text:p>
          </table:table-cell>
          <table:table-cell/>
          <table:table-cell table:formula="of:=[.O29]+1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10"/>
          <table:table-cell table:formula="of:=[.K30]+1" office:value-type="float" office:value="28" calcext:value-type="float">
            <text:p>28</text:p>
          </table:table-cell>
          <table:table-cell table:formula="of:=LOOKUP(INT([.K31]/5)+1;[.G$3:.G$21];[.H$3:.H$21])" office:value-type="float" office:value="0.0000173758183685813" calcext:value-type="float">
            <text:p>0.00001738</text:p>
          </table:table-cell>
          <table:table-cell table:formula="of:=LOOKUP(INT([.K31]/5)+1;[.G$3:.H$21];[.I$3:.I$21])" office:value-type="float" office:value="0.0000188756153698399" calcext:value-type="float">
            <text:p>0.00001888</text:p>
          </table:table-cell>
          <table:table-cell/>
          <table:table-cell table:formula="of:=[.O30]+1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10"/>
          <table:table-cell table:formula="of:=[.K31]+1" office:value-type="float" office:value="29" calcext:value-type="float">
            <text:p>29</text:p>
          </table:table-cell>
          <table:table-cell table:formula="of:=LOOKUP(INT([.K32]/5)+1;[.G$3:.G$21];[.H$3:.H$21])" office:value-type="float" office:value="0.0000173758183685813" calcext:value-type="float">
            <text:p>0.00001738</text:p>
          </table:table-cell>
          <table:table-cell table:formula="of:=LOOKUP(INT([.K32]/5)+1;[.G$3:.H$21];[.I$3:.I$21])" office:value-type="float" office:value="0.0000188756153698399" calcext:value-type="float">
            <text:p>0.00001888</text:p>
          </table:table-cell>
          <table:table-cell/>
          <table:table-cell table:formula="of:=[.O31]+1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10"/>
          <table:table-cell table:formula="of:=[.K32]+1" office:value-type="float" office:value="30" calcext:value-type="float">
            <text:p>30</text:p>
          </table:table-cell>
          <table:table-cell table:formula="of:=LOOKUP(INT([.K33]/5)+1;[.G$3:.G$21];[.H$3:.H$21])" office:value-type="float" office:value="0.0000283313939970498" calcext:value-type="float">
            <text:p>0.00002833</text:p>
          </table:table-cell>
          <table:table-cell table:formula="of:=LOOKUP(INT([.K33]/5)+1;[.G$3:.H$21];[.I$3:.I$21])" office:value-type="float" office:value="0.0000262214510313719" calcext:value-type="float">
            <text:p>0.00002622</text:p>
          </table:table-cell>
          <table:table-cell/>
          <table:table-cell table:formula="of:=[.O32]+1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10"/>
          <table:table-cell table:formula="of:=[.K33]+1" office:value-type="float" office:value="31" calcext:value-type="float">
            <text:p>31</text:p>
          </table:table-cell>
          <table:table-cell table:formula="of:=LOOKUP(INT([.K34]/5)+1;[.G$3:.G$21];[.H$3:.H$21])" office:value-type="float" office:value="0.0000283313939970498" calcext:value-type="float">
            <text:p>0.00002833</text:p>
          </table:table-cell>
          <table:table-cell table:formula="of:=LOOKUP(INT([.K34]/5)+1;[.G$3:.H$21];[.I$3:.I$21])" office:value-type="float" office:value="0.0000262214510313719" calcext:value-type="float">
            <text:p>0.00002622</text:p>
          </table:table-cell>
          <table:table-cell/>
          <table:table-cell table:formula="of:=[.O33]+1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10"/>
          <table:table-cell table:formula="of:=[.K34]+1" office:value-type="float" office:value="32" calcext:value-type="float">
            <text:p>32</text:p>
          </table:table-cell>
          <table:table-cell table:formula="of:=LOOKUP(INT([.K35]/5)+1;[.G$3:.G$21];[.H$3:.H$21])" office:value-type="float" office:value="0.0000283313939970498" calcext:value-type="float">
            <text:p>0.00002833</text:p>
          </table:table-cell>
          <table:table-cell table:formula="of:=LOOKUP(INT([.K35]/5)+1;[.G$3:.H$21];[.I$3:.I$21])" office:value-type="float" office:value="0.0000262214510313719" calcext:value-type="float">
            <text:p>0.00002622</text:p>
          </table:table-cell>
          <table:table-cell/>
          <table:table-cell table:formula="of:=[.O34]+1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10"/>
          <table:table-cell table:formula="of:=[.K35]+1" office:value-type="float" office:value="33" calcext:value-type="float">
            <text:p>33</text:p>
          </table:table-cell>
          <table:table-cell table:formula="of:=LOOKUP(INT([.K36]/5)+1;[.G$3:.G$21];[.H$3:.H$21])" office:value-type="float" office:value="0.0000283313939970498" calcext:value-type="float">
            <text:p>0.00002833</text:p>
          </table:table-cell>
          <table:table-cell table:formula="of:=LOOKUP(INT([.K36]/5)+1;[.G$3:.H$21];[.I$3:.I$21])" office:value-type="float" office:value="0.0000262214510313719" calcext:value-type="float">
            <text:p>0.00002622</text:p>
          </table:table-cell>
          <table:table-cell/>
          <table:table-cell table:formula="of:=[.O35]+1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10"/>
          <table:table-cell table:formula="of:=[.K36]+1" office:value-type="float" office:value="34" calcext:value-type="float">
            <text:p>34</text:p>
          </table:table-cell>
          <table:table-cell table:formula="of:=LOOKUP(INT([.K37]/5)+1;[.G$3:.G$21];[.H$3:.H$21])" office:value-type="float" office:value="0.0000283313939970498" calcext:value-type="float">
            <text:p>0.00002833</text:p>
          </table:table-cell>
          <table:table-cell table:formula="of:=LOOKUP(INT([.K37]/5)+1;[.G$3:.H$21];[.I$3:.I$21])" office:value-type="float" office:value="0.0000262214510313719" calcext:value-type="float">
            <text:p>0.00002622</text:p>
          </table:table-cell>
          <table:table-cell/>
          <table:table-cell table:formula="of:=[.O36]+1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10"/>
          <table:table-cell table:formula="of:=[.K37]+1" office:value-type="float" office:value="35" calcext:value-type="float">
            <text:p>35</text:p>
          </table:table-cell>
          <table:table-cell table:formula="of:=LOOKUP(INT([.K38]/5)+1;[.G$3:.G$21];[.H$3:.H$21])" office:value-type="float" office:value="0.0000384589188455742" calcext:value-type="float">
            <text:p>0.00003846</text:p>
          </table:table-cell>
          <table:table-cell table:formula="of:=LOOKUP(INT([.K38]/5)+1;[.G$3:.H$21];[.I$3:.I$21])" office:value-type="float" office:value="0.0000291364681601625" calcext:value-type="float">
            <text:p>0.00002914</text:p>
          </table:table-cell>
          <table:table-cell/>
          <table:table-cell table:formula="of:=[.O37]+1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10"/>
          <table:table-cell table:formula="of:=[.K38]+1" office:value-type="float" office:value="36" calcext:value-type="float">
            <text:p>36</text:p>
          </table:table-cell>
          <table:table-cell table:formula="of:=LOOKUP(INT([.K39]/5)+1;[.G$3:.G$21];[.H$3:.H$21])" office:value-type="float" office:value="0.0000384589188455742" calcext:value-type="float">
            <text:p>0.00003846</text:p>
          </table:table-cell>
          <table:table-cell table:formula="of:=LOOKUP(INT([.K39]/5)+1;[.G$3:.H$21];[.I$3:.I$21])" office:value-type="float" office:value="0.0000291364681601625" calcext:value-type="float">
            <text:p>0.00002914</text:p>
          </table:table-cell>
          <table:table-cell/>
          <table:table-cell table:formula="of:=[.O38]+1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10"/>
          <table:table-cell table:formula="of:=[.K39]+1" office:value-type="float" office:value="37" calcext:value-type="float">
            <text:p>37</text:p>
          </table:table-cell>
          <table:table-cell table:formula="of:=LOOKUP(INT([.K40]/5)+1;[.G$3:.G$21];[.H$3:.H$21])" office:value-type="float" office:value="0.0000384589188455742" calcext:value-type="float">
            <text:p>0.00003846</text:p>
          </table:table-cell>
          <table:table-cell table:formula="of:=LOOKUP(INT([.K40]/5)+1;[.G$3:.H$21];[.I$3:.I$21])" office:value-type="float" office:value="0.0000291364681601625" calcext:value-type="float">
            <text:p>0.00002914</text:p>
          </table:table-cell>
          <table:table-cell/>
          <table:table-cell table:formula="of:=[.O39]+1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10"/>
          <table:table-cell table:formula="of:=[.K40]+1" office:value-type="float" office:value="38" calcext:value-type="float">
            <text:p>38</text:p>
          </table:table-cell>
          <table:table-cell table:formula="of:=LOOKUP(INT([.K41]/5)+1;[.G$3:.G$21];[.H$3:.H$21])" office:value-type="float" office:value="0.0000384589188455742" calcext:value-type="float">
            <text:p>0.00003846</text:p>
          </table:table-cell>
          <table:table-cell table:formula="of:=LOOKUP(INT([.K41]/5)+1;[.G$3:.H$21];[.I$3:.I$21])" office:value-type="float" office:value="0.0000291364681601625" calcext:value-type="float">
            <text:p>0.00002914</text:p>
          </table:table-cell>
          <table:table-cell/>
          <table:table-cell table:formula="of:=[.O40]+1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10"/>
          <table:table-cell table:formula="of:=[.K41]+1" office:value-type="float" office:value="39" calcext:value-type="float">
            <text:p>39</text:p>
          </table:table-cell>
          <table:table-cell table:formula="of:=LOOKUP(INT([.K42]/5)+1;[.G$3:.G$21];[.H$3:.H$21])" office:value-type="float" office:value="0.0000384589188455742" calcext:value-type="float">
            <text:p>0.00003846</text:p>
          </table:table-cell>
          <table:table-cell table:formula="of:=LOOKUP(INT([.K42]/5)+1;[.G$3:.H$21];[.I$3:.I$21])" office:value-type="float" office:value="0.0000291364681601625" calcext:value-type="float">
            <text:p>0.00002914</text:p>
          </table:table-cell>
          <table:table-cell/>
          <table:table-cell table:formula="of:=[.O41]+1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10"/>
          <table:table-cell table:formula="of:=[.K42]+1" office:value-type="float" office:value="40" calcext:value-type="float">
            <text:p>40</text:p>
          </table:table-cell>
          <table:table-cell table:formula="of:=LOOKUP(INT([.K43]/5)+1;[.G$3:.G$21];[.H$3:.H$21])" office:value-type="float" office:value="0.000043626491549098" calcext:value-type="float">
            <text:p>0.00004363</text:p>
          </table:table-cell>
          <table:table-cell table:formula="of:=LOOKUP(INT([.K43]/5)+1;[.G$3:.H$21];[.I$3:.I$21])" office:value-type="float" office:value="0.0000293942977704908" calcext:value-type="float">
            <text:p>0.00002939</text:p>
          </table:table-cell>
          <table:table-cell/>
          <table:table-cell table:formula="of:=[.O42]+1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10"/>
          <table:table-cell table:formula="of:=[.K43]+1" office:value-type="float" office:value="41" calcext:value-type="float">
            <text:p>41</text:p>
          </table:table-cell>
          <table:table-cell table:formula="of:=LOOKUP(INT([.K44]/5)+1;[.G$3:.G$21];[.H$3:.H$21])" office:value-type="float" office:value="0.000043626491549098" calcext:value-type="float">
            <text:p>0.00004363</text:p>
          </table:table-cell>
          <table:table-cell table:formula="of:=LOOKUP(INT([.K44]/5)+1;[.G$3:.H$21];[.I$3:.I$21])" office:value-type="float" office:value="0.0000293942977704908" calcext:value-type="float">
            <text:p>0.00002939</text:p>
          </table:table-cell>
          <table:table-cell/>
          <table:table-cell table:formula="of:=[.O43]+1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10"/>
          <table:table-cell table:formula="of:=[.K44]+1" office:value-type="float" office:value="42" calcext:value-type="float">
            <text:p>42</text:p>
          </table:table-cell>
          <table:table-cell table:formula="of:=LOOKUP(INT([.K45]/5)+1;[.G$3:.G$21];[.H$3:.H$21])" office:value-type="float" office:value="0.000043626491549098" calcext:value-type="float">
            <text:p>0.00004363</text:p>
          </table:table-cell>
          <table:table-cell table:formula="of:=LOOKUP(INT([.K45]/5)+1;[.G$3:.H$21];[.I$3:.I$21])" office:value-type="float" office:value="0.0000293942977704908" calcext:value-type="float">
            <text:p>0.00002939</text:p>
          </table:table-cell>
          <table:table-cell/>
          <table:table-cell table:formula="of:=[.O44]+1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10"/>
          <table:table-cell table:formula="of:=[.K45]+1" office:value-type="float" office:value="43" calcext:value-type="float">
            <text:p>43</text:p>
          </table:table-cell>
          <table:table-cell table:formula="of:=LOOKUP(INT([.K46]/5)+1;[.G$3:.G$21];[.H$3:.H$21])" office:value-type="float" office:value="0.000043626491549098" calcext:value-type="float">
            <text:p>0.00004363</text:p>
          </table:table-cell>
          <table:table-cell table:formula="of:=LOOKUP(INT([.K46]/5)+1;[.G$3:.H$21];[.I$3:.I$21])" office:value-type="float" office:value="0.0000293942977704908" calcext:value-type="float">
            <text:p>0.00002939</text:p>
          </table:table-cell>
          <table:table-cell/>
          <table:table-cell table:formula="of:=[.O45]+1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10"/>
          <table:table-cell table:formula="of:=[.K46]+1" office:value-type="float" office:value="44" calcext:value-type="float">
            <text:p>44</text:p>
          </table:table-cell>
          <table:table-cell table:formula="of:=LOOKUP(INT([.K47]/5)+1;[.G$3:.G$21];[.H$3:.H$21])" office:value-type="float" office:value="0.000043626491549098" calcext:value-type="float">
            <text:p>0.00004363</text:p>
          </table:table-cell>
          <table:table-cell table:formula="of:=LOOKUP(INT([.K47]/5)+1;[.G$3:.H$21];[.I$3:.I$21])" office:value-type="float" office:value="0.0000293942977704908" calcext:value-type="float">
            <text:p>0.00002939</text:p>
          </table:table-cell>
          <table:table-cell/>
          <table:table-cell table:formula="of:=[.O46]+1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10"/>
          <table:table-cell table:formula="of:=[.K47]+1" office:value-type="float" office:value="45" calcext:value-type="float">
            <text:p>45</text:p>
          </table:table-cell>
          <table:table-cell table:formula="of:=LOOKUP(INT([.K48]/5)+1;[.G$3:.G$21];[.H$3:.H$21])" office:value-type="float" office:value="0.0000511682225055043" calcext:value-type="float">
            <text:p>0.00005117</text:p>
          </table:table-cell>
          <table:table-cell table:formula="of:=LOOKUP(INT([.K48]/5)+1;[.G$3:.H$21];[.I$3:.I$21])" office:value-type="float" office:value="0.0000307174937865806" calcext:value-type="float">
            <text:p>0.00003072</text:p>
          </table:table-cell>
          <table:table-cell/>
          <table:table-cell table:formula="of:=[.O47]+1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10"/>
          <table:table-cell table:formula="of:=[.K48]+1" office:value-type="float" office:value="46" calcext:value-type="float">
            <text:p>46</text:p>
          </table:table-cell>
          <table:table-cell table:formula="of:=LOOKUP(INT([.K49]/5)+1;[.G$3:.G$21];[.H$3:.H$21])" office:value-type="float" office:value="0.0000511682225055043" calcext:value-type="float">
            <text:p>0.00005117</text:p>
          </table:table-cell>
          <table:table-cell table:formula="of:=LOOKUP(INT([.K49]/5)+1;[.G$3:.H$21];[.I$3:.I$21])" office:value-type="float" office:value="0.0000307174937865806" calcext:value-type="float">
            <text:p>0.00003072</text:p>
          </table:table-cell>
          <table:table-cell/>
          <table:table-cell table:formula="of:=[.O48]+1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10"/>
          <table:table-cell table:formula="of:=[.K49]+1" office:value-type="float" office:value="47" calcext:value-type="float">
            <text:p>47</text:p>
          </table:table-cell>
          <table:table-cell table:formula="of:=LOOKUP(INT([.K50]/5)+1;[.G$3:.G$21];[.H$3:.H$21])" office:value-type="float" office:value="0.0000511682225055043" calcext:value-type="float">
            <text:p>0.00005117</text:p>
          </table:table-cell>
          <table:table-cell table:formula="of:=LOOKUP(INT([.K50]/5)+1;[.G$3:.H$21];[.I$3:.I$21])" office:value-type="float" office:value="0.0000307174937865806" calcext:value-type="float">
            <text:p>0.00003072</text:p>
          </table:table-cell>
          <table:table-cell/>
          <table:table-cell table:formula="of:=[.O49]+1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10"/>
          <table:table-cell table:formula="of:=[.K50]+1" office:value-type="float" office:value="48" calcext:value-type="float">
            <text:p>48</text:p>
          </table:table-cell>
          <table:table-cell table:formula="of:=LOOKUP(INT([.K51]/5)+1;[.G$3:.G$21];[.H$3:.H$21])" office:value-type="float" office:value="0.0000511682225055043" calcext:value-type="float">
            <text:p>0.00005117</text:p>
          </table:table-cell>
          <table:table-cell table:formula="of:=LOOKUP(INT([.K51]/5)+1;[.G$3:.H$21];[.I$3:.I$21])" office:value-type="float" office:value="0.0000307174937865806" calcext:value-type="float">
            <text:p>0.00003072</text:p>
          </table:table-cell>
          <table:table-cell/>
          <table:table-cell table:formula="of:=[.O50]+1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10"/>
          <table:table-cell table:formula="of:=[.K51]+1" office:value-type="float" office:value="49" calcext:value-type="float">
            <text:p>49</text:p>
          </table:table-cell>
          <table:table-cell table:formula="of:=LOOKUP(INT([.K52]/5)+1;[.G$3:.G$21];[.H$3:.H$21])" office:value-type="float" office:value="0.0000511682225055043" calcext:value-type="float">
            <text:p>0.00005117</text:p>
          </table:table-cell>
          <table:table-cell table:formula="of:=LOOKUP(INT([.K52]/5)+1;[.G$3:.H$21];[.I$3:.I$21])" office:value-type="float" office:value="0.0000307174937865806" calcext:value-type="float">
            <text:p>0.00003072</text:p>
          </table:table-cell>
          <table:table-cell/>
          <table:table-cell table:formula="of:=[.O51]+1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10"/>
          <table:table-cell table:formula="of:=[.K52]+1" office:value-type="float" office:value="50" calcext:value-type="float">
            <text:p>50</text:p>
          </table:table-cell>
          <table:table-cell table:formula="of:=LOOKUP(INT([.K53]/5)+1;[.G$3:.G$21];[.H$3:.H$21])" office:value-type="float" office:value="0.000060846111157975" calcext:value-type="float">
            <text:p>0.00006085</text:p>
          </table:table-cell>
          <table:table-cell table:formula="of:=LOOKUP(INT([.K53]/5)+1;[.G$3:.H$21];[.I$3:.I$21])" office:value-type="float" office:value="0.0000348757191861448" calcext:value-type="float">
            <text:p>0.00003488</text:p>
          </table:table-cell>
          <table:table-cell/>
          <table:table-cell table:formula="of:=[.O52]+1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10"/>
          <table:table-cell table:formula="of:=[.K53]+1" office:value-type="float" office:value="51" calcext:value-type="float">
            <text:p>51</text:p>
          </table:table-cell>
          <table:table-cell table:formula="of:=LOOKUP(INT([.K54]/5)+1;[.G$3:.G$21];[.H$3:.H$21])" office:value-type="float" office:value="0.000060846111157975" calcext:value-type="float">
            <text:p>0.00006085</text:p>
          </table:table-cell>
          <table:table-cell table:formula="of:=LOOKUP(INT([.K54]/5)+1;[.G$3:.H$21];[.I$3:.I$21])" office:value-type="float" office:value="0.0000348757191861448" calcext:value-type="float">
            <text:p>0.00003488</text:p>
          </table:table-cell>
          <table:table-cell/>
          <table:table-cell table:formula="of:=[.O53]+1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10"/>
          <table:table-cell table:formula="of:=[.K54]+1" office:value-type="float" office:value="52" calcext:value-type="float">
            <text:p>52</text:p>
          </table:table-cell>
          <table:table-cell table:formula="of:=LOOKUP(INT([.K55]/5)+1;[.G$3:.G$21];[.H$3:.H$21])" office:value-type="float" office:value="0.000060846111157975" calcext:value-type="float">
            <text:p>0.00006085</text:p>
          </table:table-cell>
          <table:table-cell table:formula="of:=LOOKUP(INT([.K55]/5)+1;[.G$3:.H$21];[.I$3:.I$21])" office:value-type="float" office:value="0.0000348757191861448" calcext:value-type="float">
            <text:p>0.00003488</text:p>
          </table:table-cell>
          <table:table-cell/>
          <table:table-cell table:formula="of:=[.O54]+1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10"/>
          <table:table-cell table:formula="of:=[.K55]+1" office:value-type="float" office:value="53" calcext:value-type="float">
            <text:p>53</text:p>
          </table:table-cell>
          <table:table-cell table:formula="of:=LOOKUP(INT([.K56]/5)+1;[.G$3:.G$21];[.H$3:.H$21])" office:value-type="float" office:value="0.000060846111157975" calcext:value-type="float">
            <text:p>0.00006085</text:p>
          </table:table-cell>
          <table:table-cell table:formula="of:=LOOKUP(INT([.K56]/5)+1;[.G$3:.H$21];[.I$3:.I$21])" office:value-type="float" office:value="0.0000348757191861448" calcext:value-type="float">
            <text:p>0.00003488</text:p>
          </table:table-cell>
          <table:table-cell/>
          <table:table-cell table:formula="of:=[.O55]+1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10"/>
          <table:table-cell table:formula="of:=[.K56]+1" office:value-type="float" office:value="54" calcext:value-type="float">
            <text:p>54</text:p>
          </table:table-cell>
          <table:table-cell table:formula="of:=LOOKUP(INT([.K57]/5)+1;[.G$3:.G$21];[.H$3:.H$21])" office:value-type="float" office:value="0.000060846111157975" calcext:value-type="float">
            <text:p>0.00006085</text:p>
          </table:table-cell>
          <table:table-cell table:formula="of:=LOOKUP(INT([.K57]/5)+1;[.G$3:.H$21];[.I$3:.I$21])" office:value-type="float" office:value="0.0000348757191861448" calcext:value-type="float">
            <text:p>0.00003488</text:p>
          </table:table-cell>
          <table:table-cell/>
          <table:table-cell table:formula="of:=[.O56]+1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10"/>
          <table:table-cell table:formula="of:=[.K57]+1" office:value-type="float" office:value="55" calcext:value-type="float">
            <text:p>55</text:p>
          </table:table-cell>
          <table:table-cell table:formula="of:=LOOKUP(INT([.K58]/5)+1;[.G$3:.G$21];[.H$3:.H$21])" office:value-type="float" office:value="0.0000730220442404228" calcext:value-type="float">
            <text:p>0.00007302</text:p>
          </table:table-cell>
          <table:table-cell table:formula="of:=LOOKUP(INT([.K58]/5)+1;[.G$3:.H$21];[.I$3:.I$21])" office:value-type="float" office:value="0.0000422547429943521" calcext:value-type="float">
            <text:p>0.00004225</text:p>
          </table:table-cell>
          <table:table-cell/>
          <table:table-cell table:formula="of:=[.O57]+1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10"/>
          <table:table-cell table:formula="of:=[.K58]+1" office:value-type="float" office:value="56" calcext:value-type="float">
            <text:p>56</text:p>
          </table:table-cell>
          <table:table-cell table:formula="of:=LOOKUP(INT([.K59]/5)+1;[.G$3:.G$21];[.H$3:.H$21])" office:value-type="float" office:value="0.0000730220442404228" calcext:value-type="float">
            <text:p>0.00007302</text:p>
          </table:table-cell>
          <table:table-cell table:formula="of:=LOOKUP(INT([.K59]/5)+1;[.G$3:.H$21];[.I$3:.I$21])" office:value-type="float" office:value="0.0000422547429943521" calcext:value-type="float">
            <text:p>0.00004225</text:p>
          </table:table-cell>
          <table:table-cell/>
          <table:table-cell table:formula="of:=[.O58]+1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10"/>
          <table:table-cell table:formula="of:=[.K59]+1" office:value-type="float" office:value="57" calcext:value-type="float">
            <text:p>57</text:p>
          </table:table-cell>
          <table:table-cell table:formula="of:=LOOKUP(INT([.K60]/5)+1;[.G$3:.G$21];[.H$3:.H$21])" office:value-type="float" office:value="0.0000730220442404228" calcext:value-type="float">
            <text:p>0.00007302</text:p>
          </table:table-cell>
          <table:table-cell table:formula="of:=LOOKUP(INT([.K60]/5)+1;[.G$3:.H$21];[.I$3:.I$21])" office:value-type="float" office:value="0.0000422547429943521" calcext:value-type="float">
            <text:p>0.00004225</text:p>
          </table:table-cell>
          <table:table-cell/>
          <table:table-cell table:formula="of:=[.O59]+1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10"/>
          <table:table-cell table:formula="of:=[.K60]+1" office:value-type="float" office:value="58" calcext:value-type="float">
            <text:p>58</text:p>
          </table:table-cell>
          <table:table-cell table:formula="of:=LOOKUP(INT([.K61]/5)+1;[.G$3:.G$21];[.H$3:.H$21])" office:value-type="float" office:value="0.0000730220442404228" calcext:value-type="float">
            <text:p>0.00007302</text:p>
          </table:table-cell>
          <table:table-cell table:formula="of:=LOOKUP(INT([.K61]/5)+1;[.G$3:.H$21];[.I$3:.I$21])" office:value-type="float" office:value="0.0000422547429943521" calcext:value-type="float">
            <text:p>0.00004225</text:p>
          </table:table-cell>
          <table:table-cell/>
          <table:table-cell table:formula="of:=[.O60]+1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10"/>
          <table:table-cell table:formula="of:=[.K61]+1" office:value-type="float" office:value="59" calcext:value-type="float">
            <text:p>59</text:p>
          </table:table-cell>
          <table:table-cell table:formula="of:=LOOKUP(INT([.K62]/5)+1;[.G$3:.G$21];[.H$3:.H$21])" office:value-type="float" office:value="0.0000730220442404228" calcext:value-type="float">
            <text:p>0.00007302</text:p>
          </table:table-cell>
          <table:table-cell table:formula="of:=LOOKUP(INT([.K62]/5)+1;[.G$3:.H$21];[.I$3:.I$21])" office:value-type="float" office:value="0.0000422547429943521" calcext:value-type="float">
            <text:p>0.00004225</text:p>
          </table:table-cell>
          <table:table-cell/>
          <table:table-cell table:formula="of:=[.O61]+1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10"/>
          <table:table-cell table:formula="of:=[.K62]+1" office:value-type="float" office:value="60" calcext:value-type="float">
            <text:p>60</text:p>
          </table:table-cell>
          <table:table-cell table:formula="of:=LOOKUP(INT([.K63]/5)+1;[.G$3:.G$21];[.H$3:.H$21])" office:value-type="float" office:value="0.0000965116300404301" calcext:value-type="float">
            <text:p>0.00009651</text:p>
          </table:table-cell>
          <table:table-cell table:formula="of:=LOOKUP(INT([.K63]/5)+1;[.G$3:.H$21];[.I$3:.I$21])" office:value-type="float" office:value="0.000056505117115746" calcext:value-type="float">
            <text:p>0.00005651</text:p>
          </table:table-cell>
          <table:table-cell/>
          <table:table-cell table:formula="of:=[.O62]+1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10"/>
          <table:table-cell table:formula="of:=[.K63]+1" office:value-type="float" office:value="61" calcext:value-type="float">
            <text:p>61</text:p>
          </table:table-cell>
          <table:table-cell table:formula="of:=LOOKUP(INT([.K64]/5)+1;[.G$3:.G$21];[.H$3:.H$21])" office:value-type="float" office:value="0.0000965116300404301" calcext:value-type="float">
            <text:p>0.00009651</text:p>
          </table:table-cell>
          <table:table-cell table:formula="of:=LOOKUP(INT([.K64]/5)+1;[.G$3:.H$21];[.I$3:.I$21])" office:value-type="float" office:value="0.000056505117115746" calcext:value-type="float">
            <text:p>0.00005651</text:p>
          </table:table-cell>
          <table:table-cell/>
          <table:table-cell table:formula="of:=[.O63]+1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10"/>
          <table:table-cell table:formula="of:=[.K64]+1" office:value-type="float" office:value="62" calcext:value-type="float">
            <text:p>62</text:p>
          </table:table-cell>
          <table:table-cell table:formula="of:=LOOKUP(INT([.K65]/5)+1;[.G$3:.G$21];[.H$3:.H$21])" office:value-type="float" office:value="0.0000965116300404301" calcext:value-type="float">
            <text:p>0.00009651</text:p>
          </table:table-cell>
          <table:table-cell table:formula="of:=LOOKUP(INT([.K65]/5)+1;[.G$3:.H$21];[.I$3:.I$21])" office:value-type="float" office:value="0.000056505117115746" calcext:value-type="float">
            <text:p>0.00005651</text:p>
          </table:table-cell>
          <table:table-cell/>
          <table:table-cell table:formula="of:=[.O64]+1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10"/>
          <table:table-cell table:formula="of:=[.K65]+1" office:value-type="float" office:value="63" calcext:value-type="float">
            <text:p>63</text:p>
          </table:table-cell>
          <table:table-cell table:formula="of:=LOOKUP(INT([.K66]/5)+1;[.G$3:.G$21];[.H$3:.H$21])" office:value-type="float" office:value="0.0000965116300404301" calcext:value-type="float">
            <text:p>0.00009651</text:p>
          </table:table-cell>
          <table:table-cell table:formula="of:=LOOKUP(INT([.K66]/5)+1;[.G$3:.H$21];[.I$3:.I$21])" office:value-type="float" office:value="0.000056505117115746" calcext:value-type="float">
            <text:p>0.00005651</text:p>
          </table:table-cell>
          <table:table-cell/>
          <table:table-cell table:formula="of:=[.O65]+1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10"/>
          <table:table-cell table:formula="of:=[.K66]+1" office:value-type="float" office:value="64" calcext:value-type="float">
            <text:p>64</text:p>
          </table:table-cell>
          <table:table-cell table:formula="of:=LOOKUP(INT([.K67]/5)+1;[.G$3:.G$21];[.H$3:.H$21])" office:value-type="float" office:value="0.0000965116300404301" calcext:value-type="float">
            <text:p>0.00009651</text:p>
          </table:table-cell>
          <table:table-cell table:formula="of:=LOOKUP(INT([.K67]/5)+1;[.G$3:.H$21];[.I$3:.I$21])" office:value-type="float" office:value="0.000056505117115746" calcext:value-type="float">
            <text:p>0.00005651</text:p>
          </table:table-cell>
          <table:table-cell/>
          <table:table-cell table:formula="of:=[.O66]+1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10"/>
          <table:table-cell table:formula="of:=[.K67]+1" office:value-type="float" office:value="65" calcext:value-type="float">
            <text:p>65</text:p>
          </table:table-cell>
          <table:table-cell table:formula="of:=LOOKUP(INT([.K68]/5)+1;[.G$3:.G$21];[.H$3:.H$21])" office:value-type="float" office:value="0.000121900506650618" calcext:value-type="float">
            <text:p>0.00012190</text:p>
          </table:table-cell>
          <table:table-cell table:formula="of:=LOOKUP(INT([.K68]/5)+1;[.G$3:.H$21];[.I$3:.I$21])" office:value-type="float" office:value="0.0000744855989034399" calcext:value-type="float">
            <text:p>0.00007449</text:p>
          </table:table-cell>
          <table:table-cell/>
          <table:table-cell table:formula="of:=[.O67]+1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10"/>
          <table:table-cell table:formula="of:=[.K68]+1" office:value-type="float" office:value="66" calcext:value-type="float">
            <text:p>66</text:p>
          </table:table-cell>
          <table:table-cell table:formula="of:=LOOKUP(INT([.K69]/5)+1;[.G$3:.G$21];[.H$3:.H$21])" office:value-type="float" office:value="0.000121900506650618" calcext:value-type="float">
            <text:p>0.00012190</text:p>
          </table:table-cell>
          <table:table-cell table:formula="of:=LOOKUP(INT([.K69]/5)+1;[.G$3:.H$21];[.I$3:.I$21])" office:value-type="float" office:value="0.0000744855989034399" calcext:value-type="float">
            <text:p>0.00007449</text:p>
          </table:table-cell>
          <table:table-cell/>
          <table:table-cell table:formula="of:=[.O68]+1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10"/>
          <table:table-cell table:formula="of:=[.K69]+1" office:value-type="float" office:value="67" calcext:value-type="float">
            <text:p>67</text:p>
          </table:table-cell>
          <table:table-cell table:formula="of:=LOOKUP(INT([.K70]/5)+1;[.G$3:.G$21];[.H$3:.H$21])" office:value-type="float" office:value="0.000121900506650618" calcext:value-type="float">
            <text:p>0.00012190</text:p>
          </table:table-cell>
          <table:table-cell table:formula="of:=LOOKUP(INT([.K70]/5)+1;[.G$3:.H$21];[.I$3:.I$21])" office:value-type="float" office:value="0.0000744855989034399" calcext:value-type="float">
            <text:p>0.00007449</text:p>
          </table:table-cell>
          <table:table-cell/>
          <table:table-cell table:formula="of:=[.O69]+1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10"/>
          <table:table-cell table:formula="of:=[.K70]+1" office:value-type="float" office:value="68" calcext:value-type="float">
            <text:p>68</text:p>
          </table:table-cell>
          <table:table-cell table:formula="of:=LOOKUP(INT([.K71]/5)+1;[.G$3:.G$21];[.H$3:.H$21])" office:value-type="float" office:value="0.000121900506650618" calcext:value-type="float">
            <text:p>0.00012190</text:p>
          </table:table-cell>
          <table:table-cell table:formula="of:=LOOKUP(INT([.K71]/5)+1;[.G$3:.H$21];[.I$3:.I$21])" office:value-type="float" office:value="0.0000744855989034399" calcext:value-type="float">
            <text:p>0.00007449</text:p>
          </table:table-cell>
          <table:table-cell/>
          <table:table-cell table:formula="of:=[.O70]+1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10"/>
          <table:table-cell table:formula="of:=[.K71]+1" office:value-type="float" office:value="69" calcext:value-type="float">
            <text:p>69</text:p>
          </table:table-cell>
          <table:table-cell table:formula="of:=LOOKUP(INT([.K72]/5)+1;[.G$3:.G$21];[.H$3:.H$21])" office:value-type="float" office:value="0.000121900506650618" calcext:value-type="float">
            <text:p>0.00012190</text:p>
          </table:table-cell>
          <table:table-cell table:formula="of:=LOOKUP(INT([.K72]/5)+1;[.G$3:.H$21];[.I$3:.I$21])" office:value-type="float" office:value="0.0000744855989034399" calcext:value-type="float">
            <text:p>0.00007449</text:p>
          </table:table-cell>
          <table:table-cell/>
          <table:table-cell table:formula="of:=[.O71]+1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10"/>
          <table:table-cell table:formula="of:=[.K72]+1" office:value-type="float" office:value="70" calcext:value-type="float">
            <text:p>70</text:p>
          </table:table-cell>
          <table:table-cell table:formula="of:=LOOKUP(INT([.K73]/5)+1;[.G$3:.G$21];[.H$3:.H$21])" office:value-type="float" office:value="0.000161166176339211" calcext:value-type="float">
            <text:p>0.00016117</text:p>
          </table:table-cell>
          <table:table-cell table:formula="of:=LOOKUP(INT([.K73]/5)+1;[.G$3:.H$21];[.I$3:.I$21])" office:value-type="float" office:value="0.000106767066170521" calcext:value-type="float">
            <text:p>0.00010677</text:p>
          </table:table-cell>
          <table:table-cell/>
          <table:table-cell table:formula="of:=[.O72]+1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10"/>
          <table:table-cell table:formula="of:=[.K73]+1" office:value-type="float" office:value="71" calcext:value-type="float">
            <text:p>71</text:p>
          </table:table-cell>
          <table:table-cell table:formula="of:=LOOKUP(INT([.K74]/5)+1;[.G$3:.G$21];[.H$3:.H$21])" office:value-type="float" office:value="0.000161166176339211" calcext:value-type="float">
            <text:p>0.00016117</text:p>
          </table:table-cell>
          <table:table-cell table:formula="of:=LOOKUP(INT([.K74]/5)+1;[.G$3:.H$21];[.I$3:.I$21])" office:value-type="float" office:value="0.000106767066170521" calcext:value-type="float">
            <text:p>0.00010677</text:p>
          </table:table-cell>
          <table:table-cell/>
          <table:table-cell table:formula="of:=[.O73]+1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10"/>
          <table:table-cell table:formula="of:=[.K74]+1" office:value-type="float" office:value="72" calcext:value-type="float">
            <text:p>72</text:p>
          </table:table-cell>
          <table:table-cell table:formula="of:=LOOKUP(INT([.K75]/5)+1;[.G$3:.G$21];[.H$3:.H$21])" office:value-type="float" office:value="0.000161166176339211" calcext:value-type="float">
            <text:p>0.00016117</text:p>
          </table:table-cell>
          <table:table-cell table:formula="of:=LOOKUP(INT([.K75]/5)+1;[.G$3:.H$21];[.I$3:.I$21])" office:value-type="float" office:value="0.000106767066170521" calcext:value-type="float">
            <text:p>0.00010677</text:p>
          </table:table-cell>
          <table:table-cell/>
          <table:table-cell table:formula="of:=[.O74]+1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10"/>
          <table:table-cell table:formula="of:=[.K75]+1" office:value-type="float" office:value="73" calcext:value-type="float">
            <text:p>73</text:p>
          </table:table-cell>
          <table:table-cell table:formula="of:=LOOKUP(INT([.K76]/5)+1;[.G$3:.G$21];[.H$3:.H$21])" office:value-type="float" office:value="0.000161166176339211" calcext:value-type="float">
            <text:p>0.00016117</text:p>
          </table:table-cell>
          <table:table-cell table:formula="of:=LOOKUP(INT([.K76]/5)+1;[.G$3:.H$21];[.I$3:.I$21])" office:value-type="float" office:value="0.000106767066170521" calcext:value-type="float">
            <text:p>0.00010677</text:p>
          </table:table-cell>
          <table:table-cell/>
          <table:table-cell table:formula="of:=[.O75]+1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10"/>
          <table:table-cell table:formula="of:=[.K76]+1" office:value-type="float" office:value="74" calcext:value-type="float">
            <text:p>74</text:p>
          </table:table-cell>
          <table:table-cell table:formula="of:=LOOKUP(INT([.K77]/5)+1;[.G$3:.G$21];[.H$3:.H$21])" office:value-type="float" office:value="0.000161166176339211" calcext:value-type="float">
            <text:p>0.00016117</text:p>
          </table:table-cell>
          <table:table-cell table:formula="of:=LOOKUP(INT([.K77]/5)+1;[.G$3:.H$21];[.I$3:.I$21])" office:value-type="float" office:value="0.000106767066170521" calcext:value-type="float">
            <text:p>0.00010677</text:p>
          </table:table-cell>
          <table:table-cell/>
          <table:table-cell table:formula="of:=[.O76]+1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10"/>
          <table:table-cell table:formula="of:=[.K77]+1" office:value-type="float" office:value="75" calcext:value-type="float">
            <text:p>75</text:p>
          </table:table-cell>
          <table:table-cell table:formula="of:=LOOKUP(INT([.K78]/5)+1;[.G$3:.G$21];[.H$3:.H$21])" office:value-type="float" office:value="0.000201334342778248" calcext:value-type="float">
            <text:p>0.00020133</text:p>
          </table:table-cell>
          <table:table-cell table:formula="of:=LOOKUP(INT([.K78]/5)+1;[.G$3:.H$21];[.I$3:.I$21])" office:value-type="float" office:value="0.000149198216036206" calcext:value-type="float">
            <text:p>0.00014920</text:p>
          </table:table-cell>
          <table:table-cell/>
          <table:table-cell table:formula="of:=[.O77]+1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10"/>
          <table:table-cell table:formula="of:=[.K78]+1" office:value-type="float" office:value="76" calcext:value-type="float">
            <text:p>76</text:p>
          </table:table-cell>
          <table:table-cell table:formula="of:=LOOKUP(INT([.K79]/5)+1;[.G$3:.G$21];[.H$3:.H$21])" office:value-type="float" office:value="0.000201334342778248" calcext:value-type="float">
            <text:p>0.00020133</text:p>
          </table:table-cell>
          <table:table-cell table:formula="of:=LOOKUP(INT([.K79]/5)+1;[.G$3:.H$21];[.I$3:.I$21])" office:value-type="float" office:value="0.000149198216036206" calcext:value-type="float">
            <text:p>0.00014920</text:p>
          </table:table-cell>
          <table:table-cell/>
          <table:table-cell table:formula="of:=[.O78]+1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10"/>
          <table:table-cell table:formula="of:=[.K79]+1" office:value-type="float" office:value="77" calcext:value-type="float">
            <text:p>77</text:p>
          </table:table-cell>
          <table:table-cell table:formula="of:=LOOKUP(INT([.K80]/5)+1;[.G$3:.G$21];[.H$3:.H$21])" office:value-type="float" office:value="0.000201334342778248" calcext:value-type="float">
            <text:p>0.00020133</text:p>
          </table:table-cell>
          <table:table-cell table:formula="of:=LOOKUP(INT([.K80]/5)+1;[.G$3:.H$21];[.I$3:.I$21])" office:value-type="float" office:value="0.000149198216036206" calcext:value-type="float">
            <text:p>0.00014920</text:p>
          </table:table-cell>
          <table:table-cell/>
          <table:table-cell table:formula="of:=[.O79]+1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10"/>
          <table:table-cell table:formula="of:=[.K80]+1" office:value-type="float" office:value="78" calcext:value-type="float">
            <text:p>78</text:p>
          </table:table-cell>
          <table:table-cell table:formula="of:=LOOKUP(INT([.K81]/5)+1;[.G$3:.G$21];[.H$3:.H$21])" office:value-type="float" office:value="0.000201334342778248" calcext:value-type="float">
            <text:p>0.00020133</text:p>
          </table:table-cell>
          <table:table-cell table:formula="of:=LOOKUP(INT([.K81]/5)+1;[.G$3:.H$21];[.I$3:.I$21])" office:value-type="float" office:value="0.000149198216036206" calcext:value-type="float">
            <text:p>0.00014920</text:p>
          </table:table-cell>
          <table:table-cell/>
          <table:table-cell table:formula="of:=[.O80]+1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10"/>
          <table:table-cell table:formula="of:=[.K81]+1" office:value-type="float" office:value="79" calcext:value-type="float">
            <text:p>79</text:p>
          </table:table-cell>
          <table:table-cell table:formula="of:=LOOKUP(INT([.K82]/5)+1;[.G$3:.G$21];[.H$3:.H$21])" office:value-type="float" office:value="0.000201334342778248" calcext:value-type="float">
            <text:p>0.00020133</text:p>
          </table:table-cell>
          <table:table-cell table:formula="of:=LOOKUP(INT([.K82]/5)+1;[.G$3:.H$21];[.I$3:.I$21])" office:value-type="float" office:value="0.000149198216036206" calcext:value-type="float">
            <text:p>0.00014920</text:p>
          </table:table-cell>
          <table:table-cell/>
          <table:table-cell table:formula="of:=[.O81]+1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10"/>
          <table:table-cell table:formula="of:=[.K82]+1" office:value-type="float" office:value="80" calcext:value-type="float">
            <text:p>80</text:p>
          </table:table-cell>
          <table:table-cell table:formula="of:=LOOKUP(INT([.K83]/5)+1;[.G$3:.G$21];[.H$3:.H$21])" office:value-type="float" office:value="0.000277586596153068" calcext:value-type="float">
            <text:p>0.00027759</text:p>
          </table:table-cell>
          <table:table-cell table:formula="of:=LOOKUP(INT([.K83]/5)+1;[.G$3:.H$21];[.I$3:.I$21])" office:value-type="float" office:value="0.000212647924896947" calcext:value-type="float">
            <text:p>0.00021265</text:p>
          </table:table-cell>
          <table:table-cell/>
          <table:table-cell table:formula="of:=[.O82]+1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10"/>
          <table:table-cell table:formula="of:=[.K83]+1" office:value-type="float" office:value="81" calcext:value-type="float">
            <text:p>81</text:p>
          </table:table-cell>
          <table:table-cell table:formula="of:=LOOKUP(INT([.K84]/5)+1;[.G$3:.G$21];[.H$3:.H$21])" office:value-type="float" office:value="0.000277586596153068" calcext:value-type="float">
            <text:p>0.00027759</text:p>
          </table:table-cell>
          <table:table-cell table:formula="of:=LOOKUP(INT([.K84]/5)+1;[.G$3:.H$21];[.I$3:.I$21])" office:value-type="float" office:value="0.000212647924896947" calcext:value-type="float">
            <text:p>0.00021265</text:p>
          </table:table-cell>
          <table:table-cell/>
          <table:table-cell table:formula="of:=[.O83]+1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10"/>
          <table:table-cell table:formula="of:=[.K84]+1" office:value-type="float" office:value="82" calcext:value-type="float">
            <text:p>82</text:p>
          </table:table-cell>
          <table:table-cell table:formula="of:=LOOKUP(INT([.K85]/5)+1;[.G$3:.G$21];[.H$3:.H$21])" office:value-type="float" office:value="0.000277586596153068" calcext:value-type="float">
            <text:p>0.00027759</text:p>
          </table:table-cell>
          <table:table-cell table:formula="of:=LOOKUP(INT([.K85]/5)+1;[.G$3:.H$21];[.I$3:.I$21])" office:value-type="float" office:value="0.000212647924896947" calcext:value-type="float">
            <text:p>0.00021265</text:p>
          </table:table-cell>
          <table:table-cell/>
          <table:table-cell table:formula="of:=[.O84]+1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10"/>
          <table:table-cell table:formula="of:=[.K85]+1" office:value-type="float" office:value="83" calcext:value-type="float">
            <text:p>83</text:p>
          </table:table-cell>
          <table:table-cell table:formula="of:=LOOKUP(INT([.K86]/5)+1;[.G$3:.G$21];[.H$3:.H$21])" office:value-type="float" office:value="0.000277586596153068" calcext:value-type="float">
            <text:p>0.00027759</text:p>
          </table:table-cell>
          <table:table-cell table:formula="of:=LOOKUP(INT([.K86]/5)+1;[.G$3:.H$21];[.I$3:.I$21])" office:value-type="float" office:value="0.000212647924896947" calcext:value-type="float">
            <text:p>0.00021265</text:p>
          </table:table-cell>
          <table:table-cell/>
          <table:table-cell table:formula="of:=[.O85]+1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10"/>
          <table:table-cell table:formula="of:=[.K86]+1" office:value-type="float" office:value="84" calcext:value-type="float">
            <text:p>84</text:p>
          </table:table-cell>
          <table:table-cell table:formula="of:=LOOKUP(INT([.K87]/5)+1;[.G$3:.G$21];[.H$3:.H$21])" office:value-type="float" office:value="0.000277586596153068" calcext:value-type="float">
            <text:p>0.00027759</text:p>
          </table:table-cell>
          <table:table-cell table:formula="of:=LOOKUP(INT([.K87]/5)+1;[.G$3:.H$21];[.I$3:.I$21])" office:value-type="float" office:value="0.000212647924896947" calcext:value-type="float">
            <text:p>0.00021265</text:p>
          </table:table-cell>
          <table:table-cell/>
          <table:table-cell table:formula="of:=[.O86]+1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10"/>
          <table:table-cell table:formula="of:=[.K87]+1" office:value-type="float" office:value="85" calcext:value-type="float">
            <text:p>85</text:p>
          </table:table-cell>
          <table:table-cell table:formula="of:=LOOKUP(INT([.K88]/5)+1;[.G$3:.G$21];[.H$3:.H$21])" office:value-type="float" office:value="0.000380926857139308" calcext:value-type="float">
            <text:p>0.00038093</text:p>
          </table:table-cell>
          <table:table-cell table:formula="of:=LOOKUP(INT([.K88]/5)+1;[.G$3:.H$21];[.I$3:.I$21])" office:value-type="float" office:value="0.000345718069680201" calcext:value-type="float">
            <text:p>0.00034572</text:p>
          </table:table-cell>
          <table:table-cell/>
          <table:table-cell table:formula="of:=[.O87]+1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88]+1" office:value-type="float" office:value="86" calcext:value-type="float">
            <text:p>86</text:p>
          </table:table-cell>
          <table:table-cell table:formula="of:=LOOKUP(INT([.K89]/5)+1;[.G$3:.G$21];[.H$3:.H$21])" office:value-type="float" office:value="0.000380926857139308" calcext:value-type="float">
            <text:p>0.00038093</text:p>
          </table:table-cell>
          <table:table-cell table:formula="of:=LOOKUP(INT([.K89]/5)+1;[.G$3:.H$21];[.I$3:.I$21])" office:value-type="float" office:value="0.000345718069680201" calcext:value-type="float">
            <text:p>0.00034572</text:p>
          </table:table-cell>
          <table:table-cell/>
          <table:table-cell table:formula="of:=[.O88]+1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89]+1" office:value-type="float" office:value="87" calcext:value-type="float">
            <text:p>87</text:p>
          </table:table-cell>
          <table:table-cell table:formula="of:=LOOKUP(INT([.K90]/5)+1;[.G$3:.G$21];[.H$3:.H$21])" office:value-type="float" office:value="0.000380926857139308" calcext:value-type="float">
            <text:p>0.00038093</text:p>
          </table:table-cell>
          <table:table-cell table:formula="of:=LOOKUP(INT([.K90]/5)+1;[.G$3:.H$21];[.I$3:.I$21])" office:value-type="float" office:value="0.000345718069680201" calcext:value-type="float">
            <text:p>0.00034572</text:p>
          </table:table-cell>
          <table:table-cell/>
          <table:table-cell table:formula="of:=[.O89]+1"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0]+1" office:value-type="float" office:value="88" calcext:value-type="float">
            <text:p>88</text:p>
          </table:table-cell>
          <table:table-cell table:formula="of:=LOOKUP(INT([.K91]/5)+1;[.G$3:.G$21];[.H$3:.H$21])" office:value-type="float" office:value="0.000380926857139308" calcext:value-type="float">
            <text:p>0.00038093</text:p>
          </table:table-cell>
          <table:table-cell table:formula="of:=LOOKUP(INT([.K91]/5)+1;[.G$3:.H$21];[.I$3:.I$21])" office:value-type="float" office:value="0.000345718069680201" calcext:value-type="float">
            <text:p>0.00034572</text:p>
          </table:table-cell>
          <table:table-cell/>
          <table:table-cell table:formula="of:=[.O90]+1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1]+1" office:value-type="float" office:value="89" calcext:value-type="float">
            <text:p>89</text:p>
          </table:table-cell>
          <table:table-cell table:formula="of:=LOOKUP(INT([.K92]/5)+1;[.G$3:.G$21];[.H$3:.H$21])" office:value-type="float" office:value="0.000380926857139308" calcext:value-type="float">
            <text:p>0.00038093</text:p>
          </table:table-cell>
          <table:table-cell table:formula="of:=LOOKUP(INT([.K92]/5)+1;[.G$3:.H$21];[.I$3:.I$21])" office:value-type="float" office:value="0.000345718069680201" calcext:value-type="float">
            <text:p>0.00034572</text:p>
          </table:table-cell>
          <table:table-cell/>
          <table:table-cell table:formula="of:=[.O91]+1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2]+1" office:value-type="float" office:value="90" calcext:value-type="float">
            <text:p>90</text:p>
          </table:table-cell>
          <table:table-cell table:formula="of:=LOOKUP(INT([.K93]/5)+1;[.G$3:.G$21];[.H$3:.H$21])" office:value-type="float" office:value="0.000380926857139308" calcext:value-type="float">
            <text:p>0.00038093</text:p>
          </table:table-cell>
          <table:table-cell table:formula="of:=LOOKUP(INT([.K93]/5)+1;[.G$3:.H$21];[.I$3:.I$21])" office:value-type="float" office:value="0.000345718069680201" calcext:value-type="float">
            <text:p>0.00034572</text:p>
          </table:table-cell>
          <table:table-cell/>
          <table:table-cell table:formula="of:=[.O92]+1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3]+1" office:value-type="float" office:value="91" calcext:value-type="float">
            <text:p>91</text:p>
          </table:table-cell>
          <table:table-cell table:formula="of:=LOOKUP(INT([.K94]/5)+1;[.G$3:.G$21];[.H$3:.H$21])" office:value-type="float" office:value="0.000380926857139308" calcext:value-type="float">
            <text:p>0.00038093</text:p>
          </table:table-cell>
          <table:table-cell table:formula="of:=LOOKUP(INT([.K94]/5)+1;[.G$3:.H$21];[.I$3:.I$21])" office:value-type="float" office:value="0.000345718069680201" calcext:value-type="float">
            <text:p>0.00034572</text:p>
          </table:table-cell>
          <table:table-cell/>
          <table:table-cell table:formula="of:=[.O93]+1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4]+1" office:value-type="float" office:value="92" calcext:value-type="float">
            <text:p>92</text:p>
          </table:table-cell>
          <table:table-cell table:formula="of:=LOOKUP(INT([.K95]/5)+1;[.G$3:.G$21];[.H$3:.H$21])" office:value-type="float" office:value="0.000380926857139308" calcext:value-type="float">
            <text:p>0.00038093</text:p>
          </table:table-cell>
          <table:table-cell table:formula="of:=LOOKUP(INT([.K95]/5)+1;[.G$3:.H$21];[.I$3:.I$21])" office:value-type="float" office:value="0.000345718069680201" calcext:value-type="float">
            <text:p>0.00034572</text:p>
          </table:table-cell>
          <table:table-cell/>
          <table:table-cell table:formula="of:=[.O94]+1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5]+1" office:value-type="float" office:value="93" calcext:value-type="float">
            <text:p>93</text:p>
          </table:table-cell>
          <table:table-cell table:formula="of:=LOOKUP(INT([.K96]/5)+1;[.G$3:.G$21];[.H$3:.H$21])" office:value-type="float" office:value="0.000380926857139308" calcext:value-type="float">
            <text:p>0.00038093</text:p>
          </table:table-cell>
          <table:table-cell table:formula="of:=LOOKUP(INT([.K96]/5)+1;[.G$3:.H$21];[.I$3:.I$21])" office:value-type="float" office:value="0.000345718069680201" calcext:value-type="float">
            <text:p>0.00034572</text:p>
          </table:table-cell>
          <table:table-cell/>
          <table:table-cell table:formula="of:=[.O95]+1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6]+1" office:value-type="float" office:value="94" calcext:value-type="float">
            <text:p>94</text:p>
          </table:table-cell>
          <table:table-cell table:formula="of:=LOOKUP(INT([.K97]/5)+1;[.G$3:.G$21];[.H$3:.H$21])" office:value-type="float" office:value="0.000380926857139308" calcext:value-type="float">
            <text:p>0.00038093</text:p>
          </table:table-cell>
          <table:table-cell table:formula="of:=LOOKUP(INT([.K97]/5)+1;[.G$3:.H$21];[.I$3:.I$21])" office:value-type="float" office:value="0.000345718069680201" calcext:value-type="float">
            <text:p>0.00034572</text:p>
          </table:table-cell>
          <table:table-cell/>
          <table:table-cell table:formula="of:=[.O96]+1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7]+1" office:value-type="float" office:value="95" calcext:value-type="float">
            <text:p>95</text:p>
          </table:table-cell>
          <table:table-cell table:formula="of:=LOOKUP(INT([.K98]/5)+1;[.G$3:.G$21];[.H$3:.H$21])" office:value-type="float" office:value="0.000380926857139308" calcext:value-type="float">
            <text:p>0.00038093</text:p>
          </table:table-cell>
          <table:table-cell table:formula="of:=LOOKUP(INT([.K98]/5)+1;[.G$3:.H$21];[.I$3:.I$21])" office:value-type="float" office:value="0.000345718069680201" calcext:value-type="float">
            <text:p>0.00034572</text:p>
          </table:table-cell>
          <table:table-cell/>
          <table:table-cell table:formula="of:=[.O97]+1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8]+1" office:value-type="float" office:value="96" calcext:value-type="float">
            <text:p>96</text:p>
          </table:table-cell>
          <table:table-cell table:formula="of:=LOOKUP(INT([.K99]/5)+1;[.G$3:.G$21];[.H$3:.H$21])" office:value-type="float" office:value="0.000380926857139308" calcext:value-type="float">
            <text:p>0.00038093</text:p>
          </table:table-cell>
          <table:table-cell table:formula="of:=LOOKUP(INT([.K99]/5)+1;[.G$3:.H$21];[.I$3:.I$21])" office:value-type="float" office:value="0.000345718069680201" calcext:value-type="float">
            <text:p>0.00034572</text:p>
          </table:table-cell>
          <table:table-cell/>
          <table:table-cell table:formula="of:=[.O98]+1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99]+1" office:value-type="float" office:value="97" calcext:value-type="float">
            <text:p>97</text:p>
          </table:table-cell>
          <table:table-cell table:formula="of:=LOOKUP(INT([.K100]/5)+1;[.G$3:.G$21];[.H$3:.H$21])" office:value-type="float" office:value="0.000380926857139308" calcext:value-type="float">
            <text:p>0.00038093</text:p>
          </table:table-cell>
          <table:table-cell table:formula="of:=LOOKUP(INT([.K100]/5)+1;[.G$3:.H$21];[.I$3:.I$21])" office:value-type="float" office:value="0.000345718069680201" calcext:value-type="float">
            <text:p>0.00034572</text:p>
          </table:table-cell>
          <table:table-cell/>
          <table:table-cell table:formula="of:=[.O99]+1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0]+1" office:value-type="float" office:value="98" calcext:value-type="float">
            <text:p>98</text:p>
          </table:table-cell>
          <table:table-cell table:formula="of:=LOOKUP(INT([.K101]/5)+1;[.G$3:.G$21];[.H$3:.H$21])" office:value-type="float" office:value="0.000380926857139308" calcext:value-type="float">
            <text:p>0.00038093</text:p>
          </table:table-cell>
          <table:table-cell table:formula="of:=LOOKUP(INT([.K101]/5)+1;[.G$3:.H$21];[.I$3:.I$21])" office:value-type="float" office:value="0.000345718069680201" calcext:value-type="float">
            <text:p>0.00034572</text:p>
          </table:table-cell>
          <table:table-cell/>
          <table:table-cell table:formula="of:=[.O100]+1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1]+1" office:value-type="float" office:value="99" calcext:value-type="float">
            <text:p>99</text:p>
          </table:table-cell>
          <table:table-cell table:formula="of:=LOOKUP(INT([.K102]/5)+1;[.G$3:.G$21];[.H$3:.H$21])" office:value-type="float" office:value="0.000380926857139308" calcext:value-type="float">
            <text:p>0.00038093</text:p>
          </table:table-cell>
          <table:table-cell table:formula="of:=LOOKUP(INT([.K102]/5)+1;[.G$3:.H$21];[.I$3:.I$21])" office:value-type="float" office:value="0.000345718069680201" calcext:value-type="float">
            <text:p>0.00034572</text:p>
          </table:table-cell>
          <table:table-cell/>
          <table:table-cell table:formula="of:=[.O101]+1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2]+1" office:value-type="float" office:value="100" calcext:value-type="float">
            <text:p>100</text:p>
          </table:table-cell>
          <table:table-cell table:formula="of:=LOOKUP(INT([.K103]/5)+1;[.G$3:.G$21];[.H$3:.H$21])" office:value-type="float" office:value="0.000380926857139308" calcext:value-type="float">
            <text:p>0.00038093</text:p>
          </table:table-cell>
          <table:table-cell table:formula="of:=LOOKUP(INT([.K103]/5)+1;[.G$3:.H$21];[.I$3:.I$21])" office:value-type="float" office:value="0.000345718069680201" calcext:value-type="float">
            <text:p>0.00034572</text:p>
          </table:table-cell>
          <table:table-cell/>
          <table:table-cell table:formula="of:=[.O102]+1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3]+1" office:value-type="float" office:value="101" calcext:value-type="float">
            <text:p>101</text:p>
          </table:table-cell>
          <table:table-cell table:formula="of:=LOOKUP(INT([.K104]/5)+1;[.G$3:.G$21];[.H$3:.H$21])" office:value-type="float" office:value="0.000380926857139308" calcext:value-type="float">
            <text:p>0.00038093</text:p>
          </table:table-cell>
          <table:table-cell table:formula="of:=LOOKUP(INT([.K104]/5)+1;[.G$3:.H$21];[.I$3:.I$21])" office:value-type="float" office:value="0.000345718069680201" calcext:value-type="float">
            <text:p>0.00034572</text:p>
          </table:table-cell>
          <table:table-cell/>
          <table:table-cell table:formula="of:=[.O103]+1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4]+1" office:value-type="float" office:value="102" calcext:value-type="float">
            <text:p>102</text:p>
          </table:table-cell>
          <table:table-cell table:formula="of:=LOOKUP(INT([.K105]/5)+1;[.G$3:.G$21];[.H$3:.H$21])" office:value-type="float" office:value="0.000380926857139308" calcext:value-type="float">
            <text:p>0.00038093</text:p>
          </table:table-cell>
          <table:table-cell table:formula="of:=LOOKUP(INT([.K105]/5)+1;[.G$3:.H$21];[.I$3:.I$21])" office:value-type="float" office:value="0.000345718069680201" calcext:value-type="float">
            <text:p>0.00034572</text:p>
          </table:table-cell>
          <table:table-cell/>
          <table:table-cell table:formula="of:=[.O104]+1"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5]+1" office:value-type="float" office:value="103" calcext:value-type="float">
            <text:p>103</text:p>
          </table:table-cell>
          <table:table-cell table:formula="of:=LOOKUP(INT([.K106]/5)+1;[.G$3:.G$21];[.H$3:.H$21])" office:value-type="float" office:value="0.000380926857139308" calcext:value-type="float">
            <text:p>0.00038093</text:p>
          </table:table-cell>
          <table:table-cell table:formula="of:=LOOKUP(INT([.K106]/5)+1;[.G$3:.H$21];[.I$3:.I$21])" office:value-type="float" office:value="0.000345718069680201" calcext:value-type="float">
            <text:p>0.00034572</text:p>
          </table:table-cell>
          <table:table-cell/>
          <table:table-cell table:formula="of:=[.O105]+1"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6]+1" office:value-type="float" office:value="104" calcext:value-type="float">
            <text:p>104</text:p>
          </table:table-cell>
          <table:table-cell table:formula="of:=LOOKUP(INT([.K107]/5)+1;[.G$3:.G$21];[.H$3:.H$21])" office:value-type="float" office:value="0.000380926857139308" calcext:value-type="float">
            <text:p>0.00038093</text:p>
          </table:table-cell>
          <table:table-cell table:formula="of:=LOOKUP(INT([.K107]/5)+1;[.G$3:.H$21];[.I$3:.I$21])" office:value-type="float" office:value="0.000345718069680201" calcext:value-type="float">
            <text:p>0.00034572</text:p>
          </table:table-cell>
          <table:table-cell/>
          <table:table-cell table:formula="of:=[.O106]+1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7]+1" office:value-type="float" office:value="105" calcext:value-type="float">
            <text:p>105</text:p>
          </table:table-cell>
          <table:table-cell table:formula="of:=LOOKUP(INT([.K108]/5)+1;[.G$3:.G$21];[.H$3:.H$21])" office:value-type="float" office:value="0.000380926857139308" calcext:value-type="float">
            <text:p>0.00038093</text:p>
          </table:table-cell>
          <table:table-cell table:formula="of:=LOOKUP(INT([.K108]/5)+1;[.G$3:.H$21];[.I$3:.I$21])" office:value-type="float" office:value="0.000345718069680201" calcext:value-type="float">
            <text:p>0.00034572</text:p>
          </table:table-cell>
          <table:table-cell/>
          <table:table-cell table:formula="of:=[.O107]+1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8]+1" office:value-type="float" office:value="106" calcext:value-type="float">
            <text:p>106</text:p>
          </table:table-cell>
          <table:table-cell table:formula="of:=LOOKUP(INT([.K109]/5)+1;[.G$3:.G$21];[.H$3:.H$21])" office:value-type="float" office:value="0.000380926857139308" calcext:value-type="float">
            <text:p>0.00038093</text:p>
          </table:table-cell>
          <table:table-cell table:formula="of:=LOOKUP(INT([.K109]/5)+1;[.G$3:.H$21];[.I$3:.I$21])" office:value-type="float" office:value="0.000345718069680201" calcext:value-type="float">
            <text:p>0.00034572</text:p>
          </table:table-cell>
          <table:table-cell/>
          <table:table-cell table:formula="of:=[.O108]+1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09]+1" office:value-type="float" office:value="107" calcext:value-type="float">
            <text:p>107</text:p>
          </table:table-cell>
          <table:table-cell table:formula="of:=LOOKUP(INT([.K110]/5)+1;[.G$3:.G$21];[.H$3:.H$21])" office:value-type="float" office:value="0.000380926857139308" calcext:value-type="float">
            <text:p>0.00038093</text:p>
          </table:table-cell>
          <table:table-cell table:formula="of:=LOOKUP(INT([.K110]/5)+1;[.G$3:.H$21];[.I$3:.I$21])" office:value-type="float" office:value="0.000345718069680201" calcext:value-type="float">
            <text:p>0.00034572</text:p>
          </table:table-cell>
          <table:table-cell/>
          <table:table-cell table:formula="of:=[.O109]+1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0]+1" office:value-type="float" office:value="108" calcext:value-type="float">
            <text:p>108</text:p>
          </table:table-cell>
          <table:table-cell table:formula="of:=LOOKUP(INT([.K111]/5)+1;[.G$3:.G$21];[.H$3:.H$21])" office:value-type="float" office:value="0.000380926857139308" calcext:value-type="float">
            <text:p>0.00038093</text:p>
          </table:table-cell>
          <table:table-cell table:formula="of:=LOOKUP(INT([.K111]/5)+1;[.G$3:.H$21];[.I$3:.I$21])" office:value-type="float" office:value="0.000345718069680201" calcext:value-type="float">
            <text:p>0.00034572</text:p>
          </table:table-cell>
          <table:table-cell/>
          <table:table-cell table:formula="of:=[.O110]+1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1]+1" office:value-type="float" office:value="109" calcext:value-type="float">
            <text:p>109</text:p>
          </table:table-cell>
          <table:table-cell table:formula="of:=LOOKUP(INT([.K112]/5)+1;[.G$3:.G$21];[.H$3:.H$21])" office:value-type="float" office:value="0.000380926857139308" calcext:value-type="float">
            <text:p>0.00038093</text:p>
          </table:table-cell>
          <table:table-cell table:formula="of:=LOOKUP(INT([.K112]/5)+1;[.G$3:.H$21];[.I$3:.I$21])" office:value-type="float" office:value="0.000345718069680201" calcext:value-type="float">
            <text:p>0.00034572</text:p>
          </table:table-cell>
          <table:table-cell/>
          <table:table-cell table:formula="of:=[.O111]+1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2]+1" office:value-type="float" office:value="110" calcext:value-type="float">
            <text:p>110</text:p>
          </table:table-cell>
          <table:table-cell table:formula="of:=LOOKUP(INT([.K113]/5)+1;[.G$3:.G$21];[.H$3:.H$21])" office:value-type="float" office:value="0.000380926857139308" calcext:value-type="float">
            <text:p>0.00038093</text:p>
          </table:table-cell>
          <table:table-cell table:formula="of:=LOOKUP(INT([.K113]/5)+1;[.G$3:.H$21];[.I$3:.I$21])" office:value-type="float" office:value="0.000345718069680201" calcext:value-type="float">
            <text:p>0.00034572</text:p>
          </table:table-cell>
          <table:table-cell/>
          <table:table-cell table:formula="of:=[.O112]+1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3]+1" office:value-type="float" office:value="111" calcext:value-type="float">
            <text:p>111</text:p>
          </table:table-cell>
          <table:table-cell table:formula="of:=LOOKUP(INT([.K114]/5)+1;[.G$3:.G$21];[.H$3:.H$21])" office:value-type="float" office:value="0.000380926857139308" calcext:value-type="float">
            <text:p>0.00038093</text:p>
          </table:table-cell>
          <table:table-cell table:formula="of:=LOOKUP(INT([.K114]/5)+1;[.G$3:.H$21];[.I$3:.I$21])" office:value-type="float" office:value="0.000345718069680201" calcext:value-type="float">
            <text:p>0.00034572</text:p>
          </table:table-cell>
          <table:table-cell/>
          <table:table-cell table:formula="of:=[.O113]+1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4]+1" office:value-type="float" office:value="112" calcext:value-type="float">
            <text:p>112</text:p>
          </table:table-cell>
          <table:table-cell table:formula="of:=LOOKUP(INT([.K115]/5)+1;[.G$3:.G$21];[.H$3:.H$21])" office:value-type="float" office:value="0.000380926857139308" calcext:value-type="float">
            <text:p>0.00038093</text:p>
          </table:table-cell>
          <table:table-cell table:formula="of:=LOOKUP(INT([.K115]/5)+1;[.G$3:.H$21];[.I$3:.I$21])" office:value-type="float" office:value="0.000345718069680201" calcext:value-type="float">
            <text:p>0.00034572</text:p>
          </table:table-cell>
          <table:table-cell/>
          <table:table-cell table:formula="of:=[.O114]+1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5]+1" office:value-type="float" office:value="113" calcext:value-type="float">
            <text:p>113</text:p>
          </table:table-cell>
          <table:table-cell table:formula="of:=LOOKUP(INT([.K116]/5)+1;[.G$3:.G$21];[.H$3:.H$21])" office:value-type="float" office:value="0.000380926857139308" calcext:value-type="float">
            <text:p>0.00038093</text:p>
          </table:table-cell>
          <table:table-cell table:formula="of:=LOOKUP(INT([.K116]/5)+1;[.G$3:.H$21];[.I$3:.I$21])" office:value-type="float" office:value="0.000345718069680201" calcext:value-type="float">
            <text:p>0.00034572</text:p>
          </table:table-cell>
          <table:table-cell/>
          <table:table-cell table:formula="of:=[.O115]+1"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6]+1" office:value-type="float" office:value="114" calcext:value-type="float">
            <text:p>114</text:p>
          </table:table-cell>
          <table:table-cell table:formula="of:=LOOKUP(INT([.K117]/5)+1;[.G$3:.G$21];[.H$3:.H$21])" office:value-type="float" office:value="0.000380926857139308" calcext:value-type="float">
            <text:p>0.00038093</text:p>
          </table:table-cell>
          <table:table-cell table:formula="of:=LOOKUP(INT([.K117]/5)+1;[.G$3:.H$21];[.I$3:.I$21])" office:value-type="float" office:value="0.000345718069680201" calcext:value-type="float">
            <text:p>0.00034572</text:p>
          </table:table-cell>
          <table:table-cell/>
          <table:table-cell table:formula="of:=[.O116]+1"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7]+1" office:value-type="float" office:value="115" calcext:value-type="float">
            <text:p>115</text:p>
          </table:table-cell>
          <table:table-cell table:formula="of:=LOOKUP(INT([.K118]/5)+1;[.G$3:.G$21];[.H$3:.H$21])" office:value-type="float" office:value="0.000380926857139308" calcext:value-type="float">
            <text:p>0.00038093</text:p>
          </table:table-cell>
          <table:table-cell table:formula="of:=LOOKUP(INT([.K118]/5)+1;[.G$3:.H$21];[.I$3:.I$21])" office:value-type="float" office:value="0.000345718069680201" calcext:value-type="float">
            <text:p>0.00034572</text:p>
          </table:table-cell>
          <table:table-cell/>
          <table:table-cell table:formula="of:=[.O117]+1"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8]+1" office:value-type="float" office:value="116" calcext:value-type="float">
            <text:p>116</text:p>
          </table:table-cell>
          <table:table-cell table:formula="of:=LOOKUP(INT([.K119]/5)+1;[.G$3:.G$21];[.H$3:.H$21])" office:value-type="float" office:value="0.000380926857139308" calcext:value-type="float">
            <text:p>0.00038093</text:p>
          </table:table-cell>
          <table:table-cell table:formula="of:=LOOKUP(INT([.K119]/5)+1;[.G$3:.H$21];[.I$3:.I$21])" office:value-type="float" office:value="0.000345718069680201" calcext:value-type="float">
            <text:p>0.00034572</text:p>
          </table:table-cell>
          <table:table-cell/>
          <table:table-cell table:formula="of:=[.O118]+1"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19]+1" office:value-type="float" office:value="117" calcext:value-type="float">
            <text:p>117</text:p>
          </table:table-cell>
          <table:table-cell table:formula="of:=LOOKUP(INT([.K120]/5)+1;[.G$3:.G$21];[.H$3:.H$21])" office:value-type="float" office:value="0.000380926857139308" calcext:value-type="float">
            <text:p>0.00038093</text:p>
          </table:table-cell>
          <table:table-cell table:formula="of:=LOOKUP(INT([.K120]/5)+1;[.G$3:.H$21];[.I$3:.I$21])" office:value-type="float" office:value="0.000345718069680201" calcext:value-type="float">
            <text:p>0.00034572</text:p>
          </table:table-cell>
          <table:table-cell/>
          <table:table-cell table:formula="of:=[.O119]+1"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20]+1" office:value-type="float" office:value="118" calcext:value-type="float">
            <text:p>118</text:p>
          </table:table-cell>
          <table:table-cell table:formula="of:=LOOKUP(INT([.K121]/5)+1;[.G$3:.G$21];[.H$3:.H$21])" office:value-type="float" office:value="0.000380926857139308" calcext:value-type="float">
            <text:p>0.00038093</text:p>
          </table:table-cell>
          <table:table-cell table:formula="of:=LOOKUP(INT([.K121]/5)+1;[.G$3:.H$21];[.I$3:.I$21])" office:value-type="float" office:value="0.000345718069680201" calcext:value-type="float">
            <text:p>0.00034572</text:p>
          </table:table-cell>
          <table:table-cell/>
          <table:table-cell table:formula="of:=[.O120]+1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21]+1" office:value-type="float" office:value="119" calcext:value-type="float">
            <text:p>119</text:p>
          </table:table-cell>
          <table:table-cell table:formula="of:=LOOKUP(INT([.K122]/5)+1;[.G$3:.G$21];[.H$3:.H$21])" office:value-type="float" office:value="0.000380926857139308" calcext:value-type="float">
            <text:p>0.00038093</text:p>
          </table:table-cell>
          <table:table-cell table:formula="of:=LOOKUP(INT([.K122]/5)+1;[.G$3:.H$21];[.I$3:.I$21])" office:value-type="float" office:value="0.000345718069680201" calcext:value-type="float">
            <text:p>0.00034572</text:p>
          </table:table-cell>
          <table:table-cell/>
          <table:table-cell table:formula="of:=[.O121]+1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0"/>
          <table:table-cell table:formula="of:=[.K122]+1" office:value-type="float" office:value="120" calcext:value-type="float">
            <text:p>120</text:p>
          </table:table-cell>
          <table:table-cell table:formula="of:=LOOKUP(INT([.K123]/5)+1;[.G$3:.G$21];[.H$3:.H$21])" office:value-type="float" office:value="0.000380926857139308" calcext:value-type="float">
            <text:p>0.00038093</text:p>
          </table:table-cell>
          <table:table-cell table:formula="of:=LOOKUP(INT([.K123]/5)+1;[.G$3:.H$21];[.I$3:.I$21])" office:value-type="float" office:value="0.000345718069680201" calcext:value-type="float">
            <text:p>0.00034572</text:p>
          </table:table-cell>
          <table:table-cell/>
          <table:table-cell table:formula="of:=[.O122]+1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836067844296462" calcext:value-type="float">
            <text:p>0.00008361</text:p>
          </table:table-cell>
        </table:table-row>
        <table:table-row table:style-name="ro1">
          <table:table-cell table:number-columns-repeated="14"/>
          <table:table-cell table:formula="of:=[.O12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833044765347069" calcext:value-type="float">
            <text:p>0.00000833</text:p>
          </table:table-cell>
        </table:table-row>
        <table:table-row table:style-name="ro1">
          <table:table-cell table:number-columns-repeated="14"/>
          <table:table-cell table:formula="of:=[.O125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833044765347069" calcext:value-type="float">
            <text:p>0.00000833</text:p>
          </table:table-cell>
        </table:table-row>
        <table:table-row table:style-name="ro1">
          <table:table-cell table:number-columns-repeated="14"/>
          <table:table-cell table:formula="of:=[.O126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833044765347069" calcext:value-type="float">
            <text:p>0.00000833</text:p>
          </table:table-cell>
        </table:table-row>
        <table:table-row table:style-name="ro1">
          <table:table-cell table:number-columns-repeated="14"/>
          <table:table-cell table:formula="of:=[.O127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833044765347069" calcext:value-type="float">
            <text:p>0.00000833</text:p>
          </table:table-cell>
        </table:table-row>
        <table:table-row table:style-name="ro1">
          <table:table-cell table:number-columns-repeated="14"/>
          <table:table-cell table:formula="of:=[.O128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255877361765577" calcext:value-type="float">
            <text:p>0.00000256</text:p>
          </table:table-cell>
        </table:table-row>
        <table:table-row table:style-name="ro1">
          <table:table-cell table:number-columns-repeated="14"/>
          <table:table-cell table:formula="of:=[.O129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255877361765577" calcext:value-type="float">
            <text:p>0.00000256</text:p>
          </table:table-cell>
        </table:table-row>
        <table:table-row table:style-name="ro1">
          <table:table-cell table:number-columns-repeated="14"/>
          <table:table-cell table:formula="of:=[.O130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255877361765577" calcext:value-type="float">
            <text:p>0.00000256</text:p>
          </table:table-cell>
        </table:table-row>
        <table:table-row table:style-name="ro1">
          <table:table-cell table:number-columns-repeated="14"/>
          <table:table-cell table:formula="of:=[.O131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255877361765577" calcext:value-type="float">
            <text:p>0.00000256</text:p>
          </table:table-cell>
        </table:table-row>
        <table:table-row table:style-name="ro1">
          <table:table-cell table:number-columns-repeated="14"/>
          <table:table-cell table:formula="of:=[.O132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255877361765577" calcext:value-type="float">
            <text:p>0.00000256</text:p>
          </table:table-cell>
        </table:table-row>
        <table:table-row table:style-name="ro1">
          <table:table-cell table:number-columns-repeated="14"/>
          <table:table-cell table:formula="of:=[.O133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241399898159855" calcext:value-type="float">
            <text:p>0.00000241</text:p>
          </table:table-cell>
        </table:table-row>
        <table:table-row table:style-name="ro1">
          <table:table-cell table:number-columns-repeated="14"/>
          <table:table-cell table:formula="of:=[.O134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241399898159855" calcext:value-type="float">
            <text:p>0.00000241</text:p>
          </table:table-cell>
        </table:table-row>
        <table:table-row table:style-name="ro1">
          <table:table-cell table:number-columns-repeated="14"/>
          <table:table-cell table:formula="of:=[.O135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241399898159855" calcext:value-type="float">
            <text:p>0.00000241</text:p>
          </table:table-cell>
        </table:table-row>
        <table:table-row table:style-name="ro1">
          <table:table-cell table:number-columns-repeated="14"/>
          <table:table-cell table:formula="of:=[.O136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241399898159855" calcext:value-type="float">
            <text:p>0.00000241</text:p>
          </table:table-cell>
        </table:table-row>
        <table:table-row table:style-name="ro1">
          <table:table-cell table:number-columns-repeated="14"/>
          <table:table-cell table:formula="of:=[.O137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241399898159855" calcext:value-type="float">
            <text:p>0.00000241</text:p>
          </table:table-cell>
        </table:table-row>
        <table:table-row table:style-name="ro1">
          <table:table-cell table:number-columns-repeated="14"/>
          <table:table-cell table:formula="of:=[.O138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422414264056314" calcext:value-type="float">
            <text:p>0.00000422</text:p>
          </table:table-cell>
        </table:table-row>
        <table:table-row table:style-name="ro1">
          <table:table-cell table:number-columns-repeated="14"/>
          <table:table-cell table:formula="of:=[.O139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422414264056314" calcext:value-type="float">
            <text:p>0.00000422</text:p>
          </table:table-cell>
        </table:table-row>
        <table:table-row table:style-name="ro1">
          <table:table-cell table:number-columns-repeated="14"/>
          <table:table-cell table:formula="of:=[.O140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422414264056314" calcext:value-type="float">
            <text:p>0.00000422</text:p>
          </table:table-cell>
        </table:table-row>
        <table:table-row table:style-name="ro1">
          <table:table-cell table:number-columns-repeated="14"/>
          <table:table-cell table:formula="of:=[.O141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422414264056314" calcext:value-type="float">
            <text:p>0.00000422</text:p>
          </table:table-cell>
        </table:table-row>
        <table:table-row table:style-name="ro1">
          <table:table-cell table:number-columns-repeated="14"/>
          <table:table-cell table:formula="of:=[.O142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422414264056314" calcext:value-type="float">
            <text:p>0.00000422</text:p>
          </table:table-cell>
        </table:table-row>
        <table:table-row table:style-name="ro1">
          <table:table-cell table:number-columns-repeated="14"/>
          <table:table-cell table:formula="of:=[.O143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981574256342377" calcext:value-type="float">
            <text:p>0.00000982</text:p>
          </table:table-cell>
        </table:table-row>
        <table:table-row table:style-name="ro1">
          <table:table-cell table:number-columns-repeated="14"/>
          <table:table-cell table:formula="of:=[.O144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981574256342377" calcext:value-type="float">
            <text:p>0.00000982</text:p>
          </table:table-cell>
        </table:table-row>
        <table:table-row table:style-name="ro1">
          <table:table-cell table:number-columns-repeated="14"/>
          <table:table-cell table:formula="of:=[.O145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981574256342377" calcext:value-type="float">
            <text:p>0.00000982</text:p>
          </table:table-cell>
        </table:table-row>
        <table:table-row table:style-name="ro1">
          <table:table-cell table:number-columns-repeated="14"/>
          <table:table-cell table:formula="of:=[.O146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981574256342377" calcext:value-type="float">
            <text:p>0.00000982</text:p>
          </table:table-cell>
        </table:table-row>
        <table:table-row table:style-name="ro1">
          <table:table-cell table:number-columns-repeated="14"/>
          <table:table-cell table:formula="of:=[.O147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0981574256342377" calcext:value-type="float">
            <text:p>0.00000982</text:p>
          </table:table-cell>
        </table:table-row>
        <table:table-row table:style-name="ro1">
          <table:table-cell table:number-columns-repeated="14"/>
          <table:table-cell table:formula="of:=[.O148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188756153698399" calcext:value-type="float">
            <text:p>0.00001888</text:p>
          </table:table-cell>
        </table:table-row>
        <table:table-row table:style-name="ro1">
          <table:table-cell table:number-columns-repeated="14"/>
          <table:table-cell table:formula="of:=[.O149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188756153698399" calcext:value-type="float">
            <text:p>0.00001888</text:p>
          </table:table-cell>
        </table:table-row>
        <table:table-row table:style-name="ro1">
          <table:table-cell table:number-columns-repeated="14"/>
          <table:table-cell table:formula="of:=[.O150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188756153698399" calcext:value-type="float">
            <text:p>0.00001888</text:p>
          </table:table-cell>
        </table:table-row>
        <table:table-row table:style-name="ro1">
          <table:table-cell table:number-columns-repeated="14"/>
          <table:table-cell table:formula="of:=[.O151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188756153698399" calcext:value-type="float">
            <text:p>0.00001888</text:p>
          </table:table-cell>
        </table:table-row>
        <table:table-row table:style-name="ro1">
          <table:table-cell table:number-columns-repeated="14"/>
          <table:table-cell table:formula="of:=[.O152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188756153698399" calcext:value-type="float">
            <text:p>0.00001888</text:p>
          </table:table-cell>
        </table:table-row>
        <table:table-row table:style-name="ro1">
          <table:table-cell table:number-columns-repeated="14"/>
          <table:table-cell table:formula="of:=[.O153]+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62214510313719" calcext:value-type="float">
            <text:p>0.00002622</text:p>
          </table:table-cell>
        </table:table-row>
        <table:table-row table:style-name="ro1">
          <table:table-cell table:number-columns-repeated="14"/>
          <table:table-cell table:formula="of:=[.O154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62214510313719" calcext:value-type="float">
            <text:p>0.00002622</text:p>
          </table:table-cell>
        </table:table-row>
        <table:table-row table:style-name="ro1">
          <table:table-cell table:number-columns-repeated="14"/>
          <table:table-cell table:formula="of:=[.O155]+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62214510313719" calcext:value-type="float">
            <text:p>0.00002622</text:p>
          </table:table-cell>
        </table:table-row>
        <table:table-row table:style-name="ro1">
          <table:table-cell table:number-columns-repeated="14"/>
          <table:table-cell table:formula="of:=[.O156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62214510313719" calcext:value-type="float">
            <text:p>0.00002622</text:p>
          </table:table-cell>
        </table:table-row>
        <table:table-row table:style-name="ro1">
          <table:table-cell table:number-columns-repeated="14"/>
          <table:table-cell table:formula="of:=[.O157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62214510313719" calcext:value-type="float">
            <text:p>0.00002622</text:p>
          </table:table-cell>
        </table:table-row>
        <table:table-row table:style-name="ro1">
          <table:table-cell table:number-columns-repeated="14"/>
          <table:table-cell table:formula="of:=[.O158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91364681601625" calcext:value-type="float">
            <text:p>0.00002914</text:p>
          </table:table-cell>
        </table:table-row>
        <table:table-row table:style-name="ro1">
          <table:table-cell table:number-columns-repeated="14"/>
          <table:table-cell table:formula="of:=[.O159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91364681601625" calcext:value-type="float">
            <text:p>0.00002914</text:p>
          </table:table-cell>
        </table:table-row>
        <table:table-row table:style-name="ro1">
          <table:table-cell table:number-columns-repeated="14"/>
          <table:table-cell table:formula="of:=[.O160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91364681601625" calcext:value-type="float">
            <text:p>0.00002914</text:p>
          </table:table-cell>
        </table:table-row>
        <table:table-row table:style-name="ro1">
          <table:table-cell table:number-columns-repeated="14"/>
          <table:table-cell table:formula="of:=[.O161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91364681601625" calcext:value-type="float">
            <text:p>0.00002914</text:p>
          </table:table-cell>
        </table:table-row>
        <table:table-row table:style-name="ro1">
          <table:table-cell table:number-columns-repeated="14"/>
          <table:table-cell table:formula="of:=[.O162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91364681601625" calcext:value-type="float">
            <text:p>0.00002914</text:p>
          </table:table-cell>
        </table:table-row>
        <table:table-row table:style-name="ro1">
          <table:table-cell table:number-columns-repeated="14"/>
          <table:table-cell table:formula="of:=[.O163]+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93942977704908" calcext:value-type="float">
            <text:p>0.00002939</text:p>
          </table:table-cell>
        </table:table-row>
        <table:table-row table:style-name="ro1">
          <table:table-cell table:number-columns-repeated="14"/>
          <table:table-cell table:formula="of:=[.O164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93942977704908" calcext:value-type="float">
            <text:p>0.00002939</text:p>
          </table:table-cell>
        </table:table-row>
        <table:table-row table:style-name="ro1">
          <table:table-cell table:number-columns-repeated="14"/>
          <table:table-cell table:formula="of:=[.O165]+1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93942977704908" calcext:value-type="float">
            <text:p>0.00002939</text:p>
          </table:table-cell>
        </table:table-row>
        <table:table-row table:style-name="ro1">
          <table:table-cell table:number-columns-repeated="14"/>
          <table:table-cell table:formula="of:=[.O166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93942977704908" calcext:value-type="float">
            <text:p>0.00002939</text:p>
          </table:table-cell>
        </table:table-row>
        <table:table-row table:style-name="ro1">
          <table:table-cell table:number-columns-repeated="14"/>
          <table:table-cell table:formula="of:=[.O167]+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293942977704908" calcext:value-type="float">
            <text:p>0.00002939</text:p>
          </table:table-cell>
        </table:table-row>
        <table:table-row table:style-name="ro1">
          <table:table-cell table:number-columns-repeated="14"/>
          <table:table-cell table:formula="of:=[.O168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307174937865806" calcext:value-type="float">
            <text:p>0.00003072</text:p>
          </table:table-cell>
        </table:table-row>
        <table:table-row table:style-name="ro1">
          <table:table-cell table:number-columns-repeated="14"/>
          <table:table-cell table:formula="of:=[.O169]+1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307174937865806" calcext:value-type="float">
            <text:p>0.00003072</text:p>
          </table:table-cell>
        </table:table-row>
        <table:table-row table:style-name="ro1">
          <table:table-cell table:number-columns-repeated="14"/>
          <table:table-cell table:formula="of:=[.O170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307174937865806" calcext:value-type="float">
            <text:p>0.00003072</text:p>
          </table:table-cell>
        </table:table-row>
        <table:table-row table:style-name="ro1">
          <table:table-cell table:number-columns-repeated="14"/>
          <table:table-cell table:formula="of:=[.O171]+1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307174937865806" calcext:value-type="float">
            <text:p>0.00003072</text:p>
          </table:table-cell>
        </table:table-row>
        <table:table-row table:style-name="ro1">
          <table:table-cell table:number-columns-repeated="14"/>
          <table:table-cell table:formula="of:=[.O172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307174937865806" calcext:value-type="float">
            <text:p>0.00003072</text:p>
          </table:table-cell>
        </table:table-row>
        <table:table-row table:style-name="ro1">
          <table:table-cell table:number-columns-repeated="14"/>
          <table:table-cell table:formula="of:=[.O173]+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348757191861448" calcext:value-type="float">
            <text:p>0.00003488</text:p>
          </table:table-cell>
        </table:table-row>
        <table:table-row table:style-name="ro1">
          <table:table-cell table:number-columns-repeated="14"/>
          <table:table-cell table:formula="of:=[.O174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348757191861448" calcext:value-type="float">
            <text:p>0.00003488</text:p>
          </table:table-cell>
        </table:table-row>
        <table:table-row table:style-name="ro1">
          <table:table-cell table:number-columns-repeated="14"/>
          <table:table-cell table:formula="of:=[.O175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348757191861448" calcext:value-type="float">
            <text:p>0.00003488</text:p>
          </table:table-cell>
        </table:table-row>
        <table:table-row table:style-name="ro1">
          <table:table-cell table:number-columns-repeated="14"/>
          <table:table-cell table:formula="of:=[.O176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348757191861448" calcext:value-type="float">
            <text:p>0.00003488</text:p>
          </table:table-cell>
        </table:table-row>
        <table:table-row table:style-name="ro1">
          <table:table-cell table:number-columns-repeated="14"/>
          <table:table-cell table:formula="of:=[.O177]+1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348757191861448" calcext:value-type="float">
            <text:p>0.00003488</text:p>
          </table:table-cell>
        </table:table-row>
        <table:table-row table:style-name="ro1">
          <table:table-cell table:number-columns-repeated="14"/>
          <table:table-cell table:formula="of:=[.O178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422547429943521" calcext:value-type="float">
            <text:p>0.00004225</text:p>
          </table:table-cell>
        </table:table-row>
        <table:table-row table:style-name="ro1">
          <table:table-cell table:number-columns-repeated="14"/>
          <table:table-cell table:formula="of:=[.O179]+1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422547429943521" calcext:value-type="float">
            <text:p>0.00004225</text:p>
          </table:table-cell>
        </table:table-row>
        <table:table-row table:style-name="ro1">
          <table:table-cell table:number-columns-repeated="14"/>
          <table:table-cell table:formula="of:=[.O180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422547429943521" calcext:value-type="float">
            <text:p>0.00004225</text:p>
          </table:table-cell>
        </table:table-row>
        <table:table-row table:style-name="ro1">
          <table:table-cell table:number-columns-repeated="14"/>
          <table:table-cell table:formula="of:=[.O181]+1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422547429943521" calcext:value-type="float">
            <text:p>0.00004225</text:p>
          </table:table-cell>
        </table:table-row>
        <table:table-row table:style-name="ro1">
          <table:table-cell table:number-columns-repeated="14"/>
          <table:table-cell table:formula="of:=[.O182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422547429943521" calcext:value-type="float">
            <text:p>0.00004225</text:p>
          </table:table-cell>
        </table:table-row>
        <table:table-row table:style-name="ro1">
          <table:table-cell table:number-columns-repeated="14"/>
          <table:table-cell table:formula="of:=[.O183]+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56505117115746" calcext:value-type="float">
            <text:p>0.00005651</text:p>
          </table:table-cell>
        </table:table-row>
        <table:table-row table:style-name="ro1">
          <table:table-cell table:number-columns-repeated="14"/>
          <table:table-cell table:formula="of:=[.O184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56505117115746" calcext:value-type="float">
            <text:p>0.00005651</text:p>
          </table:table-cell>
        </table:table-row>
        <table:table-row table:style-name="ro1">
          <table:table-cell table:number-columns-repeated="14"/>
          <table:table-cell table:formula="of:=[.O185]+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56505117115746" calcext:value-type="float">
            <text:p>0.00005651</text:p>
          </table:table-cell>
        </table:table-row>
        <table:table-row table:style-name="ro1">
          <table:table-cell table:number-columns-repeated="14"/>
          <table:table-cell table:formula="of:=[.O186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56505117115746" calcext:value-type="float">
            <text:p>0.00005651</text:p>
          </table:table-cell>
        </table:table-row>
        <table:table-row table:style-name="ro1">
          <table:table-cell table:number-columns-repeated="14"/>
          <table:table-cell table:formula="of:=[.O187]+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56505117115746" calcext:value-type="float">
            <text:p>0.00005651</text:p>
          </table:table-cell>
        </table:table-row>
        <table:table-row table:style-name="ro1">
          <table:table-cell table:number-columns-repeated="14"/>
          <table:table-cell table:formula="of:=[.O188]+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744855989034399" calcext:value-type="float">
            <text:p>0.00007449</text:p>
          </table:table-cell>
        </table:table-row>
        <table:table-row table:style-name="ro1">
          <table:table-cell table:number-columns-repeated="14"/>
          <table:table-cell table:formula="of:=[.O189]+1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744855989034399" calcext:value-type="float">
            <text:p>0.00007449</text:p>
          </table:table-cell>
        </table:table-row>
        <table:table-row table:style-name="ro1">
          <table:table-cell table:number-columns-repeated="14"/>
          <table:table-cell table:formula="of:=[.O190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744855989034399" calcext:value-type="float">
            <text:p>0.00007449</text:p>
          </table:table-cell>
        </table:table-row>
        <table:table-row table:style-name="ro1">
          <table:table-cell table:number-columns-repeated="14"/>
          <table:table-cell table:formula="of:=[.O191]+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744855989034399" calcext:value-type="float">
            <text:p>0.00007449</text:p>
          </table:table-cell>
        </table:table-row>
        <table:table-row table:style-name="ro1">
          <table:table-cell table:number-columns-repeated="14"/>
          <table:table-cell table:formula="of:=[.O192]+1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744855989034399" calcext:value-type="float">
            <text:p>0.00007449</text:p>
          </table:table-cell>
        </table:table-row>
        <table:table-row table:style-name="ro1">
          <table:table-cell table:number-columns-repeated="14"/>
          <table:table-cell table:formula="of:=[.O193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106767066170521" calcext:value-type="float">
            <text:p>0.00010677</text:p>
          </table:table-cell>
        </table:table-row>
        <table:table-row table:style-name="ro1">
          <table:table-cell table:number-columns-repeated="14"/>
          <table:table-cell table:formula="of:=[.O194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106767066170521" calcext:value-type="float">
            <text:p>0.00010677</text:p>
          </table:table-cell>
        </table:table-row>
        <table:table-row table:style-name="ro1">
          <table:table-cell table:number-columns-repeated="14"/>
          <table:table-cell table:formula="of:=[.O195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106767066170521" calcext:value-type="float">
            <text:p>0.00010677</text:p>
          </table:table-cell>
        </table:table-row>
        <table:table-row table:style-name="ro1">
          <table:table-cell table:number-columns-repeated="14"/>
          <table:table-cell table:formula="of:=[.O196]+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106767066170521" calcext:value-type="float">
            <text:p>0.00010677</text:p>
          </table:table-cell>
        </table:table-row>
        <table:table-row table:style-name="ro1">
          <table:table-cell table:number-columns-repeated="14"/>
          <table:table-cell table:formula="of:=[.O197]+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106767066170521" calcext:value-type="float">
            <text:p>0.00010677</text:p>
          </table:table-cell>
        </table:table-row>
        <table:table-row table:style-name="ro1">
          <table:table-cell table:number-columns-repeated="14"/>
          <table:table-cell table:formula="of:=[.O198]+1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149198216036206" calcext:value-type="float">
            <text:p>0.00014920</text:p>
          </table:table-cell>
        </table:table-row>
        <table:table-row table:style-name="ro1">
          <table:table-cell table:number-columns-repeated="14"/>
          <table:table-cell table:formula="of:=[.O199]+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149198216036206" calcext:value-type="float">
            <text:p>0.00014920</text:p>
          </table:table-cell>
        </table:table-row>
        <table:table-row table:style-name="ro1">
          <table:table-cell table:number-columns-repeated="14"/>
          <table:table-cell table:formula="of:=[.O200]+1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149198216036206" calcext:value-type="float">
            <text:p>0.00014920</text:p>
          </table:table-cell>
        </table:table-row>
        <table:table-row table:style-name="ro1">
          <table:table-cell table:number-columns-repeated="14"/>
          <table:table-cell table:formula="of:=[.O201]+1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149198216036206" calcext:value-type="float">
            <text:p>0.00014920</text:p>
          </table:table-cell>
        </table:table-row>
        <table:table-row table:style-name="ro1">
          <table:table-cell table:number-columns-repeated="14"/>
          <table:table-cell table:formula="of:=[.O202]+1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149198216036206" calcext:value-type="float">
            <text:p>0.00014920</text:p>
          </table:table-cell>
        </table:table-row>
        <table:table-row table:style-name="ro1">
          <table:table-cell table:number-columns-repeated="14"/>
          <table:table-cell table:formula="of:=[.O203]+1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212647924896947" calcext:value-type="float">
            <text:p>0.00021265</text:p>
          </table:table-cell>
        </table:table-row>
        <table:table-row table:style-name="ro1">
          <table:table-cell table:number-columns-repeated="14"/>
          <table:table-cell table:formula="of:=[.O204]+1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212647924896947" calcext:value-type="float">
            <text:p>0.00021265</text:p>
          </table:table-cell>
        </table:table-row>
        <table:table-row table:style-name="ro1">
          <table:table-cell table:number-columns-repeated="14"/>
          <table:table-cell table:formula="of:=[.O205]+1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212647924896947" calcext:value-type="float">
            <text:p>0.00021265</text:p>
          </table:table-cell>
        </table:table-row>
        <table:table-row table:style-name="ro1">
          <table:table-cell table:number-columns-repeated="14"/>
          <table:table-cell table:formula="of:=[.O206]+1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212647924896947" calcext:value-type="float">
            <text:p>0.00021265</text:p>
          </table:table-cell>
        </table:table-row>
        <table:table-row table:style-name="ro1">
          <table:table-cell table:number-columns-repeated="14"/>
          <table:table-cell table:formula="of:=[.O207]+1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212647924896947" calcext:value-type="float">
            <text:p>0.00021265</text:p>
          </table:table-cell>
        </table:table-row>
        <table:table-row table:style-name="ro1">
          <table:table-cell table:number-columns-repeated="14"/>
          <table:table-cell table:formula="of:=[.O208]+1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09]+1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0]+1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1]+1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2]+1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3]+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4]+1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5]+1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6]+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7]+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8]+1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19]+1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0]+1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1]+1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2]+1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3]+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4]+1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5]+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6]+1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7]+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8]+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29]+1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0]+1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1]+1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2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3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4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5]+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6]+1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7]+1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8]+1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39]+1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40]+1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41]+1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42]+1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formula="of:=[.O243]+1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345718069680201" calcext:value-type="float">
            <text:p>0.00034572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3]*1.1" office:value-type="float" office:value="0.000103494355214373" calcext:value-type="float">
            <text:p>0.00010349</text:p>
          </table:table-cell>
        </table:table-row>
        <table:table-row table:style-name="ro1">
          <table:table-cell table:number-columns-repeated="14"/>
          <table:table-cell table:formula="of:=[.O24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4]*1.1" office:value-type="float" office:value="0.0000100543125510777" calcext:value-type="float">
            <text:p>0.00001005</text:p>
          </table:table-cell>
        </table:table-row>
        <table:table-row table:style-name="ro1">
          <table:table-cell table:number-columns-repeated="14"/>
          <table:table-cell table:formula="of:=[.O246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5]*1.1" office:value-type="float" office:value="0.0000100543125510777" calcext:value-type="float">
            <text:p>0.00001005</text:p>
          </table:table-cell>
        </table:table-row>
        <table:table-row table:style-name="ro1">
          <table:table-cell table:number-columns-repeated="14"/>
          <table:table-cell table:formula="of:=[.O247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6]*1.1" office:value-type="float" office:value="0.0000100543125510777" calcext:value-type="float">
            <text:p>0.00001005</text:p>
          </table:table-cell>
        </table:table-row>
        <table:table-row table:style-name="ro1">
          <table:table-cell table:number-columns-repeated="14"/>
          <table:table-cell table:formula="of:=[.O248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7]*1.1" office:value-type="float" office:value="0.0000100543125510777" calcext:value-type="float">
            <text:p>0.00001005</text:p>
          </table:table-cell>
        </table:table-row>
        <table:table-row table:style-name="ro1">
          <table:table-cell table:number-columns-repeated="14"/>
          <table:table-cell table:formula="of:=[.O24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8]*1.1" office:value-type="float" office:value="0.0000032534639868631" calcext:value-type="float">
            <text:p>0.00000325</text:p>
          </table:table-cell>
        </table:table-row>
        <table:table-row table:style-name="ro1">
          <table:table-cell table:number-columns-repeated="14"/>
          <table:table-cell table:formula="of:=[.O250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9]*1.1" office:value-type="float" office:value="0.0000032534639868631" calcext:value-type="float">
            <text:p>0.00000325</text:p>
          </table:table-cell>
        </table:table-row>
        <table:table-row table:style-name="ro1">
          <table:table-cell table:number-columns-repeated="14"/>
          <table:table-cell table:formula="of:=[.O251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0]*1.1" office:value-type="float" office:value="0.0000032534639868631" calcext:value-type="float">
            <text:p>0.00000325</text:p>
          </table:table-cell>
        </table:table-row>
        <table:table-row table:style-name="ro1">
          <table:table-cell table:number-columns-repeated="14"/>
          <table:table-cell table:formula="of:=[.O252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1]*1.1" office:value-type="float" office:value="0.0000032534639868631" calcext:value-type="float">
            <text:p>0.00000325</text:p>
          </table:table-cell>
        </table:table-row>
        <table:table-row table:style-name="ro1">
          <table:table-cell table:number-columns-repeated="14"/>
          <table:table-cell table:formula="of:=[.O253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2]*1.1" office:value-type="float" office:value="0.0000032534639868631" calcext:value-type="float">
            <text:p>0.00000325</text:p>
          </table:table-cell>
        </table:table-row>
        <table:table-row table:style-name="ro1">
          <table:table-cell table:number-columns-repeated="14"/>
          <table:table-cell table:formula="of:=[.O254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3]*1.1" office:value-type="float" office:value="0.00000299775377659017" calcext:value-type="float">
            <text:p>0.00000300</text:p>
          </table:table-cell>
        </table:table-row>
        <table:table-row table:style-name="ro1">
          <table:table-cell table:number-columns-repeated="14"/>
          <table:table-cell table:formula="of:=[.O255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4]*1.1" office:value-type="float" office:value="0.00000299775377659017" calcext:value-type="float">
            <text:p>0.00000300</text:p>
          </table:table-cell>
        </table:table-row>
        <table:table-row table:style-name="ro1">
          <table:table-cell table:number-columns-repeated="14"/>
          <table:table-cell table:formula="of:=[.O256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5]*1.1" office:value-type="float" office:value="0.00000299775377659017" calcext:value-type="float">
            <text:p>0.00000300</text:p>
          </table:table-cell>
        </table:table-row>
        <table:table-row table:style-name="ro1">
          <table:table-cell table:number-columns-repeated="14"/>
          <table:table-cell table:formula="of:=[.O257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6]*1.1" office:value-type="float" office:value="0.00000299775377659017" calcext:value-type="float">
            <text:p>0.00000300</text:p>
          </table:table-cell>
        </table:table-row>
        <table:table-row table:style-name="ro1">
          <table:table-cell table:number-columns-repeated="14"/>
          <table:table-cell table:formula="of:=[.O258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7]*1.1" office:value-type="float" office:value="0.00000299775377659017" calcext:value-type="float">
            <text:p>0.00000300</text:p>
          </table:table-cell>
        </table:table-row>
        <table:table-row table:style-name="ro1">
          <table:table-cell table:number-columns-repeated="14"/>
          <table:table-cell table:formula="of:=[.O259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8]*1.1" office:value-type="float" office:value="0.00000544228111112322" calcext:value-type="float">
            <text:p>0.00000544</text:p>
          </table:table-cell>
        </table:table-row>
        <table:table-row table:style-name="ro1">
          <table:table-cell table:number-columns-repeated="14"/>
          <table:table-cell table:formula="of:=[.O260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9]*1.1" office:value-type="float" office:value="0.00000544228111112322" calcext:value-type="float">
            <text:p>0.00000544</text:p>
          </table:table-cell>
        </table:table-row>
        <table:table-row table:style-name="ro1">
          <table:table-cell table:number-columns-repeated="14"/>
          <table:table-cell table:formula="of:=[.O261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20]*1.1" office:value-type="float" office:value="0.00000544228111112322" calcext:value-type="float">
            <text:p>0.00000544</text:p>
          </table:table-cell>
        </table:table-row>
        <table:table-row table:style-name="ro1">
          <table:table-cell table:number-columns-repeated="14"/>
          <table:table-cell table:formula="of:=[.O262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21]*1.1" office:value-type="float" office:value="0.00000544228111112322" calcext:value-type="float">
            <text:p>0.00000544</text:p>
          </table:table-cell>
        </table:table-row>
        <table:table-row table:style-name="ro1">
          <table:table-cell table:number-columns-repeated="14"/>
          <table:table-cell table:formula="of:=[.O263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22]*1.1" office:value-type="float" office:value="0.00000544228111112322" calcext:value-type="float">
            <text:p>0.00000544</text:p>
          </table:table-cell>
        </table:table-row>
        <table:table-row table:style-name="ro1">
          <table:table-cell table:number-columns-repeated="14"/>
          <table:table-cell table:formula="of:=[.O264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23]*1.1" office:value-type="float" office:value="0.0000104141528237678" calcext:value-type="float">
            <text:p>0.00001041</text:p>
          </table:table-cell>
        </table:table-row>
        <table:table-row table:style-name="ro1">
          <table:table-cell table:number-columns-repeated="14"/>
          <table:table-cell table:formula="of:=[.O265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24]*1.1" office:value-type="float" office:value="0.0000104141528237678" calcext:value-type="float">
            <text:p>0.00001041</text:p>
          </table:table-cell>
        </table:table-row>
        <table:table-row table:style-name="ro1">
          <table:table-cell table:number-columns-repeated="14"/>
          <table:table-cell table:formula="of:=[.O266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25]*1.1" office:value-type="float" office:value="0.0000104141528237678" calcext:value-type="float">
            <text:p>0.00001041</text:p>
          </table:table-cell>
        </table:table-row>
        <table:table-row table:style-name="ro1">
          <table:table-cell table:number-columns-repeated="14"/>
          <table:table-cell table:formula="of:=[.O267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26]*1.1" office:value-type="float" office:value="0.0000104141528237678" calcext:value-type="float">
            <text:p>0.00001041</text:p>
          </table:table-cell>
        </table:table-row>
        <table:table-row table:style-name="ro1">
          <table:table-cell table:number-columns-repeated="14"/>
          <table:table-cell table:formula="of:=[.O268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27]*1.1" office:value-type="float" office:value="0.0000104141528237678" calcext:value-type="float">
            <text:p>0.00001041</text:p>
          </table:table-cell>
        </table:table-row>
        <table:table-row table:style-name="ro1">
          <table:table-cell table:number-columns-repeated="14"/>
          <table:table-cell table:formula="of:=[.O269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28]*1.1" office:value-type="float" office:value="0.0000191134002054394" calcext:value-type="float">
            <text:p>0.00001911</text:p>
          </table:table-cell>
        </table:table-row>
        <table:table-row table:style-name="ro1">
          <table:table-cell table:number-columns-repeated="14"/>
          <table:table-cell table:formula="of:=[.O270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29]*1.1" office:value-type="float" office:value="0.0000191134002054394" calcext:value-type="float">
            <text:p>0.00001911</text:p>
          </table:table-cell>
        </table:table-row>
        <table:table-row table:style-name="ro1">
          <table:table-cell table:number-columns-repeated="14"/>
          <table:table-cell table:formula="of:=[.O271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30]*1.1" office:value-type="float" office:value="0.0000191134002054394" calcext:value-type="float">
            <text:p>0.00001911</text:p>
          </table:table-cell>
        </table:table-row>
        <table:table-row table:style-name="ro1">
          <table:table-cell table:number-columns-repeated="14"/>
          <table:table-cell table:formula="of:=[.O272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31]*1.1" office:value-type="float" office:value="0.0000191134002054394" calcext:value-type="float">
            <text:p>0.00001911</text:p>
          </table:table-cell>
        </table:table-row>
        <table:table-row table:style-name="ro1">
          <table:table-cell table:number-columns-repeated="14"/>
          <table:table-cell table:formula="of:=[.O273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32]*1.1" office:value-type="float" office:value="0.0000191134002054394" calcext:value-type="float">
            <text:p>0.00001911</text:p>
          </table:table-cell>
        </table:table-row>
        <table:table-row table:style-name="ro1">
          <table:table-cell table:number-columns-repeated="14"/>
          <table:table-cell table:formula="of:=[.O274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33]*1.1" office:value-type="float" office:value="0.0000311645333967547" calcext:value-type="float">
            <text:p>0.00003116</text:p>
          </table:table-cell>
        </table:table-row>
        <table:table-row table:style-name="ro1">
          <table:table-cell table:number-columns-repeated="14"/>
          <table:table-cell table:formula="of:=[.O275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34]*1.1" office:value-type="float" office:value="0.0000311645333967547" calcext:value-type="float">
            <text:p>0.00003116</text:p>
          </table:table-cell>
        </table:table-row>
        <table:table-row table:style-name="ro1">
          <table:table-cell table:number-columns-repeated="14"/>
          <table:table-cell table:formula="of:=[.O276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35]*1.1" office:value-type="float" office:value="0.0000311645333967547" calcext:value-type="float">
            <text:p>0.00003116</text:p>
          </table:table-cell>
        </table:table-row>
        <table:table-row table:style-name="ro1">
          <table:table-cell table:number-columns-repeated="14"/>
          <table:table-cell table:formula="of:=[.O277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36]*1.1" office:value-type="float" office:value="0.0000311645333967547" calcext:value-type="float">
            <text:p>0.00003116</text:p>
          </table:table-cell>
        </table:table-row>
        <table:table-row table:style-name="ro1">
          <table:table-cell table:number-columns-repeated="14"/>
          <table:table-cell table:formula="of:=[.O278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37]*1.1" office:value-type="float" office:value="0.0000311645333967547" calcext:value-type="float">
            <text:p>0.00003116</text:p>
          </table:table-cell>
        </table:table-row>
        <table:table-row table:style-name="ro1">
          <table:table-cell table:number-columns-repeated="14"/>
          <table:table-cell table:formula="of:=[.O279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38]*1.1" office:value-type="float" office:value="0.0000423048107301316" calcext:value-type="float">
            <text:p>0.00004230</text:p>
          </table:table-cell>
        </table:table-row>
        <table:table-row table:style-name="ro1">
          <table:table-cell table:number-columns-repeated="14"/>
          <table:table-cell table:formula="of:=[.O280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39]*1.1" office:value-type="float" office:value="0.0000423048107301316" calcext:value-type="float">
            <text:p>0.00004230</text:p>
          </table:table-cell>
        </table:table-row>
        <table:table-row table:style-name="ro1">
          <table:table-cell table:number-columns-repeated="14"/>
          <table:table-cell table:formula="of:=[.O281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40]*1.1" office:value-type="float" office:value="0.0000423048107301316" calcext:value-type="float">
            <text:p>0.00004230</text:p>
          </table:table-cell>
        </table:table-row>
        <table:table-row table:style-name="ro1">
          <table:table-cell table:number-columns-repeated="14"/>
          <table:table-cell table:formula="of:=[.O282]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41]*1.1" office:value-type="float" office:value="0.0000423048107301316" calcext:value-type="float">
            <text:p>0.00004230</text:p>
          </table:table-cell>
        </table:table-row>
        <table:table-row table:style-name="ro1">
          <table:table-cell table:number-columns-repeated="14"/>
          <table:table-cell table:formula="of:=[.O283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42]*1.1" office:value-type="float" office:value="0.0000423048107301316" calcext:value-type="float">
            <text:p>0.00004230</text:p>
          </table:table-cell>
        </table:table-row>
        <table:table-row table:style-name="ro1">
          <table:table-cell table:number-columns-repeated="14"/>
          <table:table-cell table:formula="of:=[.O284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43]*1.1" office:value-type="float" office:value="0.0000479891407040078" calcext:value-type="float">
            <text:p>0.00004799</text:p>
          </table:table-cell>
        </table:table-row>
        <table:table-row table:style-name="ro1">
          <table:table-cell table:number-columns-repeated="14"/>
          <table:table-cell table:formula="of:=[.O285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44]*1.1" office:value-type="float" office:value="0.0000479891407040078" calcext:value-type="float">
            <text:p>0.00004799</text:p>
          </table:table-cell>
        </table:table-row>
        <table:table-row table:style-name="ro1">
          <table:table-cell table:number-columns-repeated="14"/>
          <table:table-cell table:formula="of:=[.O286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45]*1.1" office:value-type="float" office:value="0.0000479891407040078" calcext:value-type="float">
            <text:p>0.00004799</text:p>
          </table:table-cell>
        </table:table-row>
        <table:table-row table:style-name="ro1">
          <table:table-cell table:number-columns-repeated="14"/>
          <table:table-cell table:formula="of:=[.O287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46]*1.1" office:value-type="float" office:value="0.0000479891407040078" calcext:value-type="float">
            <text:p>0.00004799</text:p>
          </table:table-cell>
        </table:table-row>
        <table:table-row table:style-name="ro1">
          <table:table-cell table:number-columns-repeated="14"/>
          <table:table-cell table:formula="of:=[.O288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47]*1.1" office:value-type="float" office:value="0.0000479891407040078" calcext:value-type="float">
            <text:p>0.00004799</text:p>
          </table:table-cell>
        </table:table-row>
        <table:table-row table:style-name="ro1">
          <table:table-cell table:number-columns-repeated="14"/>
          <table:table-cell table:formula="of:=[.O289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48]*1.1" office:value-type="float" office:value="0.0000562850447560548" calcext:value-type="float">
            <text:p>0.00005629</text:p>
          </table:table-cell>
        </table:table-row>
        <table:table-row table:style-name="ro1">
          <table:table-cell table:number-columns-repeated="14"/>
          <table:table-cell table:formula="of:=[.O290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49]*1.1" office:value-type="float" office:value="0.0000562850447560548" calcext:value-type="float">
            <text:p>0.00005629</text:p>
          </table:table-cell>
        </table:table-row>
        <table:table-row table:style-name="ro1">
          <table:table-cell table:number-columns-repeated="14"/>
          <table:table-cell table:formula="of:=[.O291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50]*1.1" office:value-type="float" office:value="0.0000562850447560548" calcext:value-type="float">
            <text:p>0.00005629</text:p>
          </table:table-cell>
        </table:table-row>
        <table:table-row table:style-name="ro1">
          <table:table-cell table:number-columns-repeated="14"/>
          <table:table-cell table:formula="of:=[.O292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51]*1.1" office:value-type="float" office:value="0.0000562850447560548" calcext:value-type="float">
            <text:p>0.00005629</text:p>
          </table:table-cell>
        </table:table-row>
        <table:table-row table:style-name="ro1">
          <table:table-cell table:number-columns-repeated="14"/>
          <table:table-cell table:formula="of:=[.O293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52]*1.1" office:value-type="float" office:value="0.0000562850447560548" calcext:value-type="float">
            <text:p>0.00005629</text:p>
          </table:table-cell>
        </table:table-row>
        <table:table-row table:style-name="ro1">
          <table:table-cell table:number-columns-repeated="14"/>
          <table:table-cell table:formula="of:=[.O294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53]*1.1" office:value-type="float" office:value="0.0000669307222737725" calcext:value-type="float">
            <text:p>0.00006693</text:p>
          </table:table-cell>
        </table:table-row>
        <table:table-row table:style-name="ro1">
          <table:table-cell table:number-columns-repeated="14"/>
          <table:table-cell table:formula="of:=[.O295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54]*1.1" office:value-type="float" office:value="0.0000669307222737725" calcext:value-type="float">
            <text:p>0.00006693</text:p>
          </table:table-cell>
        </table:table-row>
        <table:table-row table:style-name="ro1">
          <table:table-cell table:number-columns-repeated="14"/>
          <table:table-cell table:formula="of:=[.O296]+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55]*1.1" office:value-type="float" office:value="0.0000669307222737725" calcext:value-type="float">
            <text:p>0.00006693</text:p>
          </table:table-cell>
        </table:table-row>
        <table:table-row table:style-name="ro1">
          <table:table-cell table:number-columns-repeated="14"/>
          <table:table-cell table:formula="of:=[.O297]+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56]*1.1" office:value-type="float" office:value="0.0000669307222737725" calcext:value-type="float">
            <text:p>0.00006693</text:p>
          </table:table-cell>
        </table:table-row>
        <table:table-row table:style-name="ro1">
          <table:table-cell table:number-columns-repeated="14"/>
          <table:table-cell table:formula="of:=[.O298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57]*1.1" office:value-type="float" office:value="0.0000669307222737725" calcext:value-type="float">
            <text:p>0.00006693</text:p>
          </table:table-cell>
        </table:table-row>
        <table:table-row table:style-name="ro1">
          <table:table-cell table:number-columns-repeated="14"/>
          <table:table-cell table:formula="of:=[.O299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58]*1.1" office:value-type="float" office:value="0.0000803242486644651" calcext:value-type="float">
            <text:p>0.00008032</text:p>
          </table:table-cell>
        </table:table-row>
        <table:table-row table:style-name="ro1">
          <table:table-cell table:number-columns-repeated="14"/>
          <table:table-cell table:formula="of:=[.O300]+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59]*1.1" office:value-type="float" office:value="0.0000803242486644651" calcext:value-type="float">
            <text:p>0.00008032</text:p>
          </table:table-cell>
        </table:table-row>
        <table:table-row table:style-name="ro1">
          <table:table-cell table:number-columns-repeated="14"/>
          <table:table-cell table:formula="of:=[.O301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60]*1.1" office:value-type="float" office:value="0.0000803242486644651" calcext:value-type="float">
            <text:p>0.00008032</text:p>
          </table:table-cell>
        </table:table-row>
        <table:table-row table:style-name="ro1">
          <table:table-cell table:number-columns-repeated="14"/>
          <table:table-cell table:formula="of:=[.O302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61]*1.1" office:value-type="float" office:value="0.0000803242486644651" calcext:value-type="float">
            <text:p>0.00008032</text:p>
          </table:table-cell>
        </table:table-row>
        <table:table-row table:style-name="ro1">
          <table:table-cell table:number-columns-repeated="14"/>
          <table:table-cell table:formula="of:=[.O303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62]*1.1" office:value-type="float" office:value="0.0000803242486644651" calcext:value-type="float">
            <text:p>0.00008032</text:p>
          </table:table-cell>
        </table:table-row>
        <table:table-row table:style-name="ro1">
          <table:table-cell table:number-columns-repeated="14"/>
          <table:table-cell table:formula="of:=[.O304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63]*1.1" office:value-type="float" office:value="0.000106162793044473" calcext:value-type="float">
            <text:p>0.00010616</text:p>
          </table:table-cell>
        </table:table-row>
        <table:table-row table:style-name="ro1">
          <table:table-cell table:number-columns-repeated="14"/>
          <table:table-cell table:formula="of:=[.O305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64]*1.1" office:value-type="float" office:value="0.000106162793044473" calcext:value-type="float">
            <text:p>0.00010616</text:p>
          </table:table-cell>
        </table:table-row>
        <table:table-row table:style-name="ro1">
          <table:table-cell table:number-columns-repeated="14"/>
          <table:table-cell table:formula="of:=[.O306]+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65]*1.1" office:value-type="float" office:value="0.000106162793044473" calcext:value-type="float">
            <text:p>0.00010616</text:p>
          </table:table-cell>
        </table:table-row>
        <table:table-row table:style-name="ro1">
          <table:table-cell table:number-columns-repeated="14"/>
          <table:table-cell table:formula="of:=[.O307]+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66]*1.1" office:value-type="float" office:value="0.000106162793044473" calcext:value-type="float">
            <text:p>0.00010616</text:p>
          </table:table-cell>
        </table:table-row>
        <table:table-row table:style-name="ro1">
          <table:table-cell table:number-columns-repeated="14"/>
          <table:table-cell table:formula="of:=[.O308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67]*1.1" office:value-type="float" office:value="0.000106162793044473" calcext:value-type="float">
            <text:p>0.00010616</text:p>
          </table:table-cell>
        </table:table-row>
        <table:table-row table:style-name="ro1">
          <table:table-cell table:number-columns-repeated="14"/>
          <table:table-cell table:formula="of:=[.O309]+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68]*1.1" office:value-type="float" office:value="0.00013409055731568" calcext:value-type="float">
            <text:p>0.00013409</text:p>
          </table:table-cell>
        </table:table-row>
        <table:table-row table:style-name="ro1">
          <table:table-cell table:number-columns-repeated="14"/>
          <table:table-cell table:formula="of:=[.O310]+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69]*1.1" office:value-type="float" office:value="0.00013409055731568" calcext:value-type="float">
            <text:p>0.00013409</text:p>
          </table:table-cell>
        </table:table-row>
        <table:table-row table:style-name="ro1">
          <table:table-cell table:number-columns-repeated="14"/>
          <table:table-cell table:formula="of:=[.O311]+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70]*1.1" office:value-type="float" office:value="0.00013409055731568" calcext:value-type="float">
            <text:p>0.00013409</text:p>
          </table:table-cell>
        </table:table-row>
        <table:table-row table:style-name="ro1">
          <table:table-cell table:number-columns-repeated="14"/>
          <table:table-cell table:formula="of:=[.O312]+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71]*1.1" office:value-type="float" office:value="0.00013409055731568" calcext:value-type="float">
            <text:p>0.00013409</text:p>
          </table:table-cell>
        </table:table-row>
        <table:table-row table:style-name="ro1">
          <table:table-cell table:number-columns-repeated="14"/>
          <table:table-cell table:formula="of:=[.O313]+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72]*1.1" office:value-type="float" office:value="0.00013409055731568" calcext:value-type="float">
            <text:p>0.00013409</text:p>
          </table:table-cell>
        </table:table-row>
        <table:table-row table:style-name="ro1">
          <table:table-cell table:number-columns-repeated="14"/>
          <table:table-cell table:formula="of:=[.O314]+1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73]*1.1" office:value-type="float" office:value="0.000177282793973133" calcext:value-type="float">
            <text:p>0.00017728</text:p>
          </table:table-cell>
        </table:table-row>
        <table:table-row table:style-name="ro1">
          <table:table-cell table:number-columns-repeated="14"/>
          <table:table-cell table:formula="of:=[.O315]+1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74]*1.1" office:value-type="float" office:value="0.000177282793973133" calcext:value-type="float">
            <text:p>0.00017728</text:p>
          </table:table-cell>
        </table:table-row>
        <table:table-row table:style-name="ro1">
          <table:table-cell table:number-columns-repeated="14"/>
          <table:table-cell table:formula="of:=[.O316]+1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75]*1.1" office:value-type="float" office:value="0.000177282793973133" calcext:value-type="float">
            <text:p>0.00017728</text:p>
          </table:table-cell>
        </table:table-row>
        <table:table-row table:style-name="ro1">
          <table:table-cell table:number-columns-repeated="14"/>
          <table:table-cell table:formula="of:=[.O317]+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76]*1.1" office:value-type="float" office:value="0.000177282793973133" calcext:value-type="float">
            <text:p>0.00017728</text:p>
          </table:table-cell>
        </table:table-row>
        <table:table-row table:style-name="ro1">
          <table:table-cell table:number-columns-repeated="14"/>
          <table:table-cell table:formula="of:=[.O318]+1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77]*1.1" office:value-type="float" office:value="0.000177282793973133" calcext:value-type="float">
            <text:p>0.00017728</text:p>
          </table:table-cell>
        </table:table-row>
        <table:table-row table:style-name="ro1">
          <table:table-cell table:number-columns-repeated="14"/>
          <table:table-cell table:formula="of:=[.O319]+1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78]*1.1" office:value-type="float" office:value="0.000221467777056072" calcext:value-type="float">
            <text:p>0.00022147</text:p>
          </table:table-cell>
        </table:table-row>
        <table:table-row table:style-name="ro1">
          <table:table-cell table:number-columns-repeated="14"/>
          <table:table-cell table:formula="of:=[.O320]+1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79]*1.1" office:value-type="float" office:value="0.000221467777056072" calcext:value-type="float">
            <text:p>0.00022147</text:p>
          </table:table-cell>
        </table:table-row>
        <table:table-row table:style-name="ro1">
          <table:table-cell table:number-columns-repeated="14"/>
          <table:table-cell table:formula="of:=[.O321]+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80]*1.1" office:value-type="float" office:value="0.000221467777056072" calcext:value-type="float">
            <text:p>0.00022147</text:p>
          </table:table-cell>
        </table:table-row>
        <table:table-row table:style-name="ro1">
          <table:table-cell table:number-columns-repeated="14"/>
          <table:table-cell table:formula="of:=[.O322]+1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81]*1.1" office:value-type="float" office:value="0.000221467777056072" calcext:value-type="float">
            <text:p>0.00022147</text:p>
          </table:table-cell>
        </table:table-row>
        <table:table-row table:style-name="ro1">
          <table:table-cell table:number-columns-repeated="14"/>
          <table:table-cell table:formula="of:=[.O323]+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82]*1.1" office:value-type="float" office:value="0.000221467777056072" calcext:value-type="float">
            <text:p>0.00022147</text:p>
          </table:table-cell>
        </table:table-row>
        <table:table-row table:style-name="ro1">
          <table:table-cell table:number-columns-repeated="14"/>
          <table:table-cell table:formula="of:=[.O324]+1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83]*1.1" office:value-type="float" office:value="0.000305345255768374" calcext:value-type="float">
            <text:p>0.00030535</text:p>
          </table:table-cell>
        </table:table-row>
        <table:table-row table:style-name="ro1">
          <table:table-cell table:number-columns-repeated="14"/>
          <table:table-cell table:formula="of:=[.O325]+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84]*1.1" office:value-type="float" office:value="0.000305345255768374" calcext:value-type="float">
            <text:p>0.00030535</text:p>
          </table:table-cell>
        </table:table-row>
        <table:table-row table:style-name="ro1">
          <table:table-cell table:number-columns-repeated="14"/>
          <table:table-cell table:formula="of:=[.O326]+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85]*1.1" office:value-type="float" office:value="0.000305345255768374" calcext:value-type="float">
            <text:p>0.00030535</text:p>
          </table:table-cell>
        </table:table-row>
        <table:table-row table:style-name="ro1">
          <table:table-cell table:number-columns-repeated="14"/>
          <table:table-cell table:formula="of:=[.O327]+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86]*1.1" office:value-type="float" office:value="0.000305345255768374" calcext:value-type="float">
            <text:p>0.00030535</text:p>
          </table:table-cell>
        </table:table-row>
        <table:table-row table:style-name="ro1">
          <table:table-cell table:number-columns-repeated="14"/>
          <table:table-cell table:formula="of:=[.O328]+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87]*1.1" office:value-type="float" office:value="0.000305345255768374" calcext:value-type="float">
            <text:p>0.00030535</text:p>
          </table:table-cell>
        </table:table-row>
        <table:table-row table:style-name="ro1">
          <table:table-cell table:number-columns-repeated="14"/>
          <table:table-cell table:formula="of:=[.O329]+1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88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0]+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89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1]+1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90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2]+1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91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3]+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92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4]+1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93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5]+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94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6]+1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95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7]+1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96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8]+1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97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39]+1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98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0]+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99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1]+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00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2]+1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01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3]+1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02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4]+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03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5]+1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04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6]+1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05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7]+1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06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8]+1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07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49]+1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08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0]+1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09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1]+1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10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2]+1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11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3]+1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12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4]+1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13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5]+1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14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6]+1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15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7]+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16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8]+1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17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59]+1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18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60]+1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19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61]+1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20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62]+1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21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63]+1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22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table:formula="of:=[.O364]+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[.R123]*1.1"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24]*1.1" office:value-type="float" office:value="0.0000919674628726108" calcext:value-type="float">
            <text:p>0.00009197</text:p>
          </table:table-cell>
        </table:table-row>
        <table:table-row table:style-name="ro1">
          <table:table-cell table:number-columns-repeated="14"/>
          <table:table-cell table:formula="of:=[.O366]+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25]*1.1"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14"/>
          <table:table-cell table:formula="of:=[.O367]+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26]*1.1"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14"/>
          <table:table-cell table:formula="of:=[.O368]+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27]*1.1"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14"/>
          <table:table-cell table:formula="of:=[.O369]+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28]*1.1"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14"/>
          <table:table-cell table:formula="of:=[.O370]+1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29]*1.1"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14"/>
          <table:table-cell table:formula="of:=[.O371]+1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30]*1.1"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14"/>
          <table:table-cell table:formula="of:=[.O372]+1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31]*1.1"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14"/>
          <table:table-cell table:formula="of:=[.O373]+1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32]*1.1"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14"/>
          <table:table-cell table:formula="of:=[.O374]+1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33]*1.1"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14"/>
          <table:table-cell table:formula="of:=[.O375]+1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34]*1.1"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14"/>
          <table:table-cell table:formula="of:=[.O376]+1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35]*1.1"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14"/>
          <table:table-cell table:formula="of:=[.O377]+1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36]*1.1"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14"/>
          <table:table-cell table:formula="of:=[.O378]+1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37]*1.1"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14"/>
          <table:table-cell table:formula="of:=[.O379]+1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38]*1.1"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14"/>
          <table:table-cell table:formula="of:=[.O380]+1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39]*1.1"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14"/>
          <table:table-cell table:formula="of:=[.O381]+1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40]*1.1"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14"/>
          <table:table-cell table:formula="of:=[.O382]+1"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41]*1.1"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14"/>
          <table:table-cell table:formula="of:=[.O383]+1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42]*1.1"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14"/>
          <table:table-cell table:formula="of:=[.O384]+1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43]*1.1"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14"/>
          <table:table-cell table:formula="of:=[.O385]+1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44]*1.1"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14"/>
          <table:table-cell table:formula="of:=[.O386]+1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45]*1.1"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14"/>
          <table:table-cell table:formula="of:=[.O387]+1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46]*1.1"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14"/>
          <table:table-cell table:formula="of:=[.O388]+1"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47]*1.1"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14"/>
          <table:table-cell table:formula="of:=[.O389]+1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48]*1.1"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14"/>
          <table:table-cell table:formula="of:=[.O390]+1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49]*1.1"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14"/>
          <table:table-cell table:formula="of:=[.O391]+1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50]*1.1"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14"/>
          <table:table-cell table:formula="of:=[.O392]+1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51]*1.1"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14"/>
          <table:table-cell table:formula="of:=[.O393]+1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52]*1.1"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14"/>
          <table:table-cell table:formula="of:=[.O394]+1"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53]*1.1"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14"/>
          <table:table-cell table:formula="of:=[.O395]+1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54]*1.1"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14"/>
          <table:table-cell table:formula="of:=[.O396]+1"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55]*1.1"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14"/>
          <table:table-cell table:formula="of:=[.O397]+1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56]*1.1"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14"/>
          <table:table-cell table:formula="of:=[.O398]+1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57]*1.1"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14"/>
          <table:table-cell table:formula="of:=[.O399]+1"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58]*1.1"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14"/>
          <table:table-cell table:formula="of:=[.O400]+1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59]*1.1"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14"/>
          <table:table-cell table:formula="of:=[.O401]+1"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60]*1.1"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14"/>
          <table:table-cell table:formula="of:=[.O402]+1"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61]*1.1"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14"/>
          <table:table-cell table:formula="of:=[.O403]+1"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62]*1.1"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14"/>
          <table:table-cell table:formula="of:=[.O404]+1"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63]*1.1"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14"/>
          <table:table-cell table:formula="of:=[.O405]+1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64]*1.1"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14"/>
          <table:table-cell table:formula="of:=[.O406]+1"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65]*1.1"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14"/>
          <table:table-cell table:formula="of:=[.O407]+1"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66]*1.1"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14"/>
          <table:table-cell table:formula="of:=[.O408]+1"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67]*1.1"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14"/>
          <table:table-cell table:formula="of:=[.O409]+1"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68]*1.1"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14"/>
          <table:table-cell table:formula="of:=[.O410]+1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69]*1.1"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14"/>
          <table:table-cell table:formula="of:=[.O411]+1"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70]*1.1"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14"/>
          <table:table-cell table:formula="of:=[.O412]+1"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71]*1.1"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14"/>
          <table:table-cell table:formula="of:=[.O413]+1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72]*1.1"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14"/>
          <table:table-cell table:formula="of:=[.O414]+1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73]*1.1"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14"/>
          <table:table-cell table:formula="of:=[.O415]+1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74]*1.1"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14"/>
          <table:table-cell table:formula="of:=[.O416]+1"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75]*1.1"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14"/>
          <table:table-cell table:formula="of:=[.O417]+1"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76]*1.1"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14"/>
          <table:table-cell table:formula="of:=[.O418]+1"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77]*1.1"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14"/>
          <table:table-cell table:formula="of:=[.O419]+1"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78]*1.1"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14"/>
          <table:table-cell table:formula="of:=[.O420]+1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79]*1.1"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14"/>
          <table:table-cell table:formula="of:=[.O421]+1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80]*1.1"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14"/>
          <table:table-cell table:formula="of:=[.O422]+1"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81]*1.1"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14"/>
          <table:table-cell table:formula="of:=[.O423]+1"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82]*1.1"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14"/>
          <table:table-cell table:formula="of:=[.O424]+1"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83]*1.1"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14"/>
          <table:table-cell table:formula="of:=[.O425]+1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84]*1.1"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14"/>
          <table:table-cell table:formula="of:=[.O426]+1"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85]*1.1"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14"/>
          <table:table-cell table:formula="of:=[.O427]+1"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86]*1.1"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14"/>
          <table:table-cell table:formula="of:=[.O428]+1"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87]*1.1"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14"/>
          <table:table-cell table:formula="of:=[.O429]+1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88]*1.1"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14"/>
          <table:table-cell table:formula="of:=[.O430]+1"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89]*1.1"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14"/>
          <table:table-cell table:formula="of:=[.O431]+1"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90]*1.1"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14"/>
          <table:table-cell table:formula="of:=[.O432]+1"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91]*1.1"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14"/>
          <table:table-cell table:formula="of:=[.O433]+1"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92]*1.1"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14"/>
          <table:table-cell table:formula="of:=[.O434]+1"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93]*1.1"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14"/>
          <table:table-cell table:formula="of:=[.O435]+1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94]*1.1"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14"/>
          <table:table-cell table:formula="of:=[.O436]+1"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95]*1.1"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14"/>
          <table:table-cell table:formula="of:=[.O437]+1"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96]*1.1"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14"/>
          <table:table-cell table:formula="of:=[.O438]+1"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97]*1.1"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14"/>
          <table:table-cell table:formula="of:=[.O439]+1"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98]*1.1"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14"/>
          <table:table-cell table:formula="of:=[.O440]+1"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199]*1.1"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14"/>
          <table:table-cell table:formula="of:=[.O441]+1"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00]*1.1"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14"/>
          <table:table-cell table:formula="of:=[.O442]+1"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01]*1.1"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14"/>
          <table:table-cell table:formula="of:=[.O443]+1"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02]*1.1"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14"/>
          <table:table-cell table:formula="of:=[.O444]+1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03]*1.1"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14"/>
          <table:table-cell table:formula="of:=[.O445]+1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04]*1.1"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14"/>
          <table:table-cell table:formula="of:=[.O446]+1"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05]*1.1"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14"/>
          <table:table-cell table:formula="of:=[.O447]+1"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06]*1.1"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14"/>
          <table:table-cell table:formula="of:=[.O448]+1"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07]*1.1"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14"/>
          <table:table-cell table:formula="of:=[.O449]+1"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08]*1.1"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14"/>
          <table:table-cell table:formula="of:=[.O450]+1"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09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1]+1"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10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2]+1"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11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3]+1"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12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4]+1"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13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5]+1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14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6]+1"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15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7]+1"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16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8]+1"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17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59]+1"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18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0]+1"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19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1]+1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20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2]+1"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21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3]+1"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22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4]+1"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23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5]+1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24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6]+1"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25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7]+1"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26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8]+1"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27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69]+1"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28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0]+1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29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1]+1"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30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2]+1"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31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3]+1"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32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4]+1"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33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5]+1"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34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6]+1"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35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7]+1"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36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8]+1"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37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79]+1"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38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80]+1"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39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81]+1"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40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82]+1"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41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83]+1"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42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84]+1"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43]*1.1"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14"/>
          <table:table-cell table:formula="of:=[.O485]+1"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R244]*1.1" office:value-type="float" office:value="0.000380289876648221" calcext:value-type="float">
            <text:p>0.00038029</text:p>
          </table:table-cell>
        </table:table-row>
        <table:table-row table:style-name="ro1" table:number-rows-repeated="104808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SV" table:style-name="ta1">
        <table:table-column table:style-name="co1" table:number-columns-repeated="3" table:default-cell-style-name="Default"/>
        <table:table-column table:style-name="co1" table:default-cell-style-name="ce11"/>
        <table:table-row table:style-name="ro1">
          <table:table-cell office:value-type="string" calcext:value-type="string">
            <text:p>Infecte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date_death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940857774676118" calcext:value-type="float">
            <text:p>0.000094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914028413734336" calcext:value-type="float">
            <text:p>0.000009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914028413734336" calcext:value-type="float">
            <text:p>0.000009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0914028413734336" calcext:value-type="float">
            <text:p>0.000009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0914028413734336" calcext:value-type="float">
            <text:p>0.000009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00295769453351191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000295769453351191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000295769453351191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295769453351191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295769453351191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272523070599107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272523070599107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272523070599107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272523070599107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272523070599107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494752828283929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0000946741165797071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000173758183685813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000283313939970498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000384589188455742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00043626491549098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0000511682225055043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0006084611115797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0000730220442404228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96511630040430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000121900506650618" calcext:value-type="float">
            <text:p>0.000121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000161166176339211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000201334342778248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000277586596153068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0380926857139308" calcext:value-type="float">
            <text:p>0.00038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836067844296462" calcext:value-type="float">
            <text:p>0.00008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833044765347069" calcext:value-type="float">
            <text:p>0.0000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833044765347069" calcext:value-type="float">
            <text:p>0.0000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0833044765347069" calcext:value-type="float">
            <text:p>0.0000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833044765347069" calcext:value-type="float">
            <text:p>0.0000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255877361765577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000255877361765577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000255877361765577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255877361765577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000255877361765577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000241399898159855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000241399898159855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000241399898159855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000241399898159855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000241399898159855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000422414264056314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000422414264056314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000422414264056314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000422414264056314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000422414264056314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00981574256342377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000981574256342377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000981574256342377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000981574256342377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000981574256342377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00188756153698399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00188756153698399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00188756153698399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00188756153698399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00188756153698399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00262214510313719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00262214510313719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00262214510313719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00262214510313719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00262214510313719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00291364681601625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00291364681601625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00291364681601625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00291364681601625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00291364681601625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000293942977704908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000293942977704908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000293942977704908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00293942977704908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000293942977704908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000307174937865806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000307174937865806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000307174937865806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000307174937865806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000307174937865806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34875719186144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0034875719186144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00034875719186144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00034875719186144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00034875719186144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000422547429943521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000422547429943521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000422547429943521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000422547429943521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000422547429943521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0056505117115746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00056505117115746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00056505117115746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00056505117115746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00056505117115746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00074485598903439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00074485598903439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00074485598903439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00074485598903439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00074485598903439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00106767066170521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00106767066170521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00106767066170521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00106767066170521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00106767066170521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00149198216036206" calcext:value-type="float">
            <text:p>0.00014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00149198216036206" calcext:value-type="float">
            <text:p>0.00014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00149198216036206" calcext:value-type="float">
            <text:p>0.00014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000149198216036206" calcext:value-type="float">
            <text:p>0.00014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00149198216036206" calcext:value-type="float">
            <text:p>0.00014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00212647924896947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00212647924896947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00212647924896947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00212647924896947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00212647924896947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000345718069680201" calcext:value-type="float">
            <text:p>0.00034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3494355214373" calcext:value-type="float">
            <text:p>0.00010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100543125510777" calcext:value-type="float">
            <text:p>0.0000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100543125510777" calcext:value-type="float">
            <text:p>0.0000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100543125510777" calcext:value-type="float">
            <text:p>0.0000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100543125510777" calcext:value-type="float">
            <text:p>0.0000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0032534639868631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00032534639868631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00032534639868631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32534639868631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32534639868631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299775377659017" calcext:value-type="float">
            <text:p>0.00000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299775377659017" calcext:value-type="float">
            <text:p>0.00000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299775377659017" calcext:value-type="float">
            <text:p>0.00000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299775377659017" calcext:value-type="float">
            <text:p>0.00000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299775377659017" calcext:value-type="float">
            <text:p>0.00000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544228111112322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544228111112322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544228111112322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544228111112322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544228111112322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104141528237678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104141528237678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000104141528237678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104141528237678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000104141528237678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00191134002054394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000191134002054394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000191134002054394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000191134002054394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000191134002054394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000311645333967547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0311645333967547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311645333967547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000311645333967547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000311645333967547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000423048107301316" calcext:value-type="float">
            <text:p>0.00004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000423048107301316" calcext:value-type="float">
            <text:p>0.00004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000423048107301316" calcext:value-type="float">
            <text:p>0.00004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000423048107301316" calcext:value-type="float">
            <text:p>0.00004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000423048107301316" calcext:value-type="float">
            <text:p>0.00004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000479891407040078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000479891407040078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000479891407040078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000479891407040078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000479891407040078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000562850447560548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0000562850447560548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000562850447560548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000562850447560548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0000562850447560548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000669307222737725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0000669307222737725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0000669307222737725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000669307222737725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000669307222737725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000803242486644651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000803242486644651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000803242486644651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0000803242486644651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0000803242486644651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00106162793044473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000106162793044473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00106162793044473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000106162793044473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106162793044473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00013409055731568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00013409055731568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00013409055731568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00013409055731568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00013409055731568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000177282793973133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00177282793973133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000177282793973133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000177282793973133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000177282793973133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000221467777056072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000221467777056072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000221467777056072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000221467777056072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000221467777056072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305345255768374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000305345255768374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000305345255768374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000305345255768374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000305345255768374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0419019542853238" calcext:value-type="float">
            <text:p>0.000419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919674628726108" calcext:value-type="float">
            <text:p>0.0000919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916349241881776" calcext:value-type="float">
            <text:p>0.000009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000281465097942135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000265539887975841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000464655690461946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00107973168197661" calcext:value-type="float">
            <text:p>0.000010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00207631769068239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0028843596134509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00320501149761787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000323337275475399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000337892431652387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000383632911047593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000464802172937873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00062155628827320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000819341587937839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00117443772787573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00164118037639827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00233912717386642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00380289876648221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000380289876648221" calcext:value-type="float">
            <text:p>0.00038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8" loext:min-decimal-places="8"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00/00/00</text:date>, <text:time style:data-style-name="N2" text:time-value="19:55:03.472898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8-11-10T15:13:58.173117854</meta:creation-date>
    <dc:date>2018-11-10T19:55:56.070274264</dc:date>
    <dc:creator>Nathan Geffen</dc:creator>
    <meta:editing-duration>PT1H4M41S</meta:editing-duration>
    <meta:editing-cycles>20</meta:editing-cycles>
    <meta:generator>LibreOffice/5.1.6.2$Linux_X86_64 LibreOffice_project/10m0$Build-2</meta:generator>
    <meta:document-statistic meta:table-count="5" meta:cell-count="4985" meta:object-count="0"/>
  </office:meta>
</office:document-meta>
</file>